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ff99ff" style:text-align-source="fix" style:repeat-content="false"/>
      <style:paragraph-properties fo:text-align="end" fo:margin-left="0in"/>
    </style:style>
    <style:style style:name="ce6" style:family="table-cell" style:parent-style-name="Default" style:data-style-name="N129"/>
    <style:style style:name="ce7" style:family="table-cell" style:parent-style-name="Default" style:data-style-name="N130"/>
    <style:style style:name="ce8" style:family="table-cell" style:parent-style-name="Default" style:data-style-name="N1"/>
    <style:style style:name="ce9" style:family="table-cell" style:parent-style-name="Default">
      <style:table-cell-properties fo:background-color="#66ff66"/>
    </style:style>
    <style:style style:name="ce10" style:family="table-cell" style:parent-style-name="Default">
      <style:table-cell-properties fo:background-color="#99ff99"/>
    </style:style>
    <style:style style:name="ce11" style:family="table-cell" style:parent-style-name="Default" style:data-style-name="N129">
      <style:table-cell-properties fo:background-color="#66ff66"/>
    </style:style>
    <style:style style:name="ce12" style:family="table-cell" style:parent-style-name="Default" style:data-style-name="N129">
      <style:table-cell-properties fo:background-color="#99ff99"/>
    </style:style>
    <style:style style:name="ce13" style:family="table-cell" style:parent-style-name="Default" style:data-style-name="N44"/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 style:data-style-name="N1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2.2906in" svg:height="3.6713in" svg:x="0.2287in" svg:y="14.113in">
            <draw:object draw:notify-on-update-of-ranges="Sheet1.C14:Sheet1.AB14 Sheet1.B15:Sheet1.B15 Sheet1.C15:Sheet1.AB15 Sheet1.B16:Sheet1.B16 Sheet1.C16:Sheet1.AB16 Sheet1.B17:Sheet1.B17 Sheet1.C17:Sheet1.AB17 Sheet1.B18:Sheet1.B18 Sheet1.C18:Sheet1.AB18 Sheet1.B19:Sheet1.B19 Sheet1.C19:Sheet1.AB19 Sheet1.B20:Sheet1.B20 Sheet1.C20:Sheet1.AB20 Sheet1.B21:Sheet1.B21 Sheet1.C21:Sheet1.AB21 Sheet1.B22:Sheet1.B22 Sheet1.C22:Sheet1.AB22 Sheet1.B23:Sheet1.B23 Sheet1.C23:Sheet1.AB23 Sheet1.B24:Sheet1.B24 Sheet1.C24:Sheet1.AB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.5in" svg:height="6.5in" svg:x="0.165in" svg:y="7.5366in">
            <draw:object draw:notify-on-update-of-ranges="Sheet1.C31:Sheet1.I31 Sheet1.B15:Sheet1.B15 Sheet1.C32:Sheet1.I32 Sheet1.B16:Sheet1.B16 Sheet1.C33:Sheet1.I33 Sheet1.B17:Sheet1.B17 Sheet1.C34:Sheet1.I34 Sheet1.B20:Sheet1.B20 Sheet1.C37:Sheet1.I37 Sheet1.B21:Sheet1.B21 Sheet1.C38:Sheet1.I38 Sheet1.B24:Sheet1.B24 Sheet1.C41:Sheet1.I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1.5in" svg:height="6.5in" svg:x="11.7154in" svg:y="7.6055in">
            <draw:object draw:notify-on-update-of-ranges="Sheet1.L31:Sheet1.R31 Sheet1.B15:Sheet1.B15 Sheet1.L32:Sheet1.R32 Sheet1.B16:Sheet1.B16 Sheet1.L33:Sheet1.R33 Sheet1.B17:Sheet1.B17 Sheet1.L34:Sheet1.R34 Sheet1.B20:Sheet1.B20 Sheet1.L37:Sheet1.R37 Sheet1.B21:Sheet1.B21 Sheet1.L38:Sheet1.R38 Sheet1.B24:Sheet1.B24 Sheet1.L41:Sheet1.R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8.0594in" svg:height="3.5421in" svg:x="0.1657in" svg:y="33.8693in">
            <draw:object draw:notify-on-update-of-ranges="Sheet1.C183:Sheet1.I183 Sheet1.B188:Sheet1.B188 Sheet1.C188:Sheet1.I18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4" draw:style-name="gr1" draw:text-style-name="P1" svg:width="22.2358in" svg:height="2.5264in" svg:x="0.2921in" svg:y="17.9843in">
            <draw:object draw:notify-on-update-of-ranges="Sheet1.C2:Sheet1.AB2 Sheet1.B26:Sheet1.B26 Sheet1.C26:Sheet1.AB26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19.3551in" svg:height="2.4843in" svg:x="0.1394in" svg:y="29.6669in">
            <draw:object draw:notify-on-update-of-ranges="Sheet1.C118:Sheet1.AB118 Sheet1.B120:Sheet1.B120 Sheet1.C121:Sheet1.AB1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9in" svg:height="6in" svg:x="0.1823in" svg:y="22.3756in">
            <draw:object draw:notify-on-update-of-ranges="Sheet1.E129:Sheet1.E129 Sheet1.C31:Sheet1.I31 Sheet1.B121:Sheet1.B121 Sheet1.C42:Sheet1.I4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7" draw:style-name="gr1" draw:text-style-name="P1" svg:width="9in" svg:height="6in" svg:x="9.2398in" svg:y="22.4181in">
            <draw:object draw:notify-on-update-of-ranges="Sheet1.L31:Sheet1.R31 Sheet1.B121:Sheet1.B121 Sheet1.L42:Sheet1.R42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4"/>
        <table:table-column table:style-name="co3" table:number-columns-repeated="26" table:default-cell-style-name="Default"/>
        <table:table-row table:style-name="ro1">
          <table:table-cell table:style-name="ce1" office:value-type="string" calcext:value-type="string" table:number-columns-spanned="1" table:number-rows-spanned="24">
            <text:p>Milion Cycles</text:p>
          </table:table-cell>
          <table:table-cell table:style-name="ce3" office:value-type="string" calcext:value-type="string">
            <text:p>TLB=128</text:p>
          </table:table-cell>
          <table:table-cell table:style-name="ce2" table:number-columns-repeated="9"/>
          <table:table-cell table:style-name="ce3"/>
          <table:table-cell table:style-name="ce2" table:number-columns-repeated="16"/>
        </table:table-row>
        <table:table-row table:style-name="ro1">
          <table:covered-table-cell/>
          <table:table-cell table:style-name="ce3" office:value-type="string" calcext:value-type="string">
            <text:p>Cycles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covered-table-cell/>
          <table:table-cell office:value-type="string" calcext:value-type="string">
            <text:p>1ch (CPU)</text:p>
          </table:table-cell>
          <table:table-cell table:style-name="ce6" office:value-type="float" office:value="25.001937" calcext:value-type="float">
            <text:p>25.0019</text:p>
          </table:table-cell>
          <table:table-cell table:style-name="ce6" office:value-type="float" office:value="54.789857" calcext:value-type="float">
            <text:p>54.7899</text:p>
          </table:table-cell>
          <table:table-cell table:style-name="ce6" office:value-type="float" office:value="118.270717" calcext:value-type="float">
            <text:p>118.2707</text:p>
          </table:table-cell>
          <table:table-cell office:value-type="float" office:value="54.912049" calcext:value-type="float">
            <text:p>54.912049</text:p>
          </table:table-cell>
          <table:table-cell table:style-name="ce6" office:value-type="float" office:value="157.772849" calcext:value-type="float">
            <text:p>157.7728</text:p>
          </table:table-cell>
          <table:table-cell table:style-name="ce6" office:value-type="float" office:value="1133.603049" calcext:value-type="float">
            <text:p>1133.6030</text:p>
          </table:table-cell>
          <table:table-cell table:style-name="ce6" office:value-type="float" office:value="173.098533" calcext:value-type="float">
            <text:p>173.0985</text:p>
          </table:table-cell>
          <table:table-cell table:style-name="ce6" office:value-type="float" office:value="41.912085" calcext:value-type="float">
            <text:p>41.9121</text:p>
          </table:table-cell>
          <table:table-cell table:style-name="ce6" office:value-type="float" office:value="515.379213" calcext:value-type="float">
            <text:p>515.3792</text:p>
          </table:table-cell>
          <table:table-cell office:value-type="float" office:value="715.929764" calcext:value-type="float">
            <text:p>715.929764</text:p>
          </table:table-cell>
          <table:table-cell office:value-type="float" office:value="209.848656" calcext:value-type="float">
            <text:p>209.848656</text:p>
          </table:table-cell>
          <table:table-cell office:value-type="float" office:value="738780945" calcext:value-type="float">
            <text:p>738780945</text:p>
          </table:table-cell>
          <table:table-cell office:value-type="float" office:value="267106209" calcext:value-type="float">
            <text:p>267106209</text:p>
          </table:table-cell>
          <table:table-cell office:value-type="float" office:value="501523523" calcext:value-type="float">
            <text:p>501523523</text:p>
          </table:table-cell>
          <table:table-cell office:value-type="float" office:value="545232096" calcext:value-type="float">
            <text:p>545232096</text:p>
          </table:table-cell>
          <table:table-cell office:value-type="float" office:value="535582920" calcext:value-type="float">
            <text:p>535582920</text:p>
          </table:table-cell>
          <table:table-cell office:value-type="float" office:value="509470026" calcext:value-type="float">
            <text:p>509470026</text:p>
          </table:table-cell>
          <table:table-cell office:value-type="float" office:value="505482812" calcext:value-type="float">
            <text:p>505482812</text:p>
          </table:table-cell>
          <table:table-cell office:value-type="float" office:value="526330297" calcext:value-type="float">
            <text:p>526330297</text:p>
          </table:table-cell>
          <table:table-cell office:value-type="float" office:value="856448140" calcext:value-type="float">
            <text:p>856448140</text:p>
          </table:table-cell>
          <table:table-cell table:number-columns-repeated="6"/>
        </table:table-row>
        <table:table-row table:style-name="ro1">
          <table:covered-table-cell/>
          <table:table-cell table:style-name="ce5" office:value-type="string" calcext:value-type="string">
            <text:p>16ch (Perfect PIM)</text:p>
          </table:table-cell>
          <table:table-cell table:style-name="ce6" office:value-type="float" office:value="19.040973" calcext:value-type="float">
            <text:p>19.0410</text:p>
          </table:table-cell>
          <table:table-cell table:style-name="ce6" office:value-type="float" office:value="40.862825" calcext:value-type="float">
            <text:p>40.8628</text:p>
          </table:table-cell>
          <table:table-cell table:style-name="ce6" office:value-type="float" office:value="84.624703" calcext:value-type="float">
            <text:p>84.6247</text:p>
          </table:table-cell>
          <table:table-cell office:value-type="float" office:value="28.927333" calcext:value-type="float">
            <text:p>28.927333</text:p>
          </table:table-cell>
          <table:table-cell table:style-name="ce6" office:value-type="float" office:value="77.478209" calcext:value-type="float">
            <text:p>77.4782</text:p>
          </table:table-cell>
          <table:table-cell table:style-name="ce6" office:value-type="float" office:value="564.822685" calcext:value-type="float">
            <text:p>564.8227</text:p>
          </table:table-cell>
          <table:table-cell table:style-name="ce6" office:value-type="float" office:value="87.797229" calcext:value-type="float">
            <text:p>87.7972</text:p>
          </table:table-cell>
          <table:table-cell table:style-name="ce6" office:value-type="float" office:value="17.871101" calcext:value-type="float">
            <text:p>17.8711</text:p>
          </table:table-cell>
          <table:table-cell table:style-name="ce6" office:value-type="float" office:value="263.33294" calcext:value-type="float">
            <text:p>263.3329</text:p>
          </table:table-cell>
          <table:table-cell office:value-type="float" office:value="431.665932" calcext:value-type="float">
            <text:p>431.665932</text:p>
          </table:table-cell>
          <table:table-cell office:value-type="float" office:value="138.742013" calcext:value-type="float">
            <text:p>138.742013</text:p>
          </table:table-cell>
          <table:table-cell office:value-type="float" office:value="419957772" calcext:value-type="float">
            <text:p>419957772</text:p>
          </table:table-cell>
          <table:table-cell office:value-type="float" office:value="143344001" calcext:value-type="float">
            <text:p>143344001</text:p>
          </table:table-cell>
          <table:table-cell office:value-type="float" office:value="251463435" calcext:value-type="float">
            <text:p>251463435</text:p>
          </table:table-cell>
          <table:table-cell office:value-type="float" office:value="284146400" calcext:value-type="float">
            <text:p>284146400</text:p>
          </table:table-cell>
          <table:table-cell office:value-type="float" office:value="290236912" calcext:value-type="float">
            <text:p>290236912</text:p>
          </table:table-cell>
          <table:table-cell office:value-type="float" office:value="259544117" calcext:value-type="float">
            <text:p>259544117</text:p>
          </table:table-cell>
          <table:table-cell office:value-type="float" office:value="255636208" calcext:value-type="float">
            <text:p>255636208</text:p>
          </table:table-cell>
          <table:table-cell office:value-type="float" office:value="275256222" calcext:value-type="float">
            <text:p>275256222</text:p>
          </table:table-cell>
          <table:table-cell office:value-type="float" office:value="603512040" calcext:value-type="float">
            <text:p>603512040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1-16(miss)</text:p>
          </table:table-cell>
          <table:table-cell table:style-name="ce6" office:value-type="float" office:value="23.315559" calcext:value-type="float">
            <text:p>23.3156</text:p>
          </table:table-cell>
          <table:table-cell table:style-name="ce6" office:value-type="float" office:value="49.377347" calcext:value-type="float">
            <text:p>49.3773</text:p>
          </table:table-cell>
          <table:table-cell table:style-name="ce6" office:value-type="float" office:value="102.557241" calcext:value-type="float">
            <text:p>102.5572</text:p>
          </table:table-cell>
          <table:table-cell office:value-type="float" office:value="29.601241" calcext:value-type="float">
            <text:p>29.601241</text:p>
          </table:table-cell>
          <table:table-cell table:style-name="ce6" office:value-type="float" office:value="86.585593" calcext:value-type="float">
            <text:p>86.5856</text:p>
          </table:table-cell>
          <table:table-cell table:style-name="ce6"/>
          <table:table-cell table:style-name="ce6" office:value-type="float" office:value="194.046356" calcext:value-type="float">
            <text:p>194.0464</text:p>
          </table:table-cell>
          <table:table-cell table:style-name="ce6" office:value-type="float" office:value="21.60001" calcext:value-type="float">
            <text:p>21.6000</text:p>
          </table:table-cell>
          <table:table-cell table:style-name="ce6" office:value-type="float" office:value="364.832795" calcext:value-type="float">
            <text:p>364.8328</text:p>
          </table:table-cell>
          <table:table-cell office:value-type="float" office:value="569.311245" calcext:value-type="float">
            <text:p>569.311245</text:p>
          </table:table-cell>
          <table:table-cell office:value-type="float" office:value="144.116072" calcext:value-type="float">
            <text:p>144.116072</text:p>
          </table:table-cell>
          <table:table-cell office:value-type="float" office:value="422504529" calcext:value-type="float">
            <text:p>422504529</text:p>
          </table:table-cell>
          <table:table-cell office:value-type="float" office:value="147401980" calcext:value-type="float">
            <text:p>147401980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92576018" calcext:value-type="float">
            <text:p>292576018</text:p>
          </table:table-cell>
          <table:table-cell office:value-type="float" office:value="277219618" calcext:value-type="float">
            <text:p>277219618</text:p>
          </table:table-cell>
          <table:table-cell office:value-type="float" office:value="269528224" calcext:value-type="float">
            <text:p>269528224</text:p>
          </table:table-cell>
          <table:table-cell office:value-type="float" office:value="301529890" calcext:value-type="float">
            <text:p>301529890</text:p>
          </table:table-cell>
          <table:table-cell office:value-type="float" office:value="661767401" calcext:value-type="float">
            <text:p>661767401</text:p>
          </table:table-cell>
          <table:table-cell office:value-type="float" office:value="655128892" calcext:value-type="float">
            <text:p>655128892</text:p>
          </table:table-cell>
          <table:table-cell office:value-type="float" office:value="855899173" calcext:value-type="float">
            <text:p>855899173</text:p>
          </table:table-cell>
          <table:table-cell office:value-type="float" office:value="1143682937" calcext:value-type="float">
            <text:p>1143682937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2-16(miss)</text:p>
          </table:table-cell>
          <table:table-cell table:style-name="ce6" office:value-type="float" office:value="23.038235" calcext:value-type="float">
            <text:p>23.0382</text:p>
          </table:table-cell>
          <table:table-cell table:style-name="ce6" office:value-type="float" office:value="49.971631" calcext:value-type="float">
            <text:p>49.9716</text:p>
          </table:table-cell>
          <table:table-cell table:style-name="ce6" office:value-type="float" office:value="103.597021" calcext:value-type="float">
            <text:p>103.5970</text:p>
          </table:table-cell>
          <table:table-cell table:style-name="ce9" office:value-type="float" office:value="28.274537" calcext:value-type="float">
            <text:p>28.274537</text:p>
          </table:table-cell>
          <table:table-cell table:style-name="ce11" office:value-type="float" office:value="86.771437" calcext:value-type="float">
            <text:p>86.7714</text:p>
          </table:table-cell>
          <table:table-cell table:style-name="ce6"/>
          <table:table-cell table:style-name="ce11" office:value-type="float" office:value="194.046356" calcext:value-type="float">
            <text:p>194.0464</text:p>
          </table:table-cell>
          <table:table-cell table:style-name="ce6" office:value-type="float" office:value="21.565674" calcext:value-type="float">
            <text:p>21.5657</text:p>
          </table:table-cell>
          <table:table-cell table:style-name="ce6" office:value-type="float" office:value="364.156871" calcext:value-type="float">
            <text:p>364.1569</text:p>
          </table:table-cell>
          <table:table-cell office:value-type="float" office:value="567.661944" calcext:value-type="float">
            <text:p>567.661944</text:p>
          </table:table-cell>
          <table:table-cell office:value-type="float" office:value="143.139521" calcext:value-type="float">
            <text:p>143.139521</text:p>
          </table:table-cell>
          <table:table-cell office:value-type="float" office:value="424943401" calcext:value-type="float">
            <text:p>424943401</text:p>
          </table:table-cell>
          <table:table-cell office:value-type="float" office:value="147781304" calcext:value-type="float">
            <text:p>147781304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92169104" calcext:value-type="float">
            <text:p>292169104</text:p>
          </table:table-cell>
          <table:table-cell office:value-type="float" office:value="277219618" calcext:value-type="float">
            <text:p>277219618</text:p>
          </table:table-cell>
          <table:table-cell office:value-type="float" office:value="269528224" calcext:value-type="float">
            <text:p>269528224</text:p>
          </table:table-cell>
          <table:table-cell office:value-type="float" office:value="301680008" calcext:value-type="float">
            <text:p>301680008</text:p>
          </table:table-cell>
          <table:table-cell office:value-type="float" office:value="661379905" calcext:value-type="float">
            <text:p>661379905</text:p>
          </table:table-cell>
          <table:table-cell office:value-type="float" office:value="655085004" calcext:value-type="float">
            <text:p>655085004</text:p>
          </table:table-cell>
          <table:table-cell office:value-type="float" office:value="847317145" calcext:value-type="float">
            <text:p>847317145</text:p>
          </table:table-cell>
          <table:table-cell office:value-type="float" office:value="1141285693" calcext:value-type="float">
            <text:p>1141285693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4-16(miss)</text:p>
          </table:table-cell>
          <table:table-cell table:style-name="ce6" office:value-type="float" office:value="23.303285" calcext:value-type="float">
            <text:p>23.3033</text:p>
          </table:table-cell>
          <table:table-cell table:style-name="ce6" office:value-type="float" office:value="49.748275" calcext:value-type="float">
            <text:p>49.7483</text:p>
          </table:table-cell>
          <table:table-cell table:style-name="ce6" office:value-type="float" office:value="103.147039" calcext:value-type="float">
            <text:p>103.1470</text:p>
          </table:table-cell>
          <table:table-cell table:style-name="ce9" office:value-type="float" office:value="28.274537" calcext:value-type="float">
            <text:p>28.274537</text:p>
          </table:table-cell>
          <table:table-cell table:style-name="ce11" office:value-type="float" office:value="86.771437" calcext:value-type="float">
            <text:p>86.7714</text:p>
          </table:table-cell>
          <table:table-cell table:style-name="ce6"/>
          <table:table-cell table:style-name="ce11" office:value-type="float" office:value="194.046356" calcext:value-type="float">
            <text:p>194.0464</text:p>
          </table:table-cell>
          <table:table-cell table:style-name="ce6" office:value-type="float" office:value="21.597259" calcext:value-type="float">
            <text:p>21.5973</text:p>
          </table:table-cell>
          <table:table-cell table:style-name="ce6" office:value-type="float" office:value="364.513207" calcext:value-type="float">
            <text:p>364.5132</text:p>
          </table:table-cell>
          <table:table-cell office:value-type="float" office:value="566.954488" calcext:value-type="float">
            <text:p>566.954488</text:p>
          </table:table-cell>
          <table:table-cell office:value-type="float" office:value="141.484976" calcext:value-type="float">
            <text:p>141.484976</text:p>
          </table:table-cell>
          <table:table-cell office:value-type="float" office:value="426753237" calcext:value-type="float">
            <text:p>426753237</text:p>
          </table:table-cell>
          <table:table-cell office:value-type="float" office:value="146203308" calcext:value-type="float">
            <text:p>146203308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91674101" calcext:value-type="float">
            <text:p>291674101</text:p>
          </table:table-cell>
          <table:table-cell office:value-type="float" office:value="277219618" calcext:value-type="float">
            <text:p>277219618</text:p>
          </table:table-cell>
          <table:table-cell office:value-type="float" office:value="269528224" calcext:value-type="float">
            <text:p>269528224</text:p>
          </table:table-cell>
          <table:table-cell office:value-type="float" office:value="302024266" calcext:value-type="float">
            <text:p>302024266</text:p>
          </table:table-cell>
          <table:table-cell office:value-type="float" office:value="660099977" calcext:value-type="float">
            <text:p>660099977</text:p>
          </table:table-cell>
          <table:table-cell office:value-type="float" office:value="659145056" calcext:value-type="float">
            <text:p>659145056</text:p>
          </table:table-cell>
          <table:table-cell office:value-type="float" office:value="830747325" calcext:value-type="float">
            <text:p>830747325</text:p>
          </table:table-cell>
          <table:table-cell office:value-type="float" office:value="1138008001" calcext:value-type="float">
            <text:p>1138008001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8-16(miss)</text:p>
          </table:table-cell>
          <table:table-cell table:style-name="ce6" office:value-type="float" office:value="22.283651" calcext:value-type="float">
            <text:p>22.2837</text:p>
          </table:table-cell>
          <table:table-cell table:style-name="ce6" office:value-type="float" office:value="49.296503" calcext:value-type="float">
            <text:p>49.2965</text:p>
          </table:table-cell>
          <table:table-cell table:style-name="ce6" office:value-type="float" office:value="102.181827" calcext:value-type="float">
            <text:p>102.1818</text:p>
          </table:table-cell>
          <table:table-cell office:value-type="float" office:value="28.274537" calcext:value-type="float">
            <text:p>28.274537</text:p>
          </table:table-cell>
          <table:table-cell table:style-name="ce6" office:value-type="float" office:value="86.771437" calcext:value-type="float">
            <text:p>86.7714</text:p>
          </table:table-cell>
          <table:table-cell table:style-name="ce6"/>
          <table:table-cell table:style-name="ce6" office:value-type="float" office:value="194.495712" calcext:value-type="float">
            <text:p>194.4957</text:p>
          </table:table-cell>
          <table:table-cell table:style-name="ce6" office:value-type="float" office:value="21.622634" calcext:value-type="float">
            <text:p>21.6226</text:p>
          </table:table-cell>
          <table:table-cell table:style-name="ce6" office:value-type="float" office:value="364.196764" calcext:value-type="float">
            <text:p>364.1968</text:p>
          </table:table-cell>
          <table:table-cell office:value-type="float" office:value="562.952436" calcext:value-type="float">
            <text:p>562.952436</text:p>
          </table:table-cell>
          <table:table-cell office:value-type="float" office:value="138.914532" calcext:value-type="float">
            <text:p>138.914532</text:p>
          </table:table-cell>
          <table:table-cell office:value-type="float" office:value="424394845" calcext:value-type="float">
            <text:p>424394845</text:p>
          </table:table-cell>
          <table:table-cell office:value-type="float" office:value="144985828" calcext:value-type="float">
            <text:p>144985828</text:p>
          </table:table-cell>
          <table:table-cell office:value-type="float" office:value="255082122" calcext:value-type="float">
            <text:p>255082122</text:p>
          </table:table-cell>
          <table:table-cell office:value-type="float" office:value="309784668" calcext:value-type="float">
            <text:p>309784668</text:p>
          </table:table-cell>
          <table:table-cell office:value-type="float" office:value="288813950" calcext:value-type="float">
            <text:p>288813950</text:p>
          </table:table-cell>
          <table:table-cell office:value-type="float" office:value="276219618" calcext:value-type="float">
            <text:p>276219618</text:p>
          </table:table-cell>
          <table:table-cell office:value-type="float" office:value="268528224" calcext:value-type="float">
            <text:p>268528224</text:p>
          </table:table-cell>
          <table:table-cell office:value-type="float" office:value="301920870" calcext:value-type="float">
            <text:p>301920870</text:p>
          </table:table-cell>
          <table:table-cell office:value-type="float" office:value="656106216" calcext:value-type="float">
            <text:p>656106216</text:p>
          </table:table-cell>
          <table:table-cell office:value-type="float" office:value="660187212" calcext:value-type="float">
            <text:p>660187212</text:p>
          </table:table-cell>
          <table:table-cell office:value-type="float" office:value="798731621" calcext:value-type="float">
            <text:p>798731621</text:p>
          </table:table-cell>
          <table:table-cell office:value-type="float" office:value="1133927369" calcext:value-type="float">
            <text:p>1133927369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IM1-16</text:p>
          </table:table-cell>
          <table:table-cell table:style-name="ce6" office:value-type="float" office:value="179.732069" calcext:value-type="float">
            <text:p>179.7321</text:p>
          </table:table-cell>
          <table:table-cell table:style-name="ce6" office:value-type="float" office:value="392.417661" calcext:value-type="float">
            <text:p>392.4177</text:p>
          </table:table-cell>
          <table:table-cell table:style-name="ce6" office:value-type="float" office:value="794.036969" calcext:value-type="float">
            <text:p>794.0370</text:p>
          </table:table-cell>
          <table:table-cell office:value-type="float" office:value="378.529385" calcext:value-type="float">
            <text:p>378.529385</text:p>
          </table:table-cell>
          <table:table-cell table:style-name="ce6" office:value-type="float" office:value="411.431561" calcext:value-type="float">
            <text:p>411.4316</text:p>
          </table:table-cell>
          <table:table-cell table:style-name="ce6"/>
          <table:table-cell table:style-name="ce6" office:value-type="float" office:value="1156.900039" calcext:value-type="float">
            <text:p>1156.9000</text:p>
          </table:table-cell>
          <table:table-cell table:style-name="ce6" office:value-type="float" office:value="201.293408" calcext:value-type="float">
            <text:p>201.2934</text:p>
          </table:table-cell>
          <table:table-cell table:style-name="ce6" office:value-type="float" office:value="455.96598" calcext:value-type="float">
            <text:p>455.9660</text:p>
          </table:table-cell>
          <table:table-cell table:style-name="ce14" office:value-type="float" office:value="1002.843056" calcext:value-type="float">
            <text:p>1002.843056</text:p>
          </table:table-cell>
          <table:table-cell office:value-type="float" office:value="634.989336" calcext:value-type="float">
            <text:p>634.989336</text:p>
          </table:table-cell>
          <table:table-cell office:value-type="float" office:value="1027625852" calcext:value-type="float">
            <text:p>10276258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2-16</text:p>
          </table:table-cell>
          <table:table-cell table:style-name="ce6" office:value-type="float" office:value="179.732069" calcext:value-type="float">
            <text:p>179.7321</text:p>
          </table:table-cell>
          <table:table-cell table:style-name="ce6" office:value-type="float" office:value="390.668773" calcext:value-type="float">
            <text:p>390.6688</text:p>
          </table:table-cell>
          <table:table-cell table:style-name="ce6" office:value-type="float" office:value="795.044549" calcext:value-type="float">
            <text:p>795.0445</text:p>
          </table:table-cell>
          <table:table-cell table:style-name="ce10" office:value-type="float" office:value="378.529385" calcext:value-type="float">
            <text:p>378.529385</text:p>
          </table:table-cell>
          <table:table-cell table:style-name="ce12" office:value-type="float" office:value="411.431561" calcext:value-type="float">
            <text:p>411.4316</text:p>
          </table:table-cell>
          <table:table-cell table:style-name="ce6"/>
          <table:table-cell table:style-name="ce12" office:value-type="float" office:value="1156.658783" calcext:value-type="float">
            <text:p>1156.6588</text:p>
          </table:table-cell>
          <table:table-cell table:style-name="ce6" office:value-type="float" office:value="201.51674" calcext:value-type="float">
            <text:p>201.5167</text:p>
          </table:table-cell>
          <table:table-cell table:style-name="ce6" office:value-type="float" office:value="455.318464" calcext:value-type="float">
            <text:p>455.3185</text:p>
          </table:table-cell>
          <table:table-cell office:value-type="float" office:value="998.275268" calcext:value-type="float">
            <text:p>998.275268</text:p>
          </table:table-cell>
          <table:table-cell office:value-type="float" office:value="623.564736" calcext:value-type="float">
            <text:p>623.564736</text:p>
          </table:table-cell>
          <table:table-cell office:value-type="float" office:value="1013343021" calcext:value-type="float">
            <text:p>1013343021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4-16</text:p>
          </table:table-cell>
          <table:table-cell table:style-name="ce6" office:value-type="float" office:value="180.038533" calcext:value-type="float">
            <text:p>180.0385</text:p>
          </table:table-cell>
          <table:table-cell table:style-name="ce6" office:value-type="float" office:value="384.836961" calcext:value-type="float">
            <text:p>384.8370</text:p>
          </table:table-cell>
          <table:table-cell table:style-name="ce6" office:value-type="float" office:value="797.622869" calcext:value-type="float">
            <text:p>797.6229</text:p>
          </table:table-cell>
          <table:table-cell table:style-name="ce10" office:value-type="float" office:value="378.529385" calcext:value-type="float">
            <text:p>378.529385</text:p>
          </table:table-cell>
          <table:table-cell table:style-name="ce12" office:value-type="float" office:value="411.431561" calcext:value-type="float">
            <text:p>411.4316</text:p>
          </table:table-cell>
          <table:table-cell table:style-name="ce6"/>
          <table:table-cell table:style-name="ce12" office:value-type="float" office:value="1156.658783" calcext:value-type="float">
            <text:p>1156.6588</text:p>
          </table:table-cell>
          <table:table-cell table:style-name="ce6" office:value-type="float" office:value="201.393688" calcext:value-type="float">
            <text:p>201.3937</text:p>
          </table:table-cell>
          <table:table-cell table:style-name="ce6" office:value-type="float" office:value="454.7748" calcext:value-type="float">
            <text:p>454.7748</text:p>
          </table:table-cell>
          <table:table-cell office:value-type="float" office:value="989.449192" calcext:value-type="float">
            <text:p>989.449192</text:p>
          </table:table-cell>
          <table:table-cell office:value-type="float" office:value="603.309724" calcext:value-type="float">
            <text:p>603.309724</text:p>
          </table:table-cell>
          <table:table-cell office:value-type="float" office:value="1007551625" calcext:value-type="float">
            <text:p>1007551625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PIM8-16</text:p>
          </table:table-cell>
          <table:table-cell table:style-name="ce6" office:value-type="float" office:value="176.141605" calcext:value-type="float">
            <text:p>176.1416</text:p>
          </table:table-cell>
          <table:table-cell table:style-name="ce6" office:value-type="float" office:value="378.759737" calcext:value-type="float">
            <text:p>378.7597</text:p>
          </table:table-cell>
          <table:table-cell table:style-name="ce6" office:value-type="float" office:value="781.407121" calcext:value-type="float">
            <text:p>781.4071</text:p>
          </table:table-cell>
          <table:table-cell office:value-type="float" office:value="379.457361" calcext:value-type="float">
            <text:p>379.457361</text:p>
          </table:table-cell>
          <table:table-cell table:style-name="ce6" office:value-type="float" office:value="411.051801" calcext:value-type="float">
            <text:p>411.0518</text:p>
          </table:table-cell>
          <table:table-cell table:style-name="ce6"/>
          <table:table-cell table:style-name="ce6" office:value-type="float" office:value="1156.658783" calcext:value-type="float">
            <text:p>1156.6588</text:p>
          </table:table-cell>
          <table:table-cell table:style-name="ce6" office:value-type="float" office:value="200.545984" calcext:value-type="float">
            <text:p>200.5460</text:p>
          </table:table-cell>
          <table:table-cell table:style-name="ce6" office:value-type="float" office:value="454.920052" calcext:value-type="float">
            <text:p>454.9201</text:p>
          </table:table-cell>
          <table:table-cell office:value-type="float" office:value="979.761108" calcext:value-type="float">
            <text:p>979.761108</text:p>
          </table:table-cell>
          <table:table-cell office:value-type="float" office:value="575.816588" calcext:value-type="float">
            <text:p>575.816588</text:p>
          </table:table-cell>
          <table:table-cell office:value-type="float" office:value="996054652" calcext:value-type="float">
            <text:p>996054652</text:p>
          </table:table-cell>
          <table:table-cell office:value-type="float" office:value="193132125" calcext:value-type="float">
            <text:p>193132125</text:p>
          </table:table-cell>
          <table:table-cell office:value-type="float" office:value="293815768" calcext:value-type="float">
            <text:p>293815768</text:p>
          </table:table-cell>
          <table:table-cell office:value-type="float" office:value="354305181" calcext:value-type="float">
            <text:p>354305181</text:p>
          </table:table-cell>
          <table:table-cell office:value-type="float" office:value="408695113" calcext:value-type="float">
            <text:p>408695113</text:p>
          </table:table-cell>
          <table:table-cell office:value-type="float" office:value="332129197" calcext:value-type="float">
            <text:p>332129197</text:p>
          </table:table-cell>
          <table:table-cell office:value-type="float" office:value="439063431" calcext:value-type="float">
            <text:p>439063431</text:p>
          </table:table-cell>
          <table:table-cell office:value-type="float" office:value="346663841" calcext:value-type="float">
            <text:p>346663841</text:p>
          </table:table-cell>
          <table:table-cell office:value-type="float" office:value="1158069787" calcext:value-type="float">
            <text:p>1158069787</text:p>
          </table:table-cell>
          <table:table-cell table:number-columns-repeated="6"/>
        </table:table-row>
        <table:table-row table:style-name="ro1">
          <table:covered-table-cell/>
          <table:table-cell table:style-name="ce3" office:value-type="string" calcext:value-type="string">
            <text:p>TLB=128</text:p>
          </table:table-cell>
          <table:table-cell table:style-name="ce2" table:number-columns-repeated="26"/>
        </table:table-row>
        <table:table-row table:style-name="ro1">
          <table:covered-table-cell/>
          <table:table-cell table:style-name="ce3" office:value-type="string" calcext:value-type="string">
            <text:p>Slowdown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covered-table-cell/>
          <table:table-cell office:value-type="string" calcext:value-type="string">
            <text:p>1ch (CPU)</text:p>
          </table:table-cell>
          <table:table-cell table:style-name="ce6" table:formula="of:=[.C3]/[.C3]" office:value-type="float" office:value="1" calcext:value-type="float">
            <text:p>1.0000</text:p>
          </table:table-cell>
          <table:table-cell table:style-name="ce6" table:formula="of:=[.D3]/[.D3]" office:value-type="float" office:value="1" calcext:value-type="float">
            <text:p>1.0000</text:p>
          </table:table-cell>
          <table:table-cell table:style-name="ce6" table:formula="of:=[.E3]/[.E3]" office:value-type="float" office:value="1" calcext:value-type="float">
            <text:p>1.0000</text:p>
          </table:table-cell>
          <table:table-cell table:style-name="ce6" table:formula="of:=[.J3]/[.J3]" office:value-type="float" office:value="1" calcext:value-type="float">
            <text:p>1.0000</text:p>
          </table:table-cell>
          <table:table-cell table:style-name="ce6" table:formula="of:=[.G3]/[.G3]" office:value-type="float" office:value="1" calcext:value-type="float">
            <text:p>1.0000</text:p>
          </table:table-cell>
          <table:table-cell table:style-name="ce6" table:formula="of:=[.H3]/[.H3]" office:value-type="float" office:value="1" calcext:value-type="float">
            <text:p>1.0000</text:p>
          </table:table-cell>
          <table:table-cell table:style-name="ce6" table:formula="of:=[.I3]/[.I3]" office:value-type="float" office:value="1" calcext:value-type="float">
            <text:p>1.0000</text:p>
          </table:table-cell>
          <table:table-cell table:style-name="ce6" table:formula="of:=[.J3]/[.J3]" office:value-type="float" office:value="1" calcext:value-type="float">
            <text:p>1.0000</text:p>
          </table:table-cell>
          <table:table-cell table:style-name="ce6" table:formula="of:=[.K3]/[.K3]" office:value-type="float" office:value="1" calcext:value-type="float">
            <text:p>1.0000</text:p>
          </table:table-cell>
          <table:table-cell table:style-name="ce6" table:formula="of:=[.L3]/[.L3]" office:value-type="float" office:value="1" calcext:value-type="float">
            <text:p>1.0000</text:p>
          </table:table-cell>
          <table:table-cell table:style-name="ce6" table:formula="of:=[.M3]/[.M3]" office:value-type="float" office:value="1" calcext:value-type="float">
            <text:p>1.0000</text:p>
          </table:table-cell>
          <table:table-cell table:style-name="ce6" table:formula="of:=[.N3]/[.N3]" office:value-type="float" office:value="1" calcext:value-type="float">
            <text:p>1.0000</text:p>
          </table:table-cell>
          <table:table-cell table:style-name="ce6" table:formula="of:=[.O3]/[.O3]" office:value-type="float" office:value="1" calcext:value-type="float">
            <text:p>1.0000</text:p>
          </table:table-cell>
          <table:table-cell table:style-name="ce6" table:formula="of:=[.P3]/[.P3]" office:value-type="float" office:value="1" calcext:value-type="float">
            <text:p>1.0000</text:p>
          </table:table-cell>
          <table:table-cell table:style-name="ce6" table:formula="of:=[.Q3]/[.Q3]" office:value-type="float" office:value="1" calcext:value-type="float">
            <text:p>1.0000</text:p>
          </table:table-cell>
          <table:table-cell table:style-name="ce6" table:formula="of:=[.R3]/[.R3]" office:value-type="float" office:value="1" calcext:value-type="float">
            <text:p>1.0000</text:p>
          </table:table-cell>
          <table:table-cell table:style-name="ce6" table:formula="of:=[.S3]/[.S3]" office:value-type="float" office:value="1" calcext:value-type="float">
            <text:p>1.0000</text:p>
          </table:table-cell>
          <table:table-cell table:style-name="ce6" table:formula="of:=[.T3]/[.T3]" office:value-type="float" office:value="1" calcext:value-type="float">
            <text:p>1.0000</text:p>
          </table:table-cell>
          <table:table-cell table:style-name="ce6" table:formula="of:=[.U3]/[.U3]" office:value-type="float" office:value="1" calcext:value-type="float">
            <text:p>1.0000</text:p>
          </table:table-cell>
          <table:table-cell table:style-name="ce6" table:formula="of:=[.V3]/[.V3]" office:value-type="float" office:value="1" calcext:value-type="float">
            <text:p>1.0000</text:p>
          </table:table-cell>
          <table:table-cell table:style-name="ce6" table:formula="of:=[.W3]/[.W3]" office:value-type="string" office:string-value="" calcext:value-type="error">
            <text:p>#DIV/0!</text:p>
          </table:table-cell>
          <table:table-cell table:style-name="ce6" table:formula="of:=[.X3]/[.X3]" office:value-type="string" office:string-value="" calcext:value-type="error">
            <text:p>#DIV/0!</text:p>
          </table:table-cell>
          <table:table-cell table:style-name="ce6" table:formula="of:=[.Y3]/[.Y3]" office:value-type="string" office:string-value="" calcext:value-type="error">
            <text:p>#DIV/0!</text:p>
          </table:table-cell>
          <table:table-cell table:style-name="ce6" table:formula="of:=[.Z3]/[.Z3]" office:value-type="string" office:string-value="" calcext:value-type="error">
            <text:p>#DIV/0!</text:p>
          </table:table-cell>
          <table:table-cell table:style-name="ce6" table:formula="of:=[.AA3]/[.AA3]" office:value-type="string" office:string-value="" calcext:value-type="error">
            <text:p>#DIV/0!</text:p>
          </table:table-cell>
          <table:table-cell table:style-name="ce6" table:formula="of:=[.AB3]/[.AB3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table:style-name="ce5" office:value-type="string" calcext:value-type="string">
            <text:p>16ch (Perfect PIM)</text:p>
          </table:table-cell>
          <table:table-cell table:style-name="ce6" table:formula="of:=[.C3]/[.C4]" office:value-type="float" office:value="1.31305984205744" calcext:value-type="float">
            <text:p>1.3131</text:p>
          </table:table-cell>
          <table:table-cell table:style-name="ce6" table:formula="of:=[.D3]/[.D4]" office:value-type="float" office:value="1.34082401302406" calcext:value-type="float">
            <text:p>1.3408</text:p>
          </table:table-cell>
          <table:table-cell table:style-name="ce6" table:formula="of:=[.E3]/[.E4]" office:value-type="float" office:value="1.39759092566623" calcext:value-type="float">
            <text:p>1.3976</text:p>
          </table:table-cell>
          <table:table-cell table:style-name="ce6" table:formula="of:=[.J3]/[.J4]" office:value-type="float" office:value="2.34524358627932" calcext:value-type="float">
            <text:p>2.3452</text:p>
          </table:table-cell>
          <table:table-cell table:style-name="ce6" table:formula="of:=[.G3]/[.G4]" office:value-type="float" office:value="2.03635126619925" calcext:value-type="float">
            <text:p>2.0364</text:p>
          </table:table-cell>
          <table:table-cell table:style-name="ce6" table:formula="of:=[.H3]/[.H4]" office:value-type="float" office:value="2.00700694059411" calcext:value-type="float">
            <text:p>2.0070</text:p>
          </table:table-cell>
          <table:table-cell table:style-name="ce6" table:formula="of:=[.I3]/[.I4]" office:value-type="float" office:value="1.97157171099329" calcext:value-type="float">
            <text:p>1.9716</text:p>
          </table:table-cell>
          <table:table-cell table:style-name="ce6" table:formula="of:=[.J3]/[.J4]" office:value-type="float" office:value="2.34524358627932" calcext:value-type="float">
            <text:p>2.3452</text:p>
          </table:table-cell>
          <table:table-cell table:style-name="ce6" table:formula="of:=[.K3]/[.K4]" office:value-type="float" office:value="1.95713917522054" calcext:value-type="float">
            <text:p>1.9571</text:p>
          </table:table-cell>
          <table:table-cell table:style-name="ce6" table:formula="of:=[.L3]/[.L4]" office:value-type="float" office:value="1.65852737250527" calcext:value-type="float">
            <text:p>1.6585</text:p>
          </table:table-cell>
          <table:table-cell table:style-name="ce6" table:formula="of:=[.M3]/[.M4]" office:value-type="float" office:value="1.51250981200626" calcext:value-type="float">
            <text:p>1.5125</text:p>
          </table:table-cell>
          <table:table-cell table:style-name="ce6" table:formula="of:=[.N3]/[.N4]" office:value-type="float" office:value="1.75917912289524" calcext:value-type="float">
            <text:p>1.7592</text:p>
          </table:table-cell>
          <table:table-cell table:style-name="ce6" table:formula="of:=[.O3]/[.O4]" office:value-type="float" office:value="1.86339300658979" calcext:value-type="float">
            <text:p>1.8634</text:p>
          </table:table-cell>
          <table:table-cell table:style-name="ce6" table:formula="of:=[.P3]/[.P4]" office:value-type="float" office:value="1.9944192800834" calcext:value-type="float">
            <text:p>1.9944</text:p>
          </table:table-cell>
          <table:table-cell table:style-name="ce6" table:formula="of:=[.Q3]/[.Q4]" office:value-type="float" office:value="1.91884217431578" calcext:value-type="float">
            <text:p>1.9188</text:p>
          </table:table-cell>
          <table:table-cell table:style-name="ce6" table:formula="of:=[.R3]/[.R4]" office:value-type="float" office:value="1.84533013498986" calcext:value-type="float">
            <text:p>1.8453</text:p>
          </table:table-cell>
          <table:table-cell table:style-name="ce6" table:formula="of:=[.S3]/[.S4]" office:value-type="float" office:value="1.96294191480364" calcext:value-type="float">
            <text:p>1.9629</text:p>
          </table:table-cell>
          <table:table-cell table:style-name="ce6" table:formula="of:=[.T3]/[.T4]" office:value-type="float" office:value="1.97735217540076" calcext:value-type="float">
            <text:p>1.9774</text:p>
          </table:table-cell>
          <table:table-cell table:style-name="ce6" table:formula="of:=[.U3]/[.U4]" office:value-type="float" office:value="1.91214677428799" calcext:value-type="float">
            <text:p>1.9121</text:p>
          </table:table-cell>
          <table:table-cell table:style-name="ce6" table:formula="of:=[.V3]/[.V4]" office:value-type="float" office:value="1.41910696595216" calcext:value-type="float">
            <text:p>1.4191</text:p>
          </table:table-cell>
          <table:table-cell table:style-name="ce6" table:formula="of:=[.W3]/[.W4]" office:value-type="string" office:string-value="" calcext:value-type="error">
            <text:p>#DIV/0!</text:p>
          </table:table-cell>
          <table:table-cell table:style-name="ce6" table:formula="of:=[.X3]/[.X4]" office:value-type="string" office:string-value="" calcext:value-type="error">
            <text:p>#DIV/0!</text:p>
          </table:table-cell>
          <table:table-cell table:style-name="ce6" table:formula="of:=[.Y3]/[.Y4]" office:value-type="string" office:string-value="" calcext:value-type="error">
            <text:p>#DIV/0!</text:p>
          </table:table-cell>
          <table:table-cell table:style-name="ce6" table:formula="of:=[.Z3]/[.Z4]" office:value-type="string" office:string-value="" calcext:value-type="error">
            <text:p>#DIV/0!</text:p>
          </table:table-cell>
          <table:table-cell table:style-name="ce6" table:formula="of:=[.AA3]/[.AA4]" office:value-type="string" office:string-value="" calcext:value-type="error">
            <text:p>#DIV/0!</text:p>
          </table:table-cell>
          <table:table-cell table:style-name="ce6" table:formula="of:=[.AB3]/[.AB4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1-16(miss)</text:p>
          </table:table-cell>
          <table:table-cell table:style-name="ce6" table:formula="of:=[.C3]/[.C5]" office:value-type="float" office:value="1.07232843956261" calcext:value-type="float">
            <text:p>1.0723</text:p>
          </table:table-cell>
          <table:table-cell table:style-name="ce6" table:formula="of:=[.D3]/[.D5]" office:value-type="float" office:value="1.10961524522571" calcext:value-type="float">
            <text:p>1.1096</text:p>
          </table:table-cell>
          <table:table-cell table:style-name="ce6" table:formula="of:=[.E3]/[.E5]" office:value-type="float" office:value="1.1532166412316" calcext:value-type="float">
            <text:p>1.1532</text:p>
          </table:table-cell>
          <table:table-cell table:style-name="ce6" table:formula="of:=[.J3]/[.J5]" office:value-type="float" office:value="1.94037340723453" calcext:value-type="float">
            <text:p>1.9404</text:p>
          </table:table-cell>
          <table:table-cell table:style-name="ce6" table:formula="of:=[.G3]/[.G5]" office:value-type="float" office:value="1.82216051808989" calcext:value-type="float">
            <text:p>1.8222</text:p>
          </table:table-cell>
          <table:table-cell table:style-name="ce6" table:formula="of:=[.H3]/[.H5]" office:value-type="string" office:string-value="" calcext:value-type="error">
            <text:p>#DIV/0!</text:p>
          </table:table-cell>
          <table:table-cell table:style-name="ce6" table:formula="of:=[.I3]/[.I5]" office:value-type="float" office:value="0.892047326052338" calcext:value-type="float">
            <text:p>0.8920</text:p>
          </table:table-cell>
          <table:table-cell table:style-name="ce6" table:formula="of:=[.J3]/[.J5]" office:value-type="float" office:value="1.94037340723453" calcext:value-type="float">
            <text:p>1.9404</text:p>
          </table:table-cell>
          <table:table-cell table:style-name="ce6" table:formula="of:=[.K3]/[.K5]" office:value-type="float" office:value="1.4126449706913" calcext:value-type="float">
            <text:p>1.4126</text:p>
          </table:table-cell>
          <table:table-cell table:style-name="ce6" table:formula="of:=[.L3]/[.L5]" office:value-type="float" office:value="1.25753666432498" calcext:value-type="float">
            <text:p>1.2575</text:p>
          </table:table-cell>
          <table:table-cell table:style-name="ce6" table:formula="of:=[.M3]/[.M5]" office:value-type="float" office:value="1.45610862888353" calcext:value-type="float">
            <text:p>1.4561</text:p>
          </table:table-cell>
          <table:table-cell table:style-name="ce6" table:formula="of:=[.N3]/[.N5]" office:value-type="float" office:value="1.74857520876421" calcext:value-type="float">
            <text:p>1.7486</text:p>
          </table:table-cell>
          <table:table-cell table:style-name="ce6" table:formula="of:=[.O3]/[.O5]" office:value-type="float" office:value="1.81209376563327" calcext:value-type="float">
            <text:p>1.8121</text:p>
          </table:table-cell>
          <table:table-cell table:style-name="ce6" table:formula="of:=[.P3]/[.P5]" office:value-type="float" office:value="1.96612572871728" calcext:value-type="float">
            <text:p>1.9661</text:p>
          </table:table-cell>
          <table:table-cell table:style-name="ce6" table:formula="of:=[.Q3]/[.Q5]" office:value-type="float" office:value="1.76003576781276" calcext:value-type="float">
            <text:p>1.7600</text:p>
          </table:table-cell>
          <table:table-cell table:style-name="ce6" table:formula="of:=[.R3]/[.R5]" office:value-type="float" office:value="1.83057696820523" calcext:value-type="float">
            <text:p>1.8306</text:p>
          </table:table-cell>
          <table:table-cell table:style-name="ce6" table:formula="of:=[.S3]/[.S5]" office:value-type="float" office:value="1.8377848929869" calcext:value-type="float">
            <text:p>1.8378</text:p>
          </table:table-cell>
          <table:table-cell table:style-name="ce6" table:formula="of:=[.T3]/[.T5]" office:value-type="float" office:value="1.87543554622317" calcext:value-type="float">
            <text:p>1.8754</text:p>
          </table:table-cell>
          <table:table-cell table:style-name="ce6" table:formula="of:=[.U3]/[.U5]" office:value-type="float" office:value="1.74553274635559" calcext:value-type="float">
            <text:p>1.7455</text:p>
          </table:table-cell>
          <table:table-cell table:style-name="ce6" table:formula="of:=[.V3]/[.V5]" office:value-type="float" office:value="1.29418302972588" calcext:value-type="float">
            <text:p>1.2942</text:p>
          </table:table-cell>
          <table:table-cell table:style-name="ce6" table:formula="of:=[.W3]/[.X5]" office:value-type="float" office:value="0" calcext:value-type="float">
            <text:p>0.0000</text:p>
          </table:table-cell>
          <table:table-cell table:style-name="ce6" table:formula="of:=[.X3]/[.X5]" office:value-type="float" office:value="0" calcext:value-type="float">
            <text:p>0.0000</text:p>
          </table:table-cell>
          <table:table-cell table:style-name="ce6" table:formula="of:=[.Y3]/[.Y5]" office:value-type="float" office:value="0" calcext:value-type="float">
            <text:p>0.0000</text:p>
          </table:table-cell>
          <table:table-cell table:style-name="ce6" table:formula="of:=[.Z3]/[.Z5]" office:value-type="string" office:string-value="" calcext:value-type="error">
            <text:p>#DIV/0!</text:p>
          </table:table-cell>
          <table:table-cell table:style-name="ce6" table:formula="of:=[.AA3]/[.AA5]" office:value-type="string" office:string-value="" calcext:value-type="error">
            <text:p>#DIV/0!</text:p>
          </table:table-cell>
          <table:table-cell table:style-name="ce6" table:formula="of:=[.AB3]/[.AB5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2-16(miss)</text:p>
          </table:table-cell>
          <table:table-cell table:style-name="ce6" table:formula="of:=[.C3]/[.C6]" office:value-type="float" office:value="1.08523665115839" calcext:value-type="float">
            <text:p>1.0852</text:p>
          </table:table-cell>
          <table:table-cell table:style-name="ce6" table:formula="of:=[.D3]/[.D6]" office:value-type="float" office:value="1.09641922634064" calcext:value-type="float">
            <text:p>1.0964</text:p>
          </table:table-cell>
          <table:table-cell table:style-name="ce6" table:formula="of:=[.E3]/[.E6]" office:value-type="float" office:value="1.14164206517097" calcext:value-type="float">
            <text:p>1.1416</text:p>
          </table:table-cell>
          <table:table-cell table:style-name="ce6" table:formula="of:=[.J3]/[.J6]" office:value-type="float" office:value="1.94346279184226" calcext:value-type="float">
            <text:p>1.9435</text:p>
          </table:table-cell>
          <table:table-cell table:style-name="ce6" table:formula="of:=[.G3]/[.G6]" office:value-type="float" office:value="1.81825787902994" calcext:value-type="float">
            <text:p>1.8183</text:p>
          </table:table-cell>
          <table:table-cell table:style-name="ce6" table:formula="of:=[.H3]/[.H6]" office:value-type="string" office:string-value="" calcext:value-type="error">
            <text:p>#DIV/0!</text:p>
          </table:table-cell>
          <table:table-cell table:style-name="ce6" table:formula="of:=[.I3]/[.I6]" office:value-type="float" office:value="0.892047326052338" calcext:value-type="float">
            <text:p>0.8920</text:p>
          </table:table-cell>
          <table:table-cell table:style-name="ce6" table:formula="of:=[.J3]/[.J6]" office:value-type="float" office:value="1.94346279184226" calcext:value-type="float">
            <text:p>1.9435</text:p>
          </table:table-cell>
          <table:table-cell table:style-name="ce6" table:formula="of:=[.K3]/[.K6]" office:value-type="float" office:value="1.41526702924685" calcext:value-type="float">
            <text:p>1.4153</text:p>
          </table:table-cell>
          <table:table-cell table:style-name="ce6" table:formula="of:=[.L3]/[.L6]" office:value-type="float" office:value="1.26119034676737" calcext:value-type="float">
            <text:p>1.2612</text:p>
          </table:table-cell>
          <table:table-cell table:style-name="ce6" table:formula="of:=[.M3]/[.M6]" office:value-type="float" office:value="1.46604274301016" calcext:value-type="float">
            <text:p>1.4660</text:p>
          </table:table-cell>
          <table:table-cell table:style-name="ce6" table:formula="of:=[.N3]/[.N6]" office:value-type="float" office:value="1.73853963436415" calcext:value-type="float">
            <text:p>1.7385</text:p>
          </table:table-cell>
          <table:table-cell table:style-name="ce6" table:formula="of:=[.O3]/[.O6]" office:value-type="float" office:value="1.80744249624432" calcext:value-type="float">
            <text:p>1.8074</text:p>
          </table:table-cell>
          <table:table-cell table:style-name="ce6" table:formula="of:=[.P3]/[.P6]" office:value-type="float" office:value="1.96612572871728" calcext:value-type="float">
            <text:p>1.9661</text:p>
          </table:table-cell>
          <table:table-cell table:style-name="ce6" table:formula="of:=[.Q3]/[.Q6]" office:value-type="float" office:value="1.76003576781276" calcext:value-type="float">
            <text:p>1.7600</text:p>
          </table:table-cell>
          <table:table-cell table:style-name="ce6" table:formula="of:=[.R3]/[.R6]" office:value-type="float" office:value="1.83312647596031" calcext:value-type="float">
            <text:p>1.8331</text:p>
          </table:table-cell>
          <table:table-cell table:style-name="ce6" table:formula="of:=[.S3]/[.S6]" office:value-type="float" office:value="1.8377848929869" calcext:value-type="float">
            <text:p>1.8378</text:p>
          </table:table-cell>
          <table:table-cell table:style-name="ce6" table:formula="of:=[.T3]/[.T6]" office:value-type="float" office:value="1.87543554622317" calcext:value-type="float">
            <text:p>1.8754</text:p>
          </table:table-cell>
          <table:table-cell table:style-name="ce6" table:formula="of:=[.U3]/[.U6]" office:value-type="float" office:value="1.74466415752681" calcext:value-type="float">
            <text:p>1.7447</text:p>
          </table:table-cell>
          <table:table-cell table:style-name="ce6" table:formula="of:=[.V3]/[.V6]" office:value-type="float" office:value="1.29494127887058" calcext:value-type="float">
            <text:p>1.2949</text:p>
          </table:table-cell>
          <table:table-cell table:style-name="ce6" table:formula="of:=[.W3]/[.X6]" office:value-type="float" office:value="0" calcext:value-type="float">
            <text:p>0.0000</text:p>
          </table:table-cell>
          <table:table-cell table:style-name="ce6" table:formula="of:=[.X3]/[.X6]" office:value-type="float" office:value="0" calcext:value-type="float">
            <text:p>0.0000</text:p>
          </table:table-cell>
          <table:table-cell table:style-name="ce6" table:formula="of:=[.Y3]/[.Y6]" office:value-type="float" office:value="0" calcext:value-type="float">
            <text:p>0.0000</text:p>
          </table:table-cell>
          <table:table-cell table:style-name="ce6" table:formula="of:=[.Z3]/[.Z6]" office:value-type="string" office:string-value="" calcext:value-type="error">
            <text:p>#DIV/0!</text:p>
          </table:table-cell>
          <table:table-cell table:style-name="ce6" table:formula="of:=[.AA3]/[.AA6]" office:value-type="string" office:string-value="" calcext:value-type="error">
            <text:p>#DIV/0!</text:p>
          </table:table-cell>
          <table:table-cell table:style-name="ce6" table:formula="of:=[.AB3]/[.AB6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4-16(miss)</text:p>
          </table:table-cell>
          <table:table-cell table:style-name="ce6" table:formula="of:=[.C3]/[.C7]" office:value-type="float" office:value="1.07289324230468" calcext:value-type="float">
            <text:p>1.0729</text:p>
          </table:table-cell>
          <table:table-cell table:style-name="ce6" table:formula="of:=[.D3]/[.D7]" office:value-type="float" office:value="1.10134184552128" calcext:value-type="float">
            <text:p>1.1013</text:p>
          </table:table-cell>
          <table:table-cell table:style-name="ce6" table:formula="of:=[.E3]/[.E7]" office:value-type="float" office:value="1.14662251235346" calcext:value-type="float">
            <text:p>1.1466</text:p>
          </table:table-cell>
          <table:table-cell table:style-name="ce6" table:formula="of:=[.J3]/[.J7]" office:value-type="float" office:value="1.94062056671173" calcext:value-type="float">
            <text:p>1.9406</text:p>
          </table:table-cell>
          <table:table-cell table:style-name="ce6" table:formula="of:=[.G3]/[.G7]" office:value-type="float" office:value="1.81825787902994" calcext:value-type="float">
            <text:p>1.8183</text:p>
          </table:table-cell>
          <table:table-cell table:style-name="ce6" table:formula="of:=[.H3]/[.H7]" office:value-type="string" office:string-value="" calcext:value-type="error">
            <text:p>#DIV/0!</text:p>
          </table:table-cell>
          <table:table-cell table:style-name="ce6" table:formula="of:=[.I3]/[.I7]" office:value-type="float" office:value="0.892047326052338" calcext:value-type="float">
            <text:p>0.8920</text:p>
          </table:table-cell>
          <table:table-cell table:style-name="ce6" table:formula="of:=[.J3]/[.J7]" office:value-type="float" office:value="1.94062056671173" calcext:value-type="float">
            <text:p>1.9406</text:p>
          </table:table-cell>
          <table:table-cell table:style-name="ce6" table:formula="of:=[.K3]/[.K7]" office:value-type="float" office:value="1.41388351122213" calcext:value-type="float">
            <text:p>1.4139</text:p>
          </table:table-cell>
          <table:table-cell table:style-name="ce6" table:formula="of:=[.L3]/[.L7]" office:value-type="float" office:value="1.26276408274944" calcext:value-type="float">
            <text:p>1.2628</text:p>
          </table:table-cell>
          <table:table-cell table:style-name="ce6" table:formula="of:=[.M3]/[.M7]" office:value-type="float" office:value="1.48318685087808" calcext:value-type="float">
            <text:p>1.4832</text:p>
          </table:table-cell>
          <table:table-cell table:style-name="ce6" table:formula="of:=[.N3]/[.N7]" office:value-type="float" office:value="1.73116658749562" calcext:value-type="float">
            <text:p>1.7312</text:p>
          </table:table-cell>
          <table:table-cell table:style-name="ce6" table:formula="of:=[.O3]/[.O7]" office:value-type="float" office:value="1.82695051605809" calcext:value-type="float">
            <text:p>1.8270</text:p>
          </table:table-cell>
          <table:table-cell table:style-name="ce6" table:formula="of:=[.P3]/[.P7]" office:value-type="float" office:value="1.96612572871728" calcext:value-type="float">
            <text:p>1.9661</text:p>
          </table:table-cell>
          <table:table-cell table:style-name="ce6" table:formula="of:=[.Q3]/[.Q7]" office:value-type="float" office:value="1.76003576781276" calcext:value-type="float">
            <text:p>1.7600</text:p>
          </table:table-cell>
          <table:table-cell table:style-name="ce6" table:formula="of:=[.R3]/[.R7]" office:value-type="float" office:value="1.83623749302308" calcext:value-type="float">
            <text:p>1.8362</text:p>
          </table:table-cell>
          <table:table-cell table:style-name="ce6" table:formula="of:=[.S3]/[.S7]" office:value-type="float" office:value="1.8377848929869" calcext:value-type="float">
            <text:p>1.8378</text:p>
          </table:table-cell>
          <table:table-cell table:style-name="ce6" table:formula="of:=[.T3]/[.T7]" office:value-type="float" office:value="1.87543554622317" calcext:value-type="float">
            <text:p>1.8754</text:p>
          </table:table-cell>
          <table:table-cell table:style-name="ce6" table:formula="of:=[.U3]/[.U7]" office:value-type="float" office:value="1.74267552727038" calcext:value-type="float">
            <text:p>1.7427</text:p>
          </table:table-cell>
          <table:table-cell table:style-name="ce6" table:formula="of:=[.V3]/[.V7]" office:value-type="float" office:value="1.29745215852356" calcext:value-type="float">
            <text:p>1.2975</text:p>
          </table:table-cell>
          <table:table-cell table:style-name="ce6" table:formula="of:=[.W3]/[.X7]" office:value-type="float" office:value="0" calcext:value-type="float">
            <text:p>0.0000</text:p>
          </table:table-cell>
          <table:table-cell table:style-name="ce6" table:formula="of:=[.X3]/[.X7]" office:value-type="float" office:value="0" calcext:value-type="float">
            <text:p>0.0000</text:p>
          </table:table-cell>
          <table:table-cell table:style-name="ce6" table:formula="of:=[.Y3]/[.Y7]" office:value-type="float" office:value="0" calcext:value-type="float">
            <text:p>0.0000</text:p>
          </table:table-cell>
          <table:table-cell table:style-name="ce6" table:formula="of:=[.Z3]/[.Z7]" office:value-type="string" office:string-value="" calcext:value-type="error">
            <text:p>#DIV/0!</text:p>
          </table:table-cell>
          <table:table-cell table:style-name="ce6" table:formula="of:=[.AA3]/[.AA7]" office:value-type="string" office:string-value="" calcext:value-type="error">
            <text:p>#DIV/0!</text:p>
          </table:table-cell>
          <table:table-cell table:style-name="ce6" table:formula="of:=[.AB3]/[.AB7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8-16(miss)</text:p>
          </table:table-cell>
          <table:table-cell table:style-name="ce6" table:formula="of:=[.C3]/[.C8]" office:value-type="float" office:value="1.12198566563442" calcext:value-type="float">
            <text:p>1.1220</text:p>
          </table:table-cell>
          <table:table-cell table:style-name="ce6" table:formula="of:=[.D3]/[.D8]" office:value-type="float" office:value="1.11143496324678" calcext:value-type="float">
            <text:p>1.1114</text:p>
          </table:table-cell>
          <table:table-cell table:style-name="ce6" table:formula="of:=[.E3]/[.E8]" office:value-type="float" office:value="1.15745353623399" calcext:value-type="float">
            <text:p>1.1575</text:p>
          </table:table-cell>
          <table:table-cell table:style-name="ce6" table:formula="of:=[.J3]/[.J8]" office:value-type="float" office:value="1.93834317317677" calcext:value-type="float">
            <text:p>1.9383</text:p>
          </table:table-cell>
          <table:table-cell table:style-name="ce6" table:formula="of:=[.G3]/[.G8]" office:value-type="float" office:value="1.81825787902994" calcext:value-type="float">
            <text:p>1.8183</text:p>
          </table:table-cell>
          <table:table-cell table:style-name="ce6" table:formula="of:=[.H3]/[.H8]" office:value-type="string" office:string-value="" calcext:value-type="error">
            <text:p>#DIV/0!</text:p>
          </table:table-cell>
          <table:table-cell table:style-name="ce6" table:formula="of:=[.I3]/[.I8]" office:value-type="float" office:value="0.889986371524736" calcext:value-type="float">
            <text:p>0.8900</text:p>
          </table:table-cell>
          <table:table-cell table:style-name="ce6" table:formula="of:=[.J3]/[.J8]" office:value-type="float" office:value="1.93834317317677" calcext:value-type="float">
            <text:p>1.9383</text:p>
          </table:table-cell>
          <table:table-cell table:style-name="ce6" table:formula="of:=[.K3]/[.K8]" office:value-type="float" office:value="1.41511200522364" calcext:value-type="float">
            <text:p>1.4151</text:p>
          </table:table-cell>
          <table:table-cell table:style-name="ce6" table:formula="of:=[.L3]/[.L8]" office:value-type="float" office:value="1.27174112450239" calcext:value-type="float">
            <text:p>1.2717</text:p>
          </table:table-cell>
          <table:table-cell table:style-name="ce6" table:formula="of:=[.M3]/[.M8]" office:value-type="float" office:value="1.51063141471765" calcext:value-type="float">
            <text:p>1.5106</text:p>
          </table:table-cell>
          <table:table-cell table:style-name="ce6" table:formula="of:=[.N3]/[.N8]" office:value-type="float" office:value="1.74078680196976" calcext:value-type="float">
            <text:p>1.7408</text:p>
          </table:table-cell>
          <table:table-cell table:style-name="ce6" table:formula="of:=[.O3]/[.O8]" office:value-type="float" office:value="1.84229184800048" calcext:value-type="float">
            <text:p>1.8423</text:p>
          </table:table-cell>
          <table:table-cell table:style-name="ce6" table:formula="of:=[.P3]/[.P8]" office:value-type="float" office:value="1.96612572871728" calcext:value-type="float">
            <text:p>1.9661</text:p>
          </table:table-cell>
          <table:table-cell table:style-name="ce6" table:formula="of:=[.Q3]/[.Q8]" office:value-type="float" office:value="1.76003576781276" calcext:value-type="float">
            <text:p>1.7600</text:p>
          </table:table-cell>
          <table:table-cell table:style-name="ce6" table:formula="of:=[.R3]/[.R8]" office:value-type="float" office:value="1.8544219211018" calcext:value-type="float">
            <text:p>1.8544</text:p>
          </table:table-cell>
          <table:table-cell table:style-name="ce6" table:formula="of:=[.S3]/[.S8]" office:value-type="float" office:value="1.84443823971982" calcext:value-type="float">
            <text:p>1.8444</text:p>
          </table:table-cell>
          <table:table-cell table:style-name="ce6" table:formula="of:=[.T3]/[.T8]" office:value-type="float" office:value="1.88241967443988" calcext:value-type="float">
            <text:p>1.8824</text:p>
          </table:table-cell>
          <table:table-cell table:style-name="ce6" table:formula="of:=[.U3]/[.U8]" office:value-type="float" office:value="1.74327232496382" calcext:value-type="float">
            <text:p>1.7433</text:p>
          </table:table-cell>
          <table:table-cell table:style-name="ce6" table:formula="of:=[.V3]/[.V8]" office:value-type="float" office:value="1.30534983378362" calcext:value-type="float">
            <text:p>1.3053</text:p>
          </table:table-cell>
          <table:table-cell table:style-name="ce6" table:formula="of:=[.W3]/[.X8]" office:value-type="float" office:value="0" calcext:value-type="float">
            <text:p>0.0000</text:p>
          </table:table-cell>
          <table:table-cell table:style-name="ce6" table:formula="of:=[.X3]/[.X8]" office:value-type="float" office:value="0" calcext:value-type="float">
            <text:p>0.0000</text:p>
          </table:table-cell>
          <table:table-cell table:style-name="ce6" table:formula="of:=[.Y3]/[.Y8]" office:value-type="float" office:value="0" calcext:value-type="float">
            <text:p>0.0000</text:p>
          </table:table-cell>
          <table:table-cell table:style-name="ce6" table:formula="of:=[.Z3]/[.Z8]" office:value-type="string" office:string-value="" calcext:value-type="error">
            <text:p>#DIV/0!</text:p>
          </table:table-cell>
          <table:table-cell table:style-name="ce6" table:formula="of:=[.AA3]/[.AA8]" office:value-type="string" office:string-value="" calcext:value-type="error">
            <text:p>#DIV/0!</text:p>
          </table:table-cell>
          <table:table-cell table:style-name="ce6" table:formula="of:=[.AB3]/[.AB8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1-16</text:p>
          </table:table-cell>
          <table:table-cell table:style-name="ce6" table:formula="of:=[.C3]/[.C9]" office:value-type="float" office:value="0.139106711112306" calcext:value-type="float">
            <text:p>0.1391</text:p>
          </table:table-cell>
          <table:table-cell table:style-name="ce6" table:formula="of:=[.D3]/[.D9]" office:value-type="float" office:value="0.139621282233778" calcext:value-type="float">
            <text:p>0.1396</text:p>
          </table:table-cell>
          <table:table-cell table:style-name="ce6" table:formula="of:=[.E3]/[.E9]" office:value-type="float" office:value="0.148948627856646" calcext:value-type="float">
            <text:p>0.1489</text:p>
          </table:table-cell>
          <table:table-cell table:style-name="ce6" table:formula="of:=[.J3]/[.J9]" office:value-type="float" office:value="0.208213897396978" calcext:value-type="float">
            <text:p>0.2082</text:p>
          </table:table-cell>
          <table:table-cell table:style-name="ce6" table:formula="of:=[.G3]/[.G9]" office:value-type="float" office:value="0.383472888216274" calcext:value-type="float">
            <text:p>0.3835</text:p>
          </table:table-cell>
          <table:table-cell table:style-name="ce6" table:formula="of:=[.H3]/[.H9]" office:value-type="string" office:string-value="" calcext:value-type="error">
            <text:p>#DIV/0!</text:p>
          </table:table-cell>
          <table:table-cell table:style-name="ce6" table:formula="of:=[.I3]/[.I9]" office:value-type="float" office:value="0.149622722071669" calcext:value-type="float">
            <text:p>0.1496</text:p>
          </table:table-cell>
          <table:table-cell table:style-name="ce6" table:formula="of:=[.J3]/[.J9]" office:value-type="float" office:value="0.208213897396978" calcext:value-type="float">
            <text:p>0.2082</text:p>
          </table:table-cell>
          <table:table-cell table:style-name="ce6" table:formula="of:=[.K3]/[.K9]" office:value-type="float" office:value="1.13030189883903" calcext:value-type="float">
            <text:p>1.1303</text:p>
          </table:table-cell>
          <table:table-cell table:style-name="ce6" table:formula="of:=[.L3]/[.L9]" office:value-type="float" office:value="0.713900106020179" calcext:value-type="float">
            <text:p>0.7139</text:p>
          </table:table-cell>
          <table:table-cell table:style-name="ce6" table:formula="of:=[.M3]/[.M9]" office:value-type="float" office:value="0.3304758743224" calcext:value-type="float">
            <text:p>0.3305</text:p>
          </table:table-cell>
          <table:table-cell table:style-name="ce6" table:formula="of:=[.N3]/[.N9]" office:value-type="float" office:value="0.718920162977761" calcext:value-type="float">
            <text:p>0.7189</text:p>
          </table:table-cell>
          <table:table-cell table:style-name="ce6" table:formula="of:=[.O3]/[.O9]" office:value-type="float" office:value="1.38302319720243" calcext:value-type="float">
            <text:p>1.3830</text:p>
          </table:table-cell>
          <table:table-cell table:style-name="ce6" table:formula="of:=[.P3]/[.P9]" office:value-type="float" office:value="1.70693195403999" calcext:value-type="float">
            <text:p>1.7069</text:p>
          </table:table-cell>
          <table:table-cell table:style-name="ce6" table:formula="of:=[.Q3]/[.Q9]" office:value-type="float" office:value="1.5388770055835" calcext:value-type="float">
            <text:p>1.5389</text:p>
          </table:table-cell>
          <table:table-cell table:style-name="ce6" table:formula="of:=[.R3]/[.R9]" office:value-type="float" office:value="1.31047057565379" calcext:value-type="float">
            <text:p>1.3105</text:p>
          </table:table-cell>
          <table:table-cell table:style-name="ce6" table:formula="of:=[.S3]/[.S9]" office:value-type="float" office:value="1.53395133761757" calcext:value-type="float">
            <text:p>1.5340</text:p>
          </table:table-cell>
          <table:table-cell table:style-name="ce6" table:formula="of:=[.T3]/[.T9]" office:value-type="float" office:value="1.15127513773744" calcext:value-type="float">
            <text:p>1.1513</text:p>
          </table:table-cell>
          <table:table-cell table:style-name="ce6" table:formula="of:=[.U3]/[.U9]" office:value-type="float" office:value="1.51827284749897" calcext:value-type="float">
            <text:p>1.5183</text:p>
          </table:table-cell>
          <table:table-cell table:style-name="ce6" table:formula="of:=[.V3]/[.V9]" office:value-type="float" office:value="0.739547952648557" calcext:value-type="float">
            <text:p>0.7395</text:p>
          </table:table-cell>
          <table:table-cell table:style-name="ce6" table:formula="of:=[.W3]/[.W9]" office:value-type="string" office:string-value="" calcext:value-type="error">
            <text:p>#DIV/0!</text:p>
          </table:table-cell>
          <table:table-cell table:style-name="ce6" table:formula="of:=[.X3]/[.X9]" office:value-type="string" office:string-value="" calcext:value-type="error">
            <text:p>#DIV/0!</text:p>
          </table:table-cell>
          <table:table-cell table:style-name="ce6" table:formula="of:=[.Y3]/[.Y9]" office:value-type="string" office:string-value="" calcext:value-type="error">
            <text:p>#DIV/0!</text:p>
          </table:table-cell>
          <table:table-cell table:style-name="ce6" table:formula="of:=[.Z3]/[.Z9]" office:value-type="string" office:string-value="" calcext:value-type="error">
            <text:p>#DIV/0!</text:p>
          </table:table-cell>
          <table:table-cell table:style-name="ce6" table:formula="of:=[.AA3]/[.AA9]" office:value-type="string" office:string-value="" calcext:value-type="error">
            <text:p>#DIV/0!</text:p>
          </table:table-cell>
          <table:table-cell table:style-name="ce6" table:formula="of:=[.AB3]/[.AB9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2-16</text:p>
          </table:table-cell>
          <table:table-cell table:style-name="ce6" table:formula="of:=[.C3]/[.C10]" office:value-type="float" office:value="0.139106711112306" calcext:value-type="float">
            <text:p>0.1391</text:p>
          </table:table-cell>
          <table:table-cell table:style-name="ce6" table:formula="of:=[.D3]/[.D10]" office:value-type="float" office:value="0.140246318074672" calcext:value-type="float">
            <text:p>0.1402</text:p>
          </table:table-cell>
          <table:table-cell table:style-name="ce6" table:formula="of:=[.E3]/[.E10]" office:value-type="float" office:value="0.148759861505572" calcext:value-type="float">
            <text:p>0.1488</text:p>
          </table:table-cell>
          <table:table-cell table:style-name="ce6" table:formula="of:=[.J3]/[.J10]" office:value-type="float" office:value="0.207983143236636" calcext:value-type="float">
            <text:p>0.2080</text:p>
          </table:table-cell>
          <table:table-cell table:style-name="ce6" table:formula="of:=[.G3]/[.G10]" office:value-type="float" office:value="0.383472888216274" calcext:value-type="float">
            <text:p>0.3835</text:p>
          </table:table-cell>
          <table:table-cell table:style-name="ce6" table:formula="of:=[.H3]/[.H10]" office:value-type="string" office:string-value="" calcext:value-type="error">
            <text:p>#DIV/0!</text:p>
          </table:table-cell>
          <table:table-cell table:style-name="ce6" table:formula="of:=[.I3]/[.I10]" office:value-type="float" office:value="0.149653930393403" calcext:value-type="float">
            <text:p>0.1497</text:p>
          </table:table-cell>
          <table:table-cell table:style-name="ce6" table:formula="of:=[.J3]/[.J10]" office:value-type="float" office:value="0.207983143236636" calcext:value-type="float">
            <text:p>0.2080</text:p>
          </table:table-cell>
          <table:table-cell table:style-name="ce6" table:formula="of:=[.K3]/[.K10]" office:value-type="float" office:value="1.13190932006658" calcext:value-type="float">
            <text:p>1.1319</text:p>
          </table:table-cell>
          <table:table-cell table:style-name="ce6" table:formula="of:=[.L3]/[.L10]" office:value-type="float" office:value="0.717166684329797" calcext:value-type="float">
            <text:p>0.7172</text:p>
          </table:table-cell>
          <table:table-cell table:style-name="ce6" table:formula="of:=[.M3]/[.M10]" office:value-type="float" office:value="0.336530666160057" calcext:value-type="float">
            <text:p>0.3365</text:p>
          </table:table-cell>
          <table:table-cell table:style-name="ce6" table:formula="of:=[.N3]/[.N10]" office:value-type="float" office:value="0.729053173199877" calcext:value-type="float">
            <text:p>0.7291</text:p>
          </table:table-cell>
          <table:table-cell table:style-name="ce6" table:formula="of:=[.O3]/[.O10]" office:value-type="float" office:value="1.38302319720243" calcext:value-type="float">
            <text:p>1.3830</text:p>
          </table:table-cell>
          <table:table-cell table:style-name="ce6" table:formula="of:=[.P3]/[.P10]" office:value-type="float" office:value="1.70693195403999" calcext:value-type="float">
            <text:p>1.7069</text:p>
          </table:table-cell>
          <table:table-cell table:style-name="ce6" table:formula="of:=[.Q3]/[.Q10]" office:value-type="float" office:value="1.5388770055835" calcext:value-type="float">
            <text:p>1.5389</text:p>
          </table:table-cell>
          <table:table-cell table:style-name="ce6" table:formula="of:=[.R3]/[.R10]" office:value-type="float" office:value="1.31047057565379" calcext:value-type="float">
            <text:p>1.3105</text:p>
          </table:table-cell>
          <table:table-cell table:style-name="ce6" table:formula="of:=[.S3]/[.S10]" office:value-type="float" office:value="1.53395133761757" calcext:value-type="float">
            <text:p>1.5340</text:p>
          </table:table-cell>
          <table:table-cell table:style-name="ce6" table:formula="of:=[.T3]/[.T10]" office:value-type="float" office:value="1.15127513773744" calcext:value-type="float">
            <text:p>1.1513</text:p>
          </table:table-cell>
          <table:table-cell table:style-name="ce6" table:formula="of:=[.U3]/[.U10]" office:value-type="float" office:value="1.51827284749897" calcext:value-type="float">
            <text:p>1.5183</text:p>
          </table:table-cell>
          <table:table-cell table:style-name="ce6" table:formula="of:=[.V3]/[.V10]" office:value-type="float" office:value="0.739547952648557" calcext:value-type="float">
            <text:p>0.7395</text:p>
          </table:table-cell>
          <table:table-cell table:style-name="ce6" table:formula="of:=[.W3]/[.W10]" office:value-type="string" office:string-value="" calcext:value-type="error">
            <text:p>#DIV/0!</text:p>
          </table:table-cell>
          <table:table-cell table:style-name="ce6" table:formula="of:=[.X3]/[.X10]" office:value-type="string" office:string-value="" calcext:value-type="error">
            <text:p>#DIV/0!</text:p>
          </table:table-cell>
          <table:table-cell table:style-name="ce6" table:formula="of:=[.Y3]/[.Y10]" office:value-type="string" office:string-value="" calcext:value-type="error">
            <text:p>#DIV/0!</text:p>
          </table:table-cell>
          <table:table-cell table:style-name="ce6" table:formula="of:=[.Z3]/[.Z10]" office:value-type="string" office:string-value="" calcext:value-type="error">
            <text:p>#DIV/0!</text:p>
          </table:table-cell>
          <table:table-cell table:style-name="ce6" table:formula="of:=[.AA3]/[.AA10]" office:value-type="string" office:string-value="" calcext:value-type="error">
            <text:p>#DIV/0!</text:p>
          </table:table-cell>
          <table:table-cell table:style-name="ce6" table:formula="of:=[.AB3]/[.AB10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4-16</text:p>
          </table:table-cell>
          <table:table-cell table:style-name="ce6" table:formula="of:=[.C3]/[.C11]" office:value-type="float" office:value="0.138869921807239" calcext:value-type="float">
            <text:p>0.1389</text:p>
          </table:table-cell>
          <table:table-cell table:style-name="ce6" table:formula="of:=[.D3]/[.D11]" office:value-type="float" office:value="0.142371608115885" calcext:value-type="float">
            <text:p>0.1424</text:p>
          </table:table-cell>
          <table:table-cell table:style-name="ce6" table:formula="of:=[.E3]/[.E11]" office:value-type="float" office:value="0.148278994493073" calcext:value-type="float">
            <text:p>0.1483</text:p>
          </table:table-cell>
          <table:table-cell table:style-name="ce6" table:formula="of:=[.J3]/[.J11]" office:value-type="float" office:value="0.208110221408727" calcext:value-type="float">
            <text:p>0.2081</text:p>
          </table:table-cell>
          <table:table-cell table:style-name="ce6" table:formula="of:=[.G3]/[.G11]" office:value-type="float" office:value="0.383472888216274" calcext:value-type="float">
            <text:p>0.3835</text:p>
          </table:table-cell>
          <table:table-cell table:style-name="ce6" table:formula="of:=[.H3]/[.H11]" office:value-type="string" office:string-value="" calcext:value-type="error">
            <text:p>#DIV/0!</text:p>
          </table:table-cell>
          <table:table-cell table:style-name="ce6" table:formula="of:=[.I3]/[.I11]" office:value-type="float" office:value="0.149653930393403" calcext:value-type="float">
            <text:p>0.1497</text:p>
          </table:table-cell>
          <table:table-cell table:style-name="ce6" table:formula="of:=[.J3]/[.J11]" office:value-type="float" office:value="0.208110221408727" calcext:value-type="float">
            <text:p>0.2081</text:p>
          </table:table-cell>
          <table:table-cell table:style-name="ce6" table:formula="of:=[.K3]/[.K11]" office:value-type="float" office:value="1.13326246968829" calcext:value-type="float">
            <text:p>1.1333</text:p>
          </table:table-cell>
          <table:table-cell table:style-name="ce6" table:formula="of:=[.L3]/[.L11]" office:value-type="float" office:value="0.723563948294174" calcext:value-type="float">
            <text:p>0.7236</text:p>
          </table:table-cell>
          <table:table-cell table:style-name="ce6" table:formula="of:=[.M3]/[.M11]" office:value-type="float" office:value="0.347829063003798" calcext:value-type="float">
            <text:p>0.3478</text:p>
          </table:table-cell>
          <table:table-cell table:style-name="ce6" table:formula="of:=[.N3]/[.N11]" office:value-type="float" office:value="0.733243763067724" calcext:value-type="float">
            <text:p>0.7332</text:p>
          </table:table-cell>
          <table:table-cell table:style-name="ce6" table:formula="of:=[.O3]/[.O11]" office:value-type="float" office:value="1.38302319720243" calcext:value-type="float">
            <text:p>1.3830</text:p>
          </table:table-cell>
          <table:table-cell table:style-name="ce6" table:formula="of:=[.P3]/[.P11]" office:value-type="float" office:value="1.70693195403999" calcext:value-type="float">
            <text:p>1.7069</text:p>
          </table:table-cell>
          <table:table-cell table:style-name="ce6" table:formula="of:=[.Q3]/[.Q11]" office:value-type="float" office:value="1.5388770055835" calcext:value-type="float">
            <text:p>1.5389</text:p>
          </table:table-cell>
          <table:table-cell table:style-name="ce6" table:formula="of:=[.R3]/[.R11]" office:value-type="float" office:value="1.31047057565379" calcext:value-type="float">
            <text:p>1.3105</text:p>
          </table:table-cell>
          <table:table-cell table:style-name="ce6" table:formula="of:=[.S3]/[.S11]" office:value-type="float" office:value="1.53395133761757" calcext:value-type="float">
            <text:p>1.5340</text:p>
          </table:table-cell>
          <table:table-cell table:style-name="ce6" table:formula="of:=[.T3]/[.T11]" office:value-type="float" office:value="1.15127513773744" calcext:value-type="float">
            <text:p>1.1513</text:p>
          </table:table-cell>
          <table:table-cell table:style-name="ce6" table:formula="of:=[.U3]/[.U11]" office:value-type="float" office:value="1.51827284749897" calcext:value-type="float">
            <text:p>1.5183</text:p>
          </table:table-cell>
          <table:table-cell table:style-name="ce6" table:formula="of:=[.V3]/[.V11]" office:value-type="float" office:value="0.739547952648557" calcext:value-type="float">
            <text:p>0.7395</text:p>
          </table:table-cell>
          <table:table-cell table:style-name="ce6" table:formula="of:=[.W3]/[.W11]" office:value-type="string" office:string-value="" calcext:value-type="error">
            <text:p>#DIV/0!</text:p>
          </table:table-cell>
          <table:table-cell table:style-name="ce6" table:formula="of:=[.X3]/[.X11]" office:value-type="string" office:string-value="" calcext:value-type="error">
            <text:p>#DIV/0!</text:p>
          </table:table-cell>
          <table:table-cell table:style-name="ce6" table:formula="of:=[.Y3]/[.Y11]" office:value-type="string" office:string-value="" calcext:value-type="error">
            <text:p>#DIV/0!</text:p>
          </table:table-cell>
          <table:table-cell table:style-name="ce6" table:formula="of:=[.Z3]/[.Z11]" office:value-type="string" office:string-value="" calcext:value-type="error">
            <text:p>#DIV/0!</text:p>
          </table:table-cell>
          <table:table-cell table:style-name="ce6" table:formula="of:=[.AA3]/[.AA11]" office:value-type="string" office:string-value="" calcext:value-type="error">
            <text:p>#DIV/0!</text:p>
          </table:table-cell>
          <table:table-cell table:style-name="ce6" table:formula="of:=[.AB3]/[.AB11]" office:value-type="string" office:string-value="" calcext:value-type="error">
            <text:p>#DIV/0!</text:p>
          </table:table-cell>
        </table:table-row>
        <table:table-row table:style-name="ro1">
          <table:covered-table-cell/>
          <table:table-cell office:value-type="string" calcext:value-type="string">
            <text:p>PIM8-16</text:p>
          </table:table-cell>
          <table:table-cell table:style-name="ce6" table:formula="of:=[.C3]/[.C12]" office:value-type="float" office:value="0.141942257196987" calcext:value-type="float">
            <text:p>0.1419</text:p>
          </table:table-cell>
          <table:table-cell table:style-name="ce6" table:formula="of:=[.D3]/[.D12]" office:value-type="float" office:value="0.144655969596895" calcext:value-type="float">
            <text:p>0.1447</text:p>
          </table:table-cell>
          <table:table-cell table:style-name="ce6" table:formula="of:=[.E3]/[.E12]" office:value-type="float" office:value="0.151356077800576" calcext:value-type="float">
            <text:p>0.1514</text:p>
          </table:table-cell>
          <table:table-cell table:style-name="ce6" table:formula="of:=[.J3]/[.J12]" office:value-type="float" office:value="0.208989899294119" calcext:value-type="float">
            <text:p>0.2090</text:p>
          </table:table-cell>
          <table:table-cell table:style-name="ce6" table:formula="of:=[.G3]/[.G12]" office:value-type="float" office:value="0.383827168780608" calcext:value-type="float">
            <text:p>0.3838</text:p>
          </table:table-cell>
          <table:table-cell table:style-name="ce6" table:formula="of:=[.H3]/[.H12]" office:value-type="string" office:string-value="" calcext:value-type="error">
            <text:p>#DIV/0!</text:p>
          </table:table-cell>
          <table:table-cell table:style-name="ce6" table:formula="of:=[.I3]/[.I12]" office:value-type="float" office:value="0.149653930393403" calcext:value-type="float">
            <text:p>0.1497</text:p>
          </table:table-cell>
          <table:table-cell table:style-name="ce6" table:formula="of:=[.J3]/[.J12]" office:value-type="float" office:value="0.208989899294119" calcext:value-type="float">
            <text:p>0.2090</text:p>
          </table:table-cell>
          <table:table-cell table:style-name="ce6" table:formula="of:=[.K3]/[.K12]" office:value-type="float" office:value="1.13290062887797" calcext:value-type="float">
            <text:p>1.1329</text:p>
          </table:table-cell>
          <table:table-cell table:style-name="ce6" table:formula="of:=[.L3]/[.L12]" office:value-type="float" office:value="0.730718700869273" calcext:value-type="float">
            <text:p>0.7307</text:p>
          </table:table-cell>
          <table:table-cell table:style-name="ce6" table:formula="of:=[.M3]/[.M12]" office:value-type="float" office:value="0.364436628560621" calcext:value-type="float">
            <text:p>0.3644</text:p>
          </table:table-cell>
          <table:table-cell table:style-name="ce6" table:formula="of:=[.N3]/[.N12]" office:value-type="float" office:value="0.741707238168694" calcext:value-type="float">
            <text:p>0.7417</text:p>
          </table:table-cell>
          <table:table-cell table:style-name="ce6" table:formula="of:=[.O3]/[.O12]" office:value-type="float" office:value="1.38302319720243" calcext:value-type="float">
            <text:p>1.3830</text:p>
          </table:table-cell>
          <table:table-cell table:style-name="ce6" table:formula="of:=[.P3]/[.P12]" office:value-type="float" office:value="1.70693195403999" calcext:value-type="float">
            <text:p>1.7069</text:p>
          </table:table-cell>
          <table:table-cell table:style-name="ce6" table:formula="of:=[.Q3]/[.Q12]" office:value-type="float" office:value="1.5388770055835" calcext:value-type="float">
            <text:p>1.5389</text:p>
          </table:table-cell>
          <table:table-cell table:style-name="ce6" table:formula="of:=[.R3]/[.R12]" office:value-type="float" office:value="1.31047057565379" calcext:value-type="float">
            <text:p>1.3105</text:p>
          </table:table-cell>
          <table:table-cell table:style-name="ce6" table:formula="of:=[.S3]/[.S12]" office:value-type="float" office:value="1.53395133761757" calcext:value-type="float">
            <text:p>1.5340</text:p>
          </table:table-cell>
          <table:table-cell table:style-name="ce6" table:formula="of:=[.T3]/[.T12]" office:value-type="float" office:value="1.15127513773744" calcext:value-type="float">
            <text:p>1.1513</text:p>
          </table:table-cell>
          <table:table-cell table:style-name="ce6" table:formula="of:=[.U3]/[.U12]" office:value-type="float" office:value="1.51827284749897" calcext:value-type="float">
            <text:p>1.5183</text:p>
          </table:table-cell>
          <table:table-cell table:style-name="ce6" table:formula="of:=[.V3]/[.V12]" office:value-type="float" office:value="0.739547952648557" calcext:value-type="float">
            <text:p>0.7395</text:p>
          </table:table-cell>
          <table:table-cell table:style-name="ce6" table:formula="of:=[.W3]/[.W12]" office:value-type="string" office:string-value="" calcext:value-type="error">
            <text:p>#DIV/0!</text:p>
          </table:table-cell>
          <table:table-cell table:style-name="ce6" table:formula="of:=[.X3]/[.X12]" office:value-type="string" office:string-value="" calcext:value-type="error">
            <text:p>#DIV/0!</text:p>
          </table:table-cell>
          <table:table-cell table:style-name="ce6" table:formula="of:=[.Y3]/[.Y12]" office:value-type="string" office:string-value="" calcext:value-type="error">
            <text:p>#DIV/0!</text:p>
          </table:table-cell>
          <table:table-cell table:style-name="ce6" table:formula="of:=[.Z3]/[.Z12]" office:value-type="string" office:string-value="" calcext:value-type="error">
            <text:p>#DIV/0!</text:p>
          </table:table-cell>
          <table:table-cell table:style-name="ce6" table:formula="of:=[.AA3]/[.AA12]" office:value-type="string" office:string-value="" calcext:value-type="error">
            <text:p>#DIV/0!</text:p>
          </table:table-cell>
          <table:table-cell table:style-name="ce6" table:formula="of:=[.AB3]/[.AB12]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28"/>
        </table:table-row>
        <table:table-row table:style-name="ro1">
          <table:table-cell/>
          <table:table-cell office:value-type="string" calcext:value-type="string">
            <text:p>FOOTPRINT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308" calcext:value-type="float">
            <text:p>308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91" calcext:value-type="float">
            <text:p>191</text:p>
          </table:table-cell>
          <table:table-cell office:value-type="float" office:value="85" calcext:value-type="float">
            <text:p>85</text:p>
          </table:table-cell>
          <table:table-cell office:value-type="float" office:value="678" calcext:value-type="float">
            <text:p>678</text:p>
          </table:table-cell>
          <table:table-cell table:number-columns-repeated="4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3" office:value-type="string" calcext:value-type="string">
            <text:p>TLB=128</text:p>
          </table:table-cell>
          <table:table-cell table:style-name="ce2" table:number-columns-repeated="7"/>
          <table:table-cell/>
          <table:table-cell table:style-name="ce3" office:value-type="string" calcext:value-type="string">
            <text:p>TLB=128</text:p>
          </table:table-cell>
          <table:table-cell table:style-name="ce2" table:number-columns-repeated="7"/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Slowdown</text:p>
          </table:table-cell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/>
          <table:table-cell table:style-name="ce3" office:value-type="string" calcext:value-type="string">
            <text:p>Slowdown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1ch (CPU)</text:p>
          </table:table-cell>
          <table:table-cell table:number-columns-repeated="7" table:style-name="ce6" office:value-type="float" office:value="1" calcext:value-type="float">
            <text:p>1.0000</text:p>
          </table:table-cell>
          <table:table-cell/>
          <table:table-cell table:style-name="ce4" office:value-type="string" calcext:value-type="string">
            <text:p>1ch (CPU)</text:p>
          </table:table-cell>
          <table:table-cell table:number-columns-repeated="7" table:style-name="ce6" office:value-type="float" office:value="1" calcext:value-type="float">
            <text:p>1.0000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16ch (Perfect PIM)</text:p>
          </table:table-cell>
          <table:table-cell table:style-name="ce6" office:value-type="float" office:value="1.31305984205744" calcext:value-type="float">
            <text:p>1.3131</text:p>
          </table:table-cell>
          <table:table-cell table:style-name="ce6" office:value-type="float" office:value="1.34082401302406" calcext:value-type="float">
            <text:p>1.3408</text:p>
          </table:table-cell>
          <table:table-cell table:style-name="ce6" office:value-type="float" office:value="1.39759092566623" calcext:value-type="float">
            <text:p>1.3976</text:p>
          </table:table-cell>
          <table:table-cell table:style-name="ce6" office:value-type="float" office:value="2.34524358627932" calcext:value-type="float">
            <text:p>2.3452</text:p>
          </table:table-cell>
          <table:table-cell table:style-name="ce6" office:value-type="float" office:value="2.03635126619925" calcext:value-type="float">
            <text:p>2.0364</text:p>
          </table:table-cell>
          <table:table-cell table:style-name="ce6" office:value-type="float" office:value="1.97157171099329" calcext:value-type="float">
            <text:p>1.9716</text:p>
          </table:table-cell>
          <table:table-cell table:style-name="ce6" office:value-type="float" office:value="2.34524358627932" calcext:value-type="float">
            <text:p>2.3452</text:p>
          </table:table-cell>
          <table:table-cell/>
          <table:table-cell table:style-name="ce5" office:value-type="string" calcext:value-type="string">
            <text:p>16ch (Perfect PIM)</text:p>
          </table:table-cell>
          <table:table-cell table:style-name="ce6" office:value-type="float" office:value="1.95713917522054" calcext:value-type="float">
            <text:p>1.9571</text:p>
          </table:table-cell>
          <table:table-cell table:style-name="ce6" office:value-type="float" office:value="1.65852737250527" calcext:value-type="float">
            <text:p>1.6585</text:p>
          </table:table-cell>
          <table:table-cell table:style-name="ce6" office:value-type="float" office:value="1.51250981200626" calcext:value-type="float">
            <text:p>1.5125</text:p>
          </table:table-cell>
          <table:table-cell table:style-name="ce6" office:value-type="float" office:value="1.96294191480364" calcext:value-type="float">
            <text:p>1.9629</text:p>
          </table:table-cell>
          <table:table-cell table:style-name="ce6" office:value-type="float" office:value="1.97735217540076" calcext:value-type="float">
            <text:p>1.9774</text:p>
          </table:table-cell>
          <table:table-cell table:style-name="ce6" office:value-type="float" office:value="1.91214677428799" calcext:value-type="float">
            <text:p>1.9121</text:p>
          </table:table-cell>
          <table:table-cell table:style-name="ce6" office:value-type="float" office:value="1.41910696595216" calcext:value-type="float">
            <text:p>1.419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1-16(miss)</text:p>
          </table:table-cell>
          <table:table-cell table:style-name="ce6" office:value-type="float" office:value="1.07232843956261" calcext:value-type="float">
            <text:p>1.0723</text:p>
          </table:table-cell>
          <table:table-cell table:style-name="ce6" office:value-type="float" office:value="1.10961524522571" calcext:value-type="float">
            <text:p>1.1096</text:p>
          </table:table-cell>
          <table:table-cell table:style-name="ce6" office:value-type="float" office:value="1.1532166412316" calcext:value-type="float">
            <text:p>1.1532</text:p>
          </table:table-cell>
          <table:table-cell table:style-name="ce6" office:value-type="float" office:value="1.94037340723453" calcext:value-type="float">
            <text:p>1.9404</text:p>
          </table:table-cell>
          <table:table-cell table:style-name="ce6" office:value-type="float" office:value="1.82216051808989" calcext:value-type="float">
            <text:p>1.8222</text:p>
          </table:table-cell>
          <table:table-cell table:style-name="ce6" office:value-type="float" office:value="0.892047326052338" calcext:value-type="float">
            <text:p>0.8920</text:p>
          </table:table-cell>
          <table:table-cell table:style-name="ce6" office:value-type="float" office:value="1.94037340723453" calcext:value-type="float">
            <text:p>1.9404</text:p>
          </table:table-cell>
          <table:table-cell/>
          <table:table-cell table:style-name="ce4" office:value-type="string" calcext:value-type="string">
            <text:p>PIM1-16(miss)</text:p>
          </table:table-cell>
          <table:table-cell table:style-name="ce6" office:value-type="float" office:value="1.4126449706913" calcext:value-type="float">
            <text:p>1.4126</text:p>
          </table:table-cell>
          <table:table-cell table:style-name="ce6" office:value-type="float" office:value="1.25753666432498" calcext:value-type="float">
            <text:p>1.2575</text:p>
          </table:table-cell>
          <table:table-cell table:style-name="ce6" office:value-type="float" office:value="1.45610862888353" calcext:value-type="float">
            <text:p>1.4561</text:p>
          </table:table-cell>
          <table:table-cell table:style-name="ce6" office:value-type="float" office:value="1.8377848929869" calcext:value-type="float">
            <text:p>1.8378</text:p>
          </table:table-cell>
          <table:table-cell table:style-name="ce6" office:value-type="float" office:value="1.87543554622317" calcext:value-type="float">
            <text:p>1.8754</text:p>
          </table:table-cell>
          <table:table-cell table:style-name="ce6" office:value-type="float" office:value="1.74553274635559" calcext:value-type="float">
            <text:p>1.7455</text:p>
          </table:table-cell>
          <table:table-cell table:style-name="ce6" office:value-type="float" office:value="1.29418302972588" calcext:value-type="float">
            <text:p>1.2942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2-16(miss)</text:p>
          </table:table-cell>
          <table:table-cell table:style-name="ce6" office:value-type="float" office:value="1.08523665115839" calcext:value-type="float">
            <text:p>1.0852</text:p>
          </table:table-cell>
          <table:table-cell table:style-name="ce6" office:value-type="float" office:value="1.09641922634064" calcext:value-type="float">
            <text:p>1.0964</text:p>
          </table:table-cell>
          <table:table-cell table:style-name="ce6" office:value-type="float" office:value="1.14164206517097" calcext:value-type="float">
            <text:p>1.1416</text:p>
          </table:table-cell>
          <table:table-cell table:style-name="ce6" office:value-type="float" office:value="1.94346279184226" calcext:value-type="float">
            <text:p>1.9435</text:p>
          </table:table-cell>
          <table:table-cell table:style-name="ce6" office:value-type="float" office:value="1.81825787902994" calcext:value-type="float">
            <text:p>1.8183</text:p>
          </table:table-cell>
          <table:table-cell table:style-name="ce6" office:value-type="float" office:value="0.892047326052338" calcext:value-type="float">
            <text:p>0.8920</text:p>
          </table:table-cell>
          <table:table-cell table:style-name="ce6" office:value-type="float" office:value="1.94346279184226" calcext:value-type="float">
            <text:p>1.9435</text:p>
          </table:table-cell>
          <table:table-cell/>
          <table:table-cell table:style-name="ce4" office:value-type="string" calcext:value-type="string">
            <text:p>PIM2-16(miss)</text:p>
          </table:table-cell>
          <table:table-cell table:style-name="ce6" office:value-type="float" office:value="1.41526702924685" calcext:value-type="float">
            <text:p>1.4153</text:p>
          </table:table-cell>
          <table:table-cell table:style-name="ce6" office:value-type="float" office:value="1.26119034676737" calcext:value-type="float">
            <text:p>1.2612</text:p>
          </table:table-cell>
          <table:table-cell table:style-name="ce6" office:value-type="float" office:value="1.46604274301016" calcext:value-type="float">
            <text:p>1.4660</text:p>
          </table:table-cell>
          <table:table-cell table:style-name="ce6" office:value-type="float" office:value="1.8377848929869" calcext:value-type="float">
            <text:p>1.8378</text:p>
          </table:table-cell>
          <table:table-cell table:style-name="ce6" office:value-type="float" office:value="1.87543554622317" calcext:value-type="float">
            <text:p>1.8754</text:p>
          </table:table-cell>
          <table:table-cell table:style-name="ce6" office:value-type="float" office:value="1.74466415752681" calcext:value-type="float">
            <text:p>1.7447</text:p>
          </table:table-cell>
          <table:table-cell table:style-name="ce6" office:value-type="float" office:value="1.29494127887058" calcext:value-type="float">
            <text:p>1.2949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4-16(miss)</text:p>
          </table:table-cell>
          <table:table-cell table:style-name="ce6" office:value-type="float" office:value="1.07289324230468" calcext:value-type="float">
            <text:p>1.0729</text:p>
          </table:table-cell>
          <table:table-cell table:style-name="ce6" office:value-type="float" office:value="1.10134184552128" calcext:value-type="float">
            <text:p>1.1013</text:p>
          </table:table-cell>
          <table:table-cell table:style-name="ce6" office:value-type="float" office:value="1.14662251235346" calcext:value-type="float">
            <text:p>1.1466</text:p>
          </table:table-cell>
          <table:table-cell table:style-name="ce6" office:value-type="float" office:value="1.94062056671173" calcext:value-type="float">
            <text:p>1.9406</text:p>
          </table:table-cell>
          <table:table-cell table:style-name="ce6" office:value-type="float" office:value="1.81825787902994" calcext:value-type="float">
            <text:p>1.8183</text:p>
          </table:table-cell>
          <table:table-cell table:style-name="ce6" office:value-type="float" office:value="0.892047326052338" calcext:value-type="float">
            <text:p>0.8920</text:p>
          </table:table-cell>
          <table:table-cell table:style-name="ce6" office:value-type="float" office:value="1.94062056671173" calcext:value-type="float">
            <text:p>1.9406</text:p>
          </table:table-cell>
          <table:table-cell/>
          <table:table-cell table:style-name="ce4" office:value-type="string" calcext:value-type="string">
            <text:p>PIM4-16(miss)</text:p>
          </table:table-cell>
          <table:table-cell table:style-name="ce6" office:value-type="float" office:value="1.41388351122213" calcext:value-type="float">
            <text:p>1.4139</text:p>
          </table:table-cell>
          <table:table-cell table:style-name="ce6" office:value-type="float" office:value="1.26276408274944" calcext:value-type="float">
            <text:p>1.2628</text:p>
          </table:table-cell>
          <table:table-cell table:style-name="ce6" office:value-type="float" office:value="1.48318685087808" calcext:value-type="float">
            <text:p>1.4832</text:p>
          </table:table-cell>
          <table:table-cell table:style-name="ce6" office:value-type="float" office:value="1.8377848929869" calcext:value-type="float">
            <text:p>1.8378</text:p>
          </table:table-cell>
          <table:table-cell table:style-name="ce6" office:value-type="float" office:value="1.87543554622317" calcext:value-type="float">
            <text:p>1.8754</text:p>
          </table:table-cell>
          <table:table-cell table:style-name="ce6" office:value-type="float" office:value="1.74267552727038" calcext:value-type="float">
            <text:p>1.7427</text:p>
          </table:table-cell>
          <table:table-cell table:style-name="ce6" office:value-type="float" office:value="1.29745215852356" calcext:value-type="float">
            <text:p>1.297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8-16(miss)</text:p>
          </table:table-cell>
          <table:table-cell table:style-name="ce6" office:value-type="float" office:value="1.12198566563442" calcext:value-type="float">
            <text:p>1.1220</text:p>
          </table:table-cell>
          <table:table-cell table:style-name="ce6" office:value-type="float" office:value="1.11143496324678" calcext:value-type="float">
            <text:p>1.1114</text:p>
          </table:table-cell>
          <table:table-cell table:style-name="ce6" office:value-type="float" office:value="1.15745353623399" calcext:value-type="float">
            <text:p>1.1575</text:p>
          </table:table-cell>
          <table:table-cell table:style-name="ce6" office:value-type="float" office:value="1.93834317317677" calcext:value-type="float">
            <text:p>1.9383</text:p>
          </table:table-cell>
          <table:table-cell table:style-name="ce6" office:value-type="float" office:value="1.81825787902994" calcext:value-type="float">
            <text:p>1.8183</text:p>
          </table:table-cell>
          <table:table-cell table:style-name="ce6" office:value-type="float" office:value="0.889986371524736" calcext:value-type="float">
            <text:p>0.8900</text:p>
          </table:table-cell>
          <table:table-cell table:style-name="ce6" office:value-type="float" office:value="1.93834317317677" calcext:value-type="float">
            <text:p>1.9383</text:p>
          </table:table-cell>
          <table:table-cell/>
          <table:table-cell table:style-name="ce4" office:value-type="string" calcext:value-type="string">
            <text:p>PIM8-16(miss)</text:p>
          </table:table-cell>
          <table:table-cell table:style-name="ce6" office:value-type="float" office:value="1.41511200522364" calcext:value-type="float">
            <text:p>1.4151</text:p>
          </table:table-cell>
          <table:table-cell table:style-name="ce6" office:value-type="float" office:value="1.27174112450239" calcext:value-type="float">
            <text:p>1.2717</text:p>
          </table:table-cell>
          <table:table-cell table:style-name="ce6" office:value-type="float" office:value="1.51063141471765" calcext:value-type="float">
            <text:p>1.5106</text:p>
          </table:table-cell>
          <table:table-cell table:style-name="ce6" office:value-type="float" office:value="1.84443823971982" calcext:value-type="float">
            <text:p>1.8444</text:p>
          </table:table-cell>
          <table:table-cell table:style-name="ce6" office:value-type="float" office:value="1.88241967443988" calcext:value-type="float">
            <text:p>1.8824</text:p>
          </table:table-cell>
          <table:table-cell table:style-name="ce6" office:value-type="float" office:value="1.74327232496382" calcext:value-type="float">
            <text:p>1.7433</text:p>
          </table:table-cell>
          <table:table-cell table:style-name="ce6" office:value-type="float" office:value="1.30534983378362" calcext:value-type="float">
            <text:p>1.305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1-16</text:p>
          </table:table-cell>
          <table:table-cell table:style-name="ce6" office:value-type="float" office:value="0.139106711112306" calcext:value-type="float">
            <text:p>0.1391</text:p>
          </table:table-cell>
          <table:table-cell table:style-name="ce6" office:value-type="float" office:value="0.139621282233778" calcext:value-type="float">
            <text:p>0.1396</text:p>
          </table:table-cell>
          <table:table-cell table:style-name="ce6" office:value-type="float" office:value="0.148948627856646" calcext:value-type="float">
            <text:p>0.1489</text:p>
          </table:table-cell>
          <table:table-cell table:style-name="ce6" office:value-type="float" office:value="0.208213897396978" calcext:value-type="float">
            <text:p>0.2082</text:p>
          </table:table-cell>
          <table:table-cell table:style-name="ce6" office:value-type="float" office:value="0.383472888216274" calcext:value-type="float">
            <text:p>0.3835</text:p>
          </table:table-cell>
          <table:table-cell table:style-name="ce6" office:value-type="float" office:value="0.149622722071669" calcext:value-type="float">
            <text:p>0.1496</text:p>
          </table:table-cell>
          <table:table-cell table:style-name="ce6" office:value-type="float" office:value="0.208213897396978" calcext:value-type="float">
            <text:p>0.2082</text:p>
          </table:table-cell>
          <table:table-cell/>
          <table:table-cell table:style-name="ce4" office:value-type="string" calcext:value-type="string">
            <text:p>PIM1-16</text:p>
          </table:table-cell>
          <table:table-cell table:style-name="ce6" office:value-type="float" office:value="1.13030189883903" calcext:value-type="float">
            <text:p>1.1303</text:p>
          </table:table-cell>
          <table:table-cell table:style-name="ce6" office:value-type="float" office:value="0.713900106020179" calcext:value-type="float">
            <text:p>0.7139</text:p>
          </table:table-cell>
          <table:table-cell table:style-name="ce6" office:value-type="float" office:value="0.3304758743224" calcext:value-type="float">
            <text:p>0.3305</text:p>
          </table:table-cell>
          <table:table-cell table:style-name="ce6" office:value-type="float" office:value="1.53395133761757" calcext:value-type="float">
            <text:p>1.5340</text:p>
          </table:table-cell>
          <table:table-cell table:style-name="ce6" office:value-type="float" office:value="1.15127513773744" calcext:value-type="float">
            <text:p>1.1513</text:p>
          </table:table-cell>
          <table:table-cell table:style-name="ce6" office:value-type="float" office:value="1.51827284749897" calcext:value-type="float">
            <text:p>1.5183</text:p>
          </table:table-cell>
          <table:table-cell table:style-name="ce6" office:value-type="float" office:value="0.739547952648557" calcext:value-type="float">
            <text:p>0.73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2-16</text:p>
          </table:table-cell>
          <table:table-cell table:style-name="ce6" office:value-type="float" office:value="0.139106711112306" calcext:value-type="float">
            <text:p>0.1391</text:p>
          </table:table-cell>
          <table:table-cell table:style-name="ce6" office:value-type="float" office:value="0.140246318074672" calcext:value-type="float">
            <text:p>0.1402</text:p>
          </table:table-cell>
          <table:table-cell table:style-name="ce6" office:value-type="float" office:value="0.148759861505572" calcext:value-type="float">
            <text:p>0.1488</text:p>
          </table:table-cell>
          <table:table-cell table:style-name="ce6" office:value-type="float" office:value="0.207983143236636" calcext:value-type="float">
            <text:p>0.2080</text:p>
          </table:table-cell>
          <table:table-cell table:style-name="ce6" office:value-type="float" office:value="0.383472888216274" calcext:value-type="float">
            <text:p>0.3835</text:p>
          </table:table-cell>
          <table:table-cell table:style-name="ce6" office:value-type="float" office:value="0.149653930393403" calcext:value-type="float">
            <text:p>0.1497</text:p>
          </table:table-cell>
          <table:table-cell table:style-name="ce6" office:value-type="float" office:value="0.207983143236636" calcext:value-type="float">
            <text:p>0.2080</text:p>
          </table:table-cell>
          <table:table-cell/>
          <table:table-cell table:style-name="ce4" office:value-type="string" calcext:value-type="string">
            <text:p>PIM2-16</text:p>
          </table:table-cell>
          <table:table-cell table:style-name="ce6" office:value-type="float" office:value="1.13190932006658" calcext:value-type="float">
            <text:p>1.1319</text:p>
          </table:table-cell>
          <table:table-cell table:style-name="ce6" office:value-type="float" office:value="0.717166684329797" calcext:value-type="float">
            <text:p>0.7172</text:p>
          </table:table-cell>
          <table:table-cell table:style-name="ce6" office:value-type="float" office:value="0.336530666160057" calcext:value-type="float">
            <text:p>0.3365</text:p>
          </table:table-cell>
          <table:table-cell table:style-name="ce6" office:value-type="float" office:value="1.53395133761757" calcext:value-type="float">
            <text:p>1.5340</text:p>
          </table:table-cell>
          <table:table-cell table:style-name="ce6" office:value-type="float" office:value="1.15127513773744" calcext:value-type="float">
            <text:p>1.1513</text:p>
          </table:table-cell>
          <table:table-cell table:style-name="ce6" office:value-type="float" office:value="1.51827284749897" calcext:value-type="float">
            <text:p>1.5183</text:p>
          </table:table-cell>
          <table:table-cell table:style-name="ce6" office:value-type="float" office:value="0.739547952648557" calcext:value-type="float">
            <text:p>0.73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4-16</text:p>
          </table:table-cell>
          <table:table-cell table:style-name="ce6" office:value-type="float" office:value="0.138869921807239" calcext:value-type="float">
            <text:p>0.1389</text:p>
          </table:table-cell>
          <table:table-cell table:style-name="ce6" office:value-type="float" office:value="0.142371608115885" calcext:value-type="float">
            <text:p>0.1424</text:p>
          </table:table-cell>
          <table:table-cell table:style-name="ce6" office:value-type="float" office:value="0.148278994493073" calcext:value-type="float">
            <text:p>0.1483</text:p>
          </table:table-cell>
          <table:table-cell table:style-name="ce6" office:value-type="float" office:value="0.208110221408727" calcext:value-type="float">
            <text:p>0.2081</text:p>
          </table:table-cell>
          <table:table-cell table:style-name="ce6" office:value-type="float" office:value="0.383472888216274" calcext:value-type="float">
            <text:p>0.3835</text:p>
          </table:table-cell>
          <table:table-cell table:style-name="ce6" office:value-type="float" office:value="0.149653930393403" calcext:value-type="float">
            <text:p>0.1497</text:p>
          </table:table-cell>
          <table:table-cell table:style-name="ce6" office:value-type="float" office:value="0.208110221408727" calcext:value-type="float">
            <text:p>0.2081</text:p>
          </table:table-cell>
          <table:table-cell/>
          <table:table-cell table:style-name="ce4" office:value-type="string" calcext:value-type="string">
            <text:p>PIM4-16</text:p>
          </table:table-cell>
          <table:table-cell table:style-name="ce6" office:value-type="float" office:value="1.13326246968829" calcext:value-type="float">
            <text:p>1.1333</text:p>
          </table:table-cell>
          <table:table-cell table:style-name="ce6" office:value-type="float" office:value="0.723563948294174" calcext:value-type="float">
            <text:p>0.7236</text:p>
          </table:table-cell>
          <table:table-cell table:style-name="ce6" office:value-type="float" office:value="0.347829063003798" calcext:value-type="float">
            <text:p>0.3478</text:p>
          </table:table-cell>
          <table:table-cell table:style-name="ce6" office:value-type="float" office:value="1.53395133761757" calcext:value-type="float">
            <text:p>1.5340</text:p>
          </table:table-cell>
          <table:table-cell table:style-name="ce6" office:value-type="float" office:value="1.15127513773744" calcext:value-type="float">
            <text:p>1.1513</text:p>
          </table:table-cell>
          <table:table-cell table:style-name="ce6" office:value-type="float" office:value="1.51827284749897" calcext:value-type="float">
            <text:p>1.5183</text:p>
          </table:table-cell>
          <table:table-cell table:style-name="ce6" office:value-type="float" office:value="0.739547952648557" calcext:value-type="float">
            <text:p>0.739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IM8-16</text:p>
          </table:table-cell>
          <table:table-cell table:style-name="ce6" office:value-type="float" office:value="0.141942257196987" calcext:value-type="float">
            <text:p>0.1419</text:p>
          </table:table-cell>
          <table:table-cell table:style-name="ce6" office:value-type="float" office:value="0.144655969596895" calcext:value-type="float">
            <text:p>0.1447</text:p>
          </table:table-cell>
          <table:table-cell table:style-name="ce6" office:value-type="float" office:value="0.151356077800576" calcext:value-type="float">
            <text:p>0.1514</text:p>
          </table:table-cell>
          <table:table-cell table:style-name="ce6" office:value-type="float" office:value="0.208989899294119" calcext:value-type="float">
            <text:p>0.2090</text:p>
          </table:table-cell>
          <table:table-cell table:style-name="ce6" office:value-type="float" office:value="0.383827168780608" calcext:value-type="float">
            <text:p>0.3838</text:p>
          </table:table-cell>
          <table:table-cell table:style-name="ce6" office:value-type="float" office:value="0.149653930393403" calcext:value-type="float">
            <text:p>0.1497</text:p>
          </table:table-cell>
          <table:table-cell table:style-name="ce6" office:value-type="float" office:value="0.208989899294119" calcext:value-type="float">
            <text:p>0.2090</text:p>
          </table:table-cell>
          <table:table-cell/>
          <table:table-cell table:style-name="ce4" office:value-type="string" calcext:value-type="string">
            <text:p>PIM8-16</text:p>
          </table:table-cell>
          <table:table-cell table:style-name="ce6" office:value-type="float" office:value="1.13290062887797" calcext:value-type="float">
            <text:p>1.1329</text:p>
          </table:table-cell>
          <table:table-cell table:style-name="ce6" office:value-type="float" office:value="0.730718700869273" calcext:value-type="float">
            <text:p>0.7307</text:p>
          </table:table-cell>
          <table:table-cell table:style-name="ce6" office:value-type="float" office:value="0.364436628560621" calcext:value-type="float">
            <text:p>0.3644</text:p>
          </table:table-cell>
          <table:table-cell table:style-name="ce6" office:value-type="float" office:value="1.53395133761757" calcext:value-type="float">
            <text:p>1.5340</text:p>
          </table:table-cell>
          <table:table-cell table:style-name="ce6" office:value-type="float" office:value="1.15127513773744" calcext:value-type="float">
            <text:p>1.1513</text:p>
          </table:table-cell>
          <table:table-cell table:style-name="ce6" office:value-type="float" office:value="1.51827284749897" calcext:value-type="float">
            <text:p>1.5183</text:p>
          </table:table-cell>
          <table:table-cell table:style-name="ce6" office:value-type="float" office:value="0.739547952648557" calcext:value-type="float">
            <text:p>0.7395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LB miss %</text:p>
          </table:table-cell>
          <table:table-cell table:style-name="ce7" office:value-type="float" office:value="2.73009520355593" calcext:value-type="float">
            <text:p>2.730</text:p>
          </table:table-cell>
          <table:table-cell table:style-name="ce7" office:value-type="float" office:value="2.57245244399885" calcext:value-type="float">
            <text:p>2.572</text:p>
          </table:table-cell>
          <table:table-cell table:style-name="ce7" office:value-type="float" office:value="2.81344875495175" calcext:value-type="float">
            <text:p>2.813</text:p>
          </table:table-cell>
          <table:table-cell table:style-name="ce7" office:value-type="float" office:value="2.49271273644349" calcext:value-type="float">
            <text:p>2.493</text:p>
          </table:table-cell>
          <table:table-cell table:style-name="ce7" office:value-type="float" office:value="2.71892867189461" calcext:value-type="float">
            <text:p>2.719</text:p>
          </table:table-cell>
          <table:table-cell table:style-name="ce7" office:value-type="float" office:value="10.0239942149373" calcext:value-type="float">
            <text:p>10.024</text:p>
          </table:table-cell>
          <table:table-cell table:style-name="ce7" office:value-type="float" office:value="4.30009194254201" calcext:value-type="float">
            <text:p>4.300</text:p>
          </table:table-cell>
          <table:table-cell/>
          <table:table-cell table:style-name="ce3" office:value-type="string" calcext:value-type="string">
            <text:p>TLB miss %</text:p>
          </table:table-cell>
          <table:table-cell table:style-name="ce7" office:value-type="float" office:value="33.5499484442288" calcext:value-type="float">
            <text:p>33.550</text:p>
          </table:table-cell>
          <table:table-cell table:style-name="ce7" office:value-type="float" office:value="26.3689138038057" calcext:value-type="float">
            <text:p>26.369</text:p>
          </table:table-cell>
          <table:table-cell table:style-name="ce7" office:value-type="float" office:value="1.45041094232823" calcext:value-type="float">
            <text:p>1.450</text:p>
          </table:table-cell>
          <table:table-cell table:style-name="ce7" office:value-type="float" office:value="8.87561173385137" calcext:value-type="float">
            <text:p>8.876</text:p>
          </table:table-cell>
          <table:table-cell table:style-name="ce7" office:value-type="float" office:value="1.04540640370342" calcext:value-type="float">
            <text:p>1.045</text:p>
          </table:table-cell>
          <table:table-cell table:style-name="ce7" office:value-type="float" office:value="26.6567270044971" calcext:value-type="float">
            <text:p>26.657</text:p>
          </table:table-cell>
          <table:table-cell table:style-name="ce7" office:value-type="float" office:value="10.8058543477081" calcext:value-type="float">
            <text:p>10.806</text:p>
          </table:table-cell>
          <table:table-cell table:number-columns-repeated="10"/>
        </table:table-row>
        <table:table-row table:style-name="ro1" table:number-rows-repeated="27">
          <table:table-cell table:number-columns-repeated="28"/>
        </table:table-row>
        <table:table-row table:style-name="ro1" table:number-rows-repeated="5"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2"/>
          <table:table-cell table:style-name="ce8" table:number-columns-repeated="26"/>
        </table:table-row>
        <table:table-row table:style-name="ro1">
          <table:table-cell table:number-columns-repeated="3"/>
          <table:table-cell table:style-name="ce8" table:number-columns-repeated="25"/>
        </table:table-row>
        <table:table-row table:style-name="ro1">
          <table:table-cell/>
          <table:table-cell table:style-name="Default"/>
          <table:table-cell/>
          <table:table-cell table:style-name="ce8" table:number-columns-repeated="25"/>
        </table:table-row>
        <table:table-row table:style-name="ro1">
          <table:table-cell/>
          <table:table-cell table:style-name="Default"/>
          <table:table-cell table:style-name="ce8" table:number-columns-repeated="9"/>
          <table:table-cell table:style-name="ce15"/>
          <table:table-cell table:style-name="ce8" table:number-columns-repeated="16"/>
        </table:table-row>
        <table:table-row table:style-name="ro1">
          <table:table-cell table:number-columns-repeated="2"/>
          <table:table-cell table:style-name="ce8" table:number-columns-repeated="3"/>
          <table:table-cell table:number-columns-repeated="2"/>
          <table:table-cell table:style-name="ce8"/>
          <table:table-cell table:number-columns-repeated="2"/>
          <table:table-cell table:style-name="ce8" table:number-columns-repeated="18"/>
        </table:table-row>
        <table:table-row table:style-name="ro1">
          <table:table-cell table:number-columns-repeated="2"/>
          <table:table-cell table:style-name="ce8" table:number-columns-repeated="26"/>
        </table:table-row>
        <table:table-row table:style-name="ro1" table:number-rows-repeated="22">
          <table:table-cell table:number-columns-repeated="28"/>
        </table:table-row>
        <table:table-row table:style-name="ro1" table:number-rows-repeated="14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ce3" office:value-type="string" calcext:value-type="string">
            <text:p>TLB=128</text:p>
          </table:table-cell>
          <table:table-cell table:style-name="ce2" table:number-columns-repeated="9"/>
          <table:table-cell table:style-name="ce3"/>
          <table:table-cell table:style-name="ce2" table:number-columns-repeated="16"/>
        </table:table-row>
        <table:table-row table:style-name="ro1">
          <table:table-cell/>
          <table:table-cell table:style-name="Default"/>
          <table:table-cell office:value-type="string" calcext:value-type="string">
            <text:p>graph_s6</text:p>
          </table:table-cell>
          <table:table-cell office:value-type="string" calcext:value-type="string">
            <text:p>graph_s7</text:p>
          </table:table-cell>
          <table:table-cell office:value-type="string" calcext:value-type="string">
            <text:p>graph_s8</text:p>
          </table:table-cell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10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 office:value-type="string" calcext:value-type="string">
            <text:p>cactusADM</text:p>
          </table:table-cell>
          <table:table-cell office:value-type="string" calcext:value-type="string">
            <text:p>dealII</text:p>
          </table:table-cell>
          <table:table-cell office:value-type="string" calcext:value-type="string">
            <text:p>gamess</text:p>
          </table:table-cell>
          <table:table-cell office:value-type="string" calcext:value-type="string">
            <text:p>gobmk</text:p>
          </table:table-cell>
          <table:table-cell office:value-type="string" calcext:value-type="string">
            <text:p>gromacs</text:p>
          </table:table-cell>
          <table:table-cell office:value-type="string" calcext:value-type="string">
            <text:p>h264</text:p>
          </table:table-cell>
          <table:table-cell office:value-type="string" calcext:value-type="string">
            <text:p>hmmer</text:p>
          </table:table-cell>
          <table:table-cell office:value-type="string" calcext:value-type="string">
            <text:p>perlbench</text:p>
          </table:table-cell>
          <table:table-cell office:value-type="string" calcext:value-type="string">
            <text:p>zeusmp</text:p>
          </table:table-cell>
          <table:table-cell office:value-type="string" calcext:value-type="string">
            <text:p>gcc</text:p>
          </table:table-cell>
          <table:table-cell office:value-type="string" calcext:value-type="string">
            <text:p>GemsFDTD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cf</text:p>
          </table:table-cell>
          <table:table-cell office:value-type="string" calcext:value-type="string">
            <text:p>soplex</text:p>
          </table:table-cell>
          <table:table-cell office:value-type="string" calcext:value-type="string">
            <text:p>omnetpp</text:p>
          </table:table-cell>
        </table:table-row>
        <table:table-row table:style-name="ro1">
          <table:table-cell/>
          <table:table-cell office:value-type="string" calcext:value-type="string">
            <text:p>TLB access</text:p>
          </table:table-cell>
          <table:table-cell table:style-name="ce8" office:value-type="float" office:value="15209726" calcext:value-type="float">
            <text:p>15209726</text:p>
          </table:table-cell>
          <table:table-cell table:style-name="ce8" office:value-type="float" office:value="31947335" calcext:value-type="float">
            <text:p>31947335</text:p>
          </table:table-cell>
          <table:table-cell table:style-name="ce8" office:value-type="float" office:value="65162374" calcext:value-type="float">
            <text:p>65162374</text:p>
          </table:table-cell>
          <table:table-cell table:style-name="ce8" office:value-type="float" office:value="59991449" calcext:value-type="float">
            <text:p>59991449</text:p>
          </table:table-cell>
          <table:table-cell table:style-name="ce8" office:value-type="float" office:value="166264433" calcext:value-type="float">
            <text:p>166264433</text:p>
          </table:table-cell>
          <table:table-cell table:style-name="ce8" office:value-type="float" office:value="187024778" calcext:value-type="float">
            <text:p>187024778</text:p>
          </table:table-cell>
          <table:table-cell table:style-name="ce8" office:value-type="float" office:value="195893469" calcext:value-type="float">
            <text:p>195893469</text:p>
          </table:table-cell>
          <table:table-cell table:style-name="ce8" office:value-type="float" office:value="20083195" calcext:value-type="float">
            <text:p>20083195</text:p>
          </table:table-cell>
          <table:table-cell table:style-name="ce8" office:value-type="float" office:value="4121750" calcext:value-type="float">
            <text:p>4121750</text:p>
          </table:table-cell>
          <table:table-cell table:style-name="ce8" office:value-type="float" office:value="8307919" calcext:value-type="float">
            <text:p>8307919</text:p>
          </table:table-cell>
          <table:table-cell table:style-name="ce8" office:value-type="float" office:value="4032926" calcext:value-type="float">
            <text:p>4032926</text:p>
          </table:table-cell>
          <table:table-cell table:style-name="ce8" office:value-type="float" office:value="6961925" calcext:value-type="float">
            <text:p>6961925</text:p>
          </table:table-cell>
          <table:table-cell table:style-name="ce8" office:value-type="float" office:value="2079560" calcext:value-type="float">
            <text:p>2079560</text:p>
          </table:table-cell>
          <table:table-cell table:style-name="ce8" office:value-type="float" office:value="711989" calcext:value-type="float">
            <text:p>711989</text:p>
          </table:table-cell>
          <table:table-cell table:style-name="ce8" office:value-type="float" office:value="1726481" calcext:value-type="float">
            <text:p>1726481</text:p>
          </table:table-cell>
          <table:table-cell table:style-name="ce8" office:value-type="float" office:value="2075007" calcext:value-type="float">
            <text:p>2075007</text:p>
          </table:table-cell>
          <table:table-cell table:style-name="ce8" office:value-type="float" office:value="2063193" calcext:value-type="float">
            <text:p>2063193</text:p>
          </table:table-cell>
          <table:table-cell table:style-name="ce8" office:value-type="float" office:value="5600884" calcext:value-type="float">
            <text:p>5600884</text:p>
          </table:table-cell>
          <table:table-cell table:style-name="ce8" office:value-type="float" office:value="1976593" calcext:value-type="float">
            <text:p>1976593</text:p>
          </table:table-cell>
          <table:table-cell table:style-name="ce8" office:value-type="float" office:value="6834647" calcext:value-type="float">
            <text:p>6834647</text:p>
          </table:table-cell>
          <table:table-cell table:style-name="ce8" table:number-columns-repeated="6"/>
        </table:table-row>
        <table:table-row table:style-name="ro1">
          <table:table-cell/>
          <table:table-cell office:value-type="string" calcext:value-type="string">
            <text:p>TLB miss</text:p>
          </table:table-cell>
          <table:table-cell table:style-name="ce8" office:value-type="float" office:value="41524" calcext:value-type="float">
            <text:p>41524</text:p>
          </table:table-cell>
          <table:table-cell table:style-name="ce8" office:value-type="float" office:value="82183" calcext:value-type="float">
            <text:p>82183</text:p>
          </table:table-cell>
          <table:table-cell table:style-name="ce8" office:value-type="float" office:value="183331" calcext:value-type="float">
            <text:p>183331</text:p>
          </table:table-cell>
          <table:table-cell table:style-name="ce8" office:value-type="float" office:value="8955" calcext:value-type="float">
            <text:p>8955</text:p>
          </table:table-cell>
          <table:table-cell table:style-name="ce8" office:value-type="float" office:value="78459" calcext:value-type="float">
            <text:p>78459</text:p>
          </table:table-cell>
          <table:table-cell table:style-name="ce8" office:value-type="float" office:value="16886112" calcext:value-type="float">
            <text:p>16886112</text:p>
          </table:table-cell>
          <table:table-cell table:style-name="ce8" office:value-type="float" office:value="1963635" calcext:value-type="float">
            <text:p>1963635</text:p>
          </table:table-cell>
          <table:table-cell table:style-name="ce8" office:value-type="float" office:value="261100" calcext:value-type="float">
            <text:p>261100</text:p>
          </table:table-cell>
          <table:table-cell table:style-name="ce8" office:value-type="float" office:value="1382845" calcext:value-type="float">
            <text:p>1382845</text:p>
          </table:table-cell>
          <table:table-cell table:style-name="ce8" office:value-type="float" office:value="2190708" calcext:value-type="float">
            <text:p>2190708</text:p>
          </table:table-cell>
          <table:table-cell table:style-name="ce8" office:value-type="float" office:value="58494" calcext:value-type="float">
            <text:p>58494</text:p>
          </table:table-cell>
          <table:table-cell table:style-name="ce8" office:value-type="float" office:value="93959" calcext:value-type="float">
            <text:p>93959</text:p>
          </table:table-cell>
          <table:table-cell table:style-name="ce8" office:value-type="float" office:value="44461" calcext:value-type="float">
            <text:p>44461</text:p>
          </table:table-cell>
          <table:table-cell table:style-name="ce8" office:value-type="float" office:value="16083" calcext:value-type="float">
            <text:p>16083</text:p>
          </table:table-cell>
          <table:table-cell table:style-name="ce8" office:value-type="float" office:value="386865" calcext:value-type="float">
            <text:p>386865</text:p>
          </table:table-cell>
          <table:table-cell table:style-name="ce8" office:value-type="float" office:value="23592" calcext:value-type="float">
            <text:p>23592</text:p>
          </table:table-cell>
          <table:table-cell table:style-name="ce8" office:value-type="float" office:value="183121" calcext:value-type="float">
            <text:p>183121</text:p>
          </table:table-cell>
          <table:table-cell table:style-name="ce8" office:value-type="float" office:value="58552" calcext:value-type="float">
            <text:p>58552</text:p>
          </table:table-cell>
          <table:table-cell table:style-name="ce8" office:value-type="float" office:value="526895" calcext:value-type="float">
            <text:p>526895</text:p>
          </table:table-cell>
          <table:table-cell table:style-name="ce8" office:value-type="float" office:value="738542" calcext:value-type="float">
            <text:p>738542</text:p>
          </table:table-cell>
          <table:table-cell table:style-name="ce8" table:number-columns-repeated="6"/>
        </table:table-row>
        <table:table-row table:style-name="ro1">
          <table:table-cell/>
          <table:table-cell table:style-name="ce3" office:value-type="string" calcext:value-type="string">
            <text:p>TLB miss %</text:p>
          </table:table-cell>
          <table:table-cell table:style-name="ce7" table:formula="of:=[.C120]/[.C119]*100" office:value-type="float" office:value="0.273009520355593" calcext:value-type="float">
            <text:p>0.273</text:p>
          </table:table-cell>
          <table:table-cell table:style-name="ce7" table:formula="of:=[.D120]/[.D119]*100" office:value-type="float" office:value="0.257245244399885" calcext:value-type="float">
            <text:p>0.257</text:p>
          </table:table-cell>
          <table:table-cell table:style-name="ce7" table:formula="of:=[.E120]/[.E119]*100" office:value-type="float" office:value="0.281344875495175" calcext:value-type="float">
            <text:p>0.281</text:p>
          </table:table-cell>
          <table:table-cell table:style-name="ce7" table:formula="of:=[.F120]/[.F119]*100" office:value-type="float" office:value="0.0149271273644349" calcext:value-type="float">
            <text:p>0.015</text:p>
          </table:table-cell>
          <table:table-cell table:style-name="ce7" table:formula="of:=[.G120]/[.G119]*100" office:value-type="float" office:value="0.0471892867189461" calcext:value-type="float">
            <text:p>0.047</text:p>
          </table:table-cell>
          <table:table-cell table:style-name="ce7" table:formula="of:=[.H120]/[.H119]*100" office:value-type="float" office:value="9.02881007563608" calcext:value-type="float">
            <text:p>9.029</text:p>
          </table:table-cell>
          <table:table-cell table:style-name="ce7" table:formula="of:=[.I120]/[.I119]*100" office:value-type="float" office:value="1.00239942149373" calcext:value-type="float">
            <text:p>1.002</text:p>
          </table:table-cell>
          <table:table-cell table:style-name="ce7" table:formula="of:=[.J120]/[.J119]*100" office:value-type="float" office:value="1.30009194254201" calcext:value-type="float">
            <text:p>1.300</text:p>
          </table:table-cell>
          <table:table-cell table:style-name="ce7" table:formula="of:=[.K120]/[.K119]*100" office:value-type="float" office:value="33.5499484442288" calcext:value-type="float">
            <text:p>33.550</text:p>
          </table:table-cell>
          <table:table-cell table:style-name="ce7" table:formula="of:=[.L120]/[.L119]*100" office:value-type="float" office:value="26.3689138038057" calcext:value-type="float">
            <text:p>26.369</text:p>
          </table:table-cell>
          <table:table-cell table:style-name="ce7" table:formula="of:=[.M120]/[.M119]*100" office:value-type="float" office:value="1.45041094232823" calcext:value-type="float">
            <text:p>1.450</text:p>
          </table:table-cell>
          <table:table-cell table:style-name="ce7" table:formula="of:=[.N120]/[.N119]*100" office:value-type="float" office:value="1.34961235577804" calcext:value-type="float">
            <text:p>1.350</text:p>
          </table:table-cell>
          <table:table-cell table:style-name="ce7" table:formula="of:=[.O120]/[.O119]*100" office:value-type="float" office:value="2.13800034622709" calcext:value-type="float">
            <text:p>2.138</text:p>
          </table:table-cell>
          <table:table-cell table:style-name="ce7" table:formula="of:=[.P120]/[.P119]*100" office:value-type="float" office:value="2.25888321308335" calcext:value-type="float">
            <text:p>2.259</text:p>
          </table:table-cell>
          <table:table-cell table:style-name="ce7" table:formula="of:=[.Q120]/[.Q119]*100" office:value-type="float" office:value="22.4077183589046" calcext:value-type="float">
            <text:p>22.408</text:p>
          </table:table-cell>
          <table:table-cell table:style-name="ce7" table:formula="of:=[.R120]/[.R119]*100" office:value-type="float" office:value="1.13696001989391" calcext:value-type="float">
            <text:p>1.137</text:p>
          </table:table-cell>
          <table:table-cell table:style-name="ce7" table:formula="of:=[.S120]/[.S119]*100" office:value-type="float" office:value="8.87561173385137" calcext:value-type="float">
            <text:p>8.876</text:p>
          </table:table-cell>
          <table:table-cell table:style-name="ce7" table:formula="of:=[.T120]/[.T119]*100" office:value-type="float" office:value="1.04540640370342" calcext:value-type="float">
            <text:p>1.045</text:p>
          </table:table-cell>
          <table:table-cell table:style-name="ce7" table:formula="of:=[.U120]/[.U119]*100" office:value-type="float" office:value="26.6567270044971" calcext:value-type="float">
            <text:p>26.657</text:p>
          </table:table-cell>
          <table:table-cell table:style-name="ce7" table:formula="of:=[.V120]/[.V119]*100" office:value-type="float" office:value="10.8058543477081" calcext:value-type="float">
            <text:p>10.806</text:p>
          </table:table-cell>
          <table:table-cell table:style-name="ce7" table:formula="of:=[.W120]/[.W119]*100" office:value-type="string" office:string-value="" calcext:value-type="error">
            <text:p>#DIV/0!</text:p>
          </table:table-cell>
          <table:table-cell table:style-name="ce7" table:formula="of:=[.X120]/[.X119]*100" office:value-type="string" office:string-value="" calcext:value-type="error">
            <text:p>#DIV/0!</text:p>
          </table:table-cell>
          <table:table-cell table:style-name="ce7" table:formula="of:=[.Y120]/[.Y119]*100" office:value-type="string" office:string-value="" calcext:value-type="error">
            <text:p>#DIV/0!</text:p>
          </table:table-cell>
          <table:table-cell table:style-name="ce7" table:formula="of:=[.Z120]/[.Z119]*100" office:value-type="string" office:string-value="" calcext:value-type="error">
            <text:p>#DIV/0!</text:p>
          </table:table-cell>
          <table:table-cell table:style-name="ce7" table:formula="of:=[.AA120]/[.AA119]*100" office:value-type="string" office:string-value="" calcext:value-type="error">
            <text:p>#DIV/0!</text:p>
          </table:table-cell>
          <table:table-cell table:style-name="ce7" table:formula="of:=[.AB120]/[.AB119]*100" office:value-type="string" office:string-value="" calcext:value-type="error">
            <text:p>#DIV/0!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4"/>
          <table:table-cell office:value-type="string" calcext:value-type="string">
            <text:p>:</text:p>
          </table:table-cell>
          <table:table-cell table:number-columns-repeated="23"/>
        </table:table-row>
        <table:table-row table:style-name="ro1" table:number-rows-repeated="19">
          <table:table-cell table:number-columns-repeated="28"/>
        </table:table-row>
        <table:table-row table:style-name="ro1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3"/>
          <table:table-cell table:number-columns-repeated="14"/>
        </table:table-row>
        <table:table-row table:style-name="ro1" table:number-rows-repeated="4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3"/>
          <table:table-cell table:number-columns-repeated="14"/>
        </table:table-row>
        <table:table-row table:style-name="ro1" table:number-rows-repeated="4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3"/>
          <table:table-cell table:number-columns-repeated="14"/>
        </table:table-row>
        <table:table-row table:style-name="ro1" table:number-rows-repeated="4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3"/>
          <table:table-cell table:number-columns-repeated="14"/>
        </table:table-row>
        <table:table-row table:style-name="ro1" table:number-rows-repeated="4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3"/>
          <table:table-cell table:number-columns-repeated="14"/>
        </table:table-row>
        <table:table-row table:style-name="ro1" table:number-rows-repeated="4"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table:style-name="Default"/>
          <table:table-cell table:number-columns-repeated="8"/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1"/>
          <table:table-cell table:style-name="ce13"/>
          <table:table-cell table:number-columns-repeated="14"/>
        </table:table-row>
        <table:table-row table:style-name="ro1" table:number-rows-repeated="3">
          <table:table-cell/>
          <table:table-cell table:style-name="Default"/>
          <table:table-cell table:number-columns-repeated="26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graph_s14</text:p>
          </table:table-cell>
          <table:table-cell office:value-type="string" calcext:value-type="string">
            <text:p>graph_s17</text:p>
          </table:table-cell>
          <table:table-cell office:value-type="string" calcext:value-type="string">
            <text:p>SSCA_s20</text:p>
          </table:table-cell>
          <table:table-cell office:value-type="string" calcext:value-type="string">
            <text:p>GUPS</text:p>
          </table:table-cell>
          <table:table-cell office:value-type="string" calcext:value-type="string">
            <text:p>astar</text:p>
          </table:table-cell>
          <table:table-cell office:value-type="string" calcext:value-type="string">
            <text:p>bzip2</text:p>
          </table:table-cell>
          <table:table-cell office:value-type="string" calcext:value-type="string">
            <text:p>bwaves</text:p>
          </table:table-cell>
          <table:table-cell/>
          <table:table-cell table:style-name="ce13"/>
          <table:table-cell table:number-columns-repeated="17"/>
        </table:table-row>
        <table:table-row table:style-name="ro1">
          <table:table-cell/>
          <table:table-cell office:value-type="string" calcext:value-type="string">
            <text:p>TLB access</text:p>
          </table:table-cell>
          <table:table-cell office:value-type="float" office:value="59991449" calcext:value-type="float">
            <text:p>59991449</text:p>
          </table:table-cell>
          <table:table-cell office:value-type="float" office:value="166264433" calcext:value-type="float">
            <text:p>166264433</text:p>
          </table:table-cell>
          <table:table-cell office:value-type="float" office:value="195893469" calcext:value-type="float">
            <text:p>195893469</text:p>
          </table:table-cell>
          <table:table-cell office:value-type="float" office:value="20083195" calcext:value-type="float">
            <text:p>20083195</text:p>
          </table:table-cell>
          <table:table-cell office:value-type="float" office:value="4121750" calcext:value-type="float">
            <text:p>4121750</text:p>
          </table:table-cell>
          <table:table-cell office:value-type="float" office:value="8307919" calcext:value-type="float">
            <text:p>8307919</text:p>
          </table:table-cell>
          <table:table-cell office:value-type="float" office:value="4032926" calcext:value-type="float">
            <text:p>4032926</text:p>
          </table:table-cell>
          <table:table-cell table:number-columns-repeated="4"/>
          <table:table-cell table:style-name="ce13"/>
          <table:table-cell table:number-columns-repeated="14"/>
        </table:table-row>
        <table:table-row table:style-name="ro1">
          <table:table-cell/>
          <table:table-cell office:value-type="string" calcext:value-type="string">
            <text:p>TLB same Page</text:p>
          </table:table-cell>
          <table:table-cell office:value-type="float" office:value="40776122" calcext:value-type="float">
            <text:p>40776122</text:p>
          </table:table-cell>
          <table:table-cell office:value-type="float" office:value="138140122" calcext:value-type="float">
            <text:p>138140122</text:p>
          </table:table-cell>
          <table:table-cell office:value-type="float" office:value="103988936" calcext:value-type="float">
            <text:p>103988936</text:p>
          </table:table-cell>
          <table:table-cell office:value-type="float" office:value="12019876" calcext:value-type="float">
            <text:p>12019876</text:p>
          </table:table-cell>
          <table:table-cell office:value-type="float" office:value="124097" calcext:value-type="float">
            <text:p>124097</text:p>
          </table:table-cell>
          <table:table-cell office:value-type="float" office:value="857100" calcext:value-type="float">
            <text:p>857100</text:p>
          </table:table-cell>
          <table:table-cell office:value-type="float" office:value="165191" calcext:value-type="float">
            <text:p>165191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S_TLB_HIT</text:p>
          </table:table-cell>
          <table:table-cell office:value-type="float" office:value="59982494" calcext:value-type="float">
            <text:p>59982494</text:p>
          </table:table-cell>
          <table:table-cell office:value-type="float" office:value="166185974" calcext:value-type="float">
            <text:p>166185974</text:p>
          </table:table-cell>
          <table:table-cell office:value-type="float" office:value="193929834" calcext:value-type="float">
            <text:p>193929834</text:p>
          </table:table-cell>
          <table:table-cell office:value-type="float" office:value="19822095" calcext:value-type="float">
            <text:p>19822095</text:p>
          </table:table-cell>
          <table:table-cell office:value-type="float" office:value="2738905" calcext:value-type="float">
            <text:p>2738905</text:p>
          </table:table-cell>
          <table:table-cell office:value-type="float" office:value="6117211" calcext:value-type="float">
            <text:p>6117211</text:p>
          </table:table-cell>
          <table:table-cell office:value-type="float" office:value="3974432" calcext:value-type="float">
            <text:p>397443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OS_TLB_MISS</text:p>
          </table:table-cell>
          <table:table-cell office:value-type="float" office:value="8955" calcext:value-type="float">
            <text:p>8955</text:p>
          </table:table-cell>
          <table:table-cell office:value-type="float" office:value="78459" calcext:value-type="float">
            <text:p>78459</text:p>
          </table:table-cell>
          <table:table-cell office:value-type="float" office:value="1963635" calcext:value-type="float">
            <text:p>1963635</text:p>
          </table:table-cell>
          <table:table-cell office:value-type="float" office:value="261100" calcext:value-type="float">
            <text:p>261100</text:p>
          </table:table-cell>
          <table:table-cell office:value-type="float" office:value="1382845" calcext:value-type="float">
            <text:p>1382845</text:p>
          </table:table-cell>
          <table:table-cell office:value-type="float" office:value="2190708" calcext:value-type="float">
            <text:p>2190708</text:p>
          </table:table-cell>
          <table:table-cell office:value-type="float" office:value="58494" calcext:value-type="float">
            <text:p>58494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age Switch</text:p>
          </table:table-cell>
          <table:table-cell table:formula="of:=([.C186]-[.C185])/[.C184]*100" office:value-type="float" office:value="32.0151826971207" calcext:value-type="float">
            <text:p>32.0151826971</text:p>
          </table:table-cell>
          <table:table-cell table:formula="of:=([.D186]-[.D185])/[.D184]*100" office:value-type="float" office:value="16.8682209982937" calcext:value-type="float">
            <text:p>16.8682209983</text:p>
          </table:table-cell>
          <table:table-cell table:formula="of:=([.E186]-[.E185])/[.E184]*100" office:value-type="float" office:value="45.9131682435008" calcext:value-type="float">
            <text:p>45.9131682435</text:p>
          </table:table-cell>
          <table:table-cell table:formula="of:=([.F186]-[.F185])/[.F184]*100" office:value-type="float" office:value="38.8494908305177" calcext:value-type="float">
            <text:p>38.8494908305</text:p>
          </table:table-cell>
          <table:table-cell table:formula="of:=([.G186]-[.G185])/[.G184]*100" office:value-type="float" office:value="63.4392673015103" calcext:value-type="float">
            <text:p>63.4392673015</text:p>
          </table:table-cell>
          <table:table-cell table:formula="of:=([.H186]-[.H185])/[.H184]*100" office:value-type="float" office:value="63.3144232629134" calcext:value-type="float">
            <text:p>63.3144232629</text:p>
          </table:table-cell>
          <table:table-cell table:formula="of:=([.I186]-[.I185])/[.I184]*100" office:value-type="float" office:value="94.4535307615364" calcext:value-type="float">
            <text:p>94.453530761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Same Page%</text:p>
          </table:table-cell>
          <table:table-cell table:formula="of:=[.C185]/[.C184]*100" office:value-type="float" office:value="67.9698901755148" calcext:value-type="float">
            <text:p>67.9698901755</text:p>
          </table:table-cell>
          <table:table-cell table:formula="of:=[.D185]/[.D184]*100" office:value-type="float" office:value="83.0845897149873" calcext:value-type="float">
            <text:p>83.084589715</text:p>
          </table:table-cell>
          <table:table-cell table:formula="of:=[.E185]/[.E184]*100" office:value-type="float" office:value="53.0844323350055" calcext:value-type="float">
            <text:p>53.084432335</text:p>
          </table:table-cell>
          <table:table-cell table:formula="of:=[.F185]/[.F184]*100" office:value-type="float" office:value="59.8504172269402" calcext:value-type="float">
            <text:p>59.8504172269</text:p>
          </table:table-cell>
          <table:table-cell table:formula="of:=[.G185]/[.G184]*100" office:value-type="float" office:value="3.01078425426093" calcext:value-type="float">
            <text:p>3.0107842543</text:p>
          </table:table-cell>
          <table:table-cell table:formula="of:=[.H185]/[.H184]*100" office:value-type="float" office:value="10.3166629332809" calcext:value-type="float">
            <text:p>10.3166629333</text:p>
          </table:table-cell>
          <table:table-cell table:formula="of:=[.I185]/[.I184]*100" office:value-type="float" office:value="4.09605829613536" calcext:value-type="float">
            <text:p>4.0960582961</text:p>
          </table:table-cell>
          <table:table-cell/>
          <table:table-cell table:style-name="ce13"/>
          <table:table-cell table:number-columns-repeated="17"/>
        </table:table-row>
        <table:table-row table:style-name="ro1">
          <table:table-cell table:number-columns-repeated="13"/>
          <table:table-cell table:style-name="ce13"/>
          <table:table-cell table:number-columns-repeated="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10"/>
          <table:table-cell table:style-name="ce13"/>
          <table:table-cell table:number-columns-repeated="17"/>
        </table:table-row>
        <table:table-row table:style-name="ro1">
          <table:table-cell table:number-columns-repeated="13"/>
          <table:table-cell table:style-name="ce13"/>
          <table:table-cell table:number-columns-repeated="14"/>
        </table:table-row>
        <table:table-row table:style-name="ro1" table:number-rows-repeated="4">
          <table:table-cell table:number-columns-repeated="28"/>
        </table:table-row>
        <table:table-row table:style-name="ro1">
          <table:table-cell table:number-columns-repeated="10"/>
          <table:table-cell table:style-name="ce13"/>
          <table:table-cell table:number-columns-repeated="17"/>
        </table:table-row>
        <table:table-row table:style-name="ro1">
          <table:table-cell table:number-columns-repeated="13"/>
          <table:table-cell table:style-name="ce13"/>
          <table:table-cell table:number-columns-repeated="14"/>
        </table:table-row>
        <table:table-row table:style-name="ro1" table:number-rows-repeated="10">
          <table:table-cell table:number-columns-repeated="28"/>
        </table:table-row>
        <table:table-row table:style-name="ro1">
          <table:table-cell table:style-name="ce1" office:value-type="string" calcext:value-type="string" table:number-columns-spanned="1" table:number-rows-spanned="4">
            <text:p>GUPS</text:p>
          </table:table-cell>
          <table:table-cell office:value-type="string" calcext:value-type="string">
            <text:p>ROB Waiting Cycles</text:p>
          </table:table-cell>
          <table:table-cell office:value-type="string" calcext:value-type="string">
            <text:p>1ch</text:p>
          </table:table-cell>
          <table:table-cell office:value-type="string" calcext:value-type="string">
            <text:p>16ch</text:p>
          </table:table-cell>
          <table:table-cell office:value-type="string" calcext:value-type="string">
            <text:p>PIMmiss1-16</text:p>
          </table:table-cell>
          <table:table-cell office:value-type="string" calcext:value-type="string">
            <text:p>PIMmiss8-16</text:p>
          </table:table-cell>
          <table:table-cell office:value-type="string" calcext:value-type="string">
            <text:p>PIM1-16</text:p>
          </table:table-cell>
          <table:table-cell office:value-type="string" calcext:value-type="string">
            <text:p>PIM8-16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N</text:p>
          </table:table-cell>
          <table:table-cell office:value-type="float" office:value="139.356567" calcext:value-type="float">
            <text:p>139.356567</text:p>
          </table:table-cell>
          <table:table-cell office:value-type="float" office:value="75.310287" calcext:value-type="float">
            <text:p>75.310287</text:p>
          </table:table-cell>
          <table:table-cell office:value-type="float" office:value="94.328972" calcext:value-type="float">
            <text:p>94.328972</text:p>
          </table:table-cell>
          <table:table-cell office:value-type="float" office:value="94.334328" calcext:value-type="float">
            <text:p>94.334328</text:p>
          </table:table-cell>
          <table:table-cell office:value-type="float" office:value="269.093048" calcext:value-type="float">
            <text:p>269.093048</text:p>
          </table:table-cell>
          <table:table-cell office:value-type="float" office:value="266.187988" calcext:value-type="float">
            <text:p>266.187988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R</text:p>
          </table:table-cell>
          <table:table-cell office:value-type="float" office:value="180.121658" calcext:value-type="float">
            <text:p>180.121658</text:p>
          </table:table-cell>
          <table:table-cell office:value-type="float" office:value="91.399185" calcext:value-type="float">
            <text:p>91.399185</text:p>
          </table:table-cell>
          <table:table-cell office:value-type="float" office:value="112.148422" calcext:value-type="float">
            <text:p>112.148422</text:p>
          </table:table-cell>
          <table:table-cell office:value-type="float" office:value="112.339745" calcext:value-type="float">
            <text:p>112.339745</text:p>
          </table:table-cell>
          <table:table-cell office:value-type="float" office:value="300.320618" calcext:value-type="float">
            <text:p>300.320618</text:p>
          </table:table-cell>
          <table:table-cell office:value-type="float" office:value="295.78891" calcext:value-type="float">
            <text:p>295.78891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W</text:p>
          </table:table-cell>
          <table:table-cell office:value-type="float" office:value="148.199875" calcext:value-type="float">
            <text:p>148.199875</text:p>
          </table:table-cell>
          <table:table-cell office:value-type="float" office:value="77.980408" calcext:value-type="float">
            <text:p>77.980408</text:p>
          </table:table-cell>
          <table:table-cell office:value-type="float" office:value="97.149757" calcext:value-type="float">
            <text:p>97.149757</text:p>
          </table:table-cell>
          <table:table-cell office:value-type="float" office:value="97.305099" calcext:value-type="float">
            <text:p>97.305099</text:p>
          </table:table-cell>
          <table:table-cell office:value-type="float" office:value="419.085419" calcext:value-type="float">
            <text:p>419.085419</text:p>
          </table:table-cell>
          <table:table-cell office:value-type="float" office:value="415.921173" calcext:value-type="float">
            <text:p>415.921173</text:p>
          </table:table-cell>
          <table:table-cell table:number-columns-repeated="20"/>
        </table:table-row>
        <table:table-row table:style-name="ro1">
          <table:table-cell table:style-name="ce2" table:number-columns-repeated="8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3">
            <text:p>graph_s14</text:p>
          </table:table-cell>
          <table:table-cell office:value-type="string" calcext:value-type="string">
            <text:p>Avg Waiting N</text:p>
          </table:table-cell>
          <table:table-cell office:value-type="float" office:value="70" calcext:value-type="float">
            <text:p>70</text:p>
          </table:table-cell>
          <table:table-cell office:value-type="float" office:value="45.396515" calcext:value-type="float">
            <text:p>45.396515</text:p>
          </table:table-cell>
          <table:table-cell office:value-type="float" office:value="45.946568" calcext:value-type="float">
            <text:p>45.946568</text:p>
          </table:table-cell>
          <table:table-cell office:value-type="float" office:value="44.010948" calcext:value-type="float">
            <text:p>44.010948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R</text:p>
          </table:table-cell>
          <table:table-cell office:value-type="float" office:value="69" calcext:value-type="float">
            <text:p>69</text:p>
          </table:table-cell>
          <table:table-cell office:value-type="float" office:value="45.762241" calcext:value-type="float">
            <text:p>45.762241</text:p>
          </table:table-cell>
          <table:table-cell office:value-type="float" office:value="47.177517" calcext:value-type="float">
            <text:p>47.177517</text:p>
          </table:table-cell>
          <table:table-cell office:value-type="float" office:value="45.055252" calcext:value-type="float">
            <text:p>45.05525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W</text:p>
          </table:table-cell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float" office:value="48.696743" calcext:value-type="float">
            <text:p>48.696743</text:p>
          </table:table-cell>
          <table:table-cell office:value-type="float" office:value="46.146652" calcext:value-type="float">
            <text:p>46.146652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table:number-columns-repeated="20"/>
        </table:table-row>
        <table:table-row table:style-name="ro1">
          <table:table-cell table:style-name="ce2" table:number-columns-repeated="8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3">
            <text:p>astar</text:p>
          </table:table-cell>
          <table:table-cell office:value-type="string" calcext:value-type="string">
            <text:p>Avg Waiting N</text:p>
          </table:table-cell>
          <table:table-cell office:value-type="float" office:value="0.248044" calcext:value-type="float">
            <text:p>0.248044</text:p>
          </table:table-cell>
          <table:table-cell office:value-type="float" office:value="2.281977" calcext:value-type="float">
            <text:p>2.281977</text:p>
          </table:table-cell>
          <table:table-cell office:value-type="float" office:value="1.106442" calcext:value-type="float">
            <text:p>1.106442</text:p>
          </table:table-cell>
          <table:table-cell office:value-type="float" office:value="1.006844" calcext:value-type="float">
            <text:p>1.006844</text:p>
          </table:table-cell>
          <table:table-cell office:value-type="float" office:value="2.554012" calcext:value-type="float">
            <text:p>2.554012</text:p>
          </table:table-cell>
          <table:table-cell office:value-type="float" office:value="2.388601" calcext:value-type="float">
            <text:p>2.388601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R</text:p>
          </table:table-cell>
          <table:table-cell office:value-type="float" office:value="70.7575" calcext:value-type="float">
            <text:p>70.7575</text:p>
          </table:table-cell>
          <table:table-cell office:value-type="float" office:value="46.727966" calcext:value-type="float">
            <text:p>46.727966</text:p>
          </table:table-cell>
          <table:table-cell office:value-type="float" office:value="88.04274" calcext:value-type="float">
            <text:p>88.04274</text:p>
          </table:table-cell>
          <table:table-cell office:value-type="float" office:value="87.708481" calcext:value-type="float">
            <text:p>87.708481</text:p>
          </table:table-cell>
          <table:table-cell office:value-type="float" office:value="158.641571" calcext:value-type="float">
            <text:p>158.641571</text:p>
          </table:table-cell>
          <table:table-cell office:value-type="float" office:value="158.252945" calcext:value-type="float">
            <text:p>158.252945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W</text:p>
          </table:table-cell>
          <table:table-cell office:value-type="float" office:value="70.924904" calcext:value-type="float">
            <text:p>70.924904</text:p>
          </table:table-cell>
          <table:table-cell office:value-type="float" office:value="46.739304" calcext:value-type="float">
            <text:p>46.739304</text:p>
          </table:table-cell>
          <table:table-cell office:value-type="float" office:value="127.960274" calcext:value-type="float">
            <text:p>127.960274</text:p>
          </table:table-cell>
          <table:table-cell office:value-type="float" office:value="127.132393" calcext:value-type="float">
            <text:p>127.132393</text:p>
          </table:table-cell>
          <table:table-cell office:value-type="float" office:value="172.832306" calcext:value-type="float">
            <text:p>172.832306</text:p>
          </table:table-cell>
          <table:table-cell office:value-type="float" office:value="172.233948" calcext:value-type="float">
            <text:p>172.233948</text:p>
          </table:table-cell>
          <table:table-cell table:number-columns-repeated="20"/>
        </table:table-row>
        <table:table-row table:style-name="ro1">
          <table:table-cell table:style-name="ce2" table:number-columns-repeated="8"/>
          <table:table-cell table:number-columns-repeated="20"/>
        </table:table-row>
        <table:table-row table:style-name="ro1">
          <table:table-cell table:style-name="ce1" office:value-type="string" calcext:value-type="string" table:number-columns-spanned="1" table:number-rows-spanned="3">
            <text:p>perlbench</text:p>
          </table:table-cell>
          <table:table-cell office:value-type="string" calcext:value-type="string">
            <text:p>Avg Waiting N</text:p>
          </table:table-cell>
          <table:table-cell office:value-type="float" office:value="1.705571" calcext:value-type="float">
            <text:p>1.705571</text:p>
          </table:table-cell>
          <table:table-cell office:value-type="float" office:value="4.179533" calcext:value-type="float">
            <text:p>4.179533</text:p>
          </table:table-cell>
          <table:table-cell office:value-type="float" office:value="3.947019" calcext:value-type="float">
            <text:p>3.947019</text:p>
          </table:table-cell>
          <table:table-cell office:value-type="float" office:value="4.00941" calcext:value-type="float">
            <text:p>4.00941</text:p>
          </table:table-cell>
          <table:table-cell office:value-type="float" office:value="2.343842" calcext:value-type="float">
            <text:p>2.343842</text:p>
          </table:table-cell>
          <table:table-cell office:value-type="float" office:value="2.04491" calcext:value-type="float">
            <text:p>2.04491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R</text:p>
          </table:table-cell>
          <table:table-cell office:value-type="float" office:value="119.967392" calcext:value-type="float">
            <text:p>119.967392</text:p>
          </table:table-cell>
          <table:table-cell office:value-type="float" office:value="102.342987" calcext:value-type="float">
            <text:p>102.342987</text:p>
          </table:table-cell>
          <table:table-cell office:value-type="float" office:value="171.0737" calcext:value-type="float">
            <text:p>171.0737</text:p>
          </table:table-cell>
          <table:table-cell office:value-type="float" office:value="171.197632" calcext:value-type="float">
            <text:p>171.197632</text:p>
          </table:table-cell>
          <table:table-cell office:value-type="float" office:value="289.490143" calcext:value-type="float">
            <text:p>289.490143</text:p>
          </table:table-cell>
          <table:table-cell office:value-type="float" office:value="282.10434" calcext:value-type="float">
            <text:p>282.10434</text:p>
          </table:table-cell>
          <table:table-cell table:number-columns-repeated="20"/>
        </table:table-row>
        <table:table-row table:style-name="ro1">
          <table:covered-table-cell/>
          <table:table-cell office:value-type="string" calcext:value-type="string">
            <text:p>Avg Waiting W</text:p>
          </table:table-cell>
          <table:table-cell office:value-type="float" office:value="119.520752" calcext:value-type="float">
            <text:p>119.520752</text:p>
          </table:table-cell>
          <table:table-cell office:value-type="float" office:value="102.804207" calcext:value-type="float">
            <text:p>102.804207</text:p>
          </table:table-cell>
          <table:table-cell office:value-type="float" office:value="189.969498" calcext:value-type="float">
            <text:p>189.969498</text:p>
          </table:table-cell>
          <table:table-cell office:value-type="float" office:value="189.737457" calcext:value-type="float">
            <text:p>189.737457</text:p>
          </table:table-cell>
          <table:table-cell office:value-type="float" office:value="312.757507" calcext:value-type="float">
            <text:p>312.757507</text:p>
          </table:table-cell>
          <table:table-cell office:value-type="float" office:value="304.240417" calcext:value-type="float">
            <text:p>304.240417</text:p>
          </table:table-cell>
          <table:table-cell table:number-columns-repeated="20"/>
        </table:table-row>
        <table:table-row table:style-name="ro1" table:number-rows-repeated="1048347">
          <table:table-cell table:number-columns-repeated="28"/>
        </table:table-row>
        <table:table-row table:style-name="ro1">
          <table:table-cell table:number-columns-repeated="28"/>
        </table:table-row>
      </table:table>
      <table:named-expressions/>
      <table:database-ranges>
        <table:database-range table:name="__Anonymous_Sheet_DB__0" table:target-range-address="Sheet1.A1:Sheet1.AB2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2" number:min-integer-digits="1"/>
    </number:number-style>
    <number:number-style style:name="N123">
      <number:number number:decimal-places="10" number:min-integer-digits="1"/>
    </number:number-style>
    <number:number-style style:name="N124">
      <number:number number:decimal-places="9" number:min-integer-digits="1"/>
    </number:number-style>
    <number:number-style style:name="N125">
      <number:number number:decimal-places="8" number:min-integer-digits="1"/>
    </number:number-style>
    <number:number-style style:name="N126">
      <number:number number:decimal-places="7" number:min-integer-digits="1"/>
    </number:number-style>
    <number:number-style style:name="N127">
      <number:number number:decimal-places="6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4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13" number:min-integer-digits="1"/>
    </number:number-style>
    <number:number-style style:name="N132">
      <number:number number:decimal-places="14" number:min-integer-digits="1"/>
    </number:number-style>
    <number:number-style style:name="N133">
      <number:number number:decimal-places="15" number:min-integer-digits="1"/>
    </number:number-style>
    <number:number-style style:name="N13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1">00/00/0000</text:date>, <text:time style:data-style-name="N2" text:time-value="10:50:01.9751057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8:32:54.111250009</meta:creation-date>
    <dc:date>2015-04-21T11:14:37.926457389</dc:date>
    <meta:editing-duration>P3DT9M55S</meta:editing-duration>
    <meta:editing-cycles>113</meta:editing-cycles>
    <meta:generator>LibreOffice/4.2.7.2$Linux_X86_64 LibreOffice_project/420m0$Build-2</meta:generator>
    <meta:document-statistic meta:table-count="1" meta:cell-count="100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7" style:family="chart" style:data-style-name="N1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8" style:family="chart" style:data-style-name="N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56.619cm" svg:height="9.326cm" xlink:href=".." xlink:type="simple" chart:class="chart:bar" chart:style-name="ch1">
        <chart:legend chart:legend-position="top" svg:x="15.65cm" svg:y="0.185cm" style:legend-expansion="wide" chart:style-name="ch2"/>
        <chart:plot-area chart:style-name="ch3" table:cell-range-address="Sheet1.B14:Sheet1.AB24" chart:data-source-has-labels="both" svg:x="2.166cm" svg:y="0.996cm" svg:width="53.321cm" svg:height="7.14cm">
          <chartooo:coordinate-region svg:x="2.931cm" svg:y="1.209cm" svg:width="52.556cm" svg:height="4.858cm"/>
          <chart:axis chart:dimension="x" chart:name="primary-x" chart:style-name="ch4" chartooo:axis-type="auto">
            <chartooo:date-scale/>
            <chart:title svg:x="27.831cm" svg:y="8.323cm" chart:style-name="ch5">
              <text:p>Benchmarks</text:p>
            </chart:title>
            <chart:categories table:cell-range-address="Sheet1.C14:Sheet1.AB14"/>
            <chart:grid chart:style-name="ch6" chart:class="major"/>
          </chart:axis>
          <chart:axis chart:dimension="y" chart:name="primary-y" chart:style-name="ch7">
            <chart:title svg:x="0.451cm" svg:y="5.273cm" chart:style-name="ch8">
              <text:p>Speedup</text:p>
            </chart:title>
            <chart:grid chart:style-name="ch6" chart:class="major"/>
          </chart:axis>
          <chart:series chart:style-name="ch9" chart:values-cell-range-address="Sheet1.C15:Sheet1.AB15" chart:label-cell-address="Sheet1.B15:Sheet1.B15" chart:class="chart:bar">
            <chart:data-point chart:repeated="26"/>
          </chart:series>
          <chart:series chart:style-name="ch10" chart:values-cell-range-address="Sheet1.C16:Sheet1.AB16" chart:label-cell-address="Sheet1.B16:Sheet1.B16" chart:class="chart:bar">
            <chart:data-point chart:repeated="26"/>
          </chart:series>
          <chart:series chart:style-name="ch11" chart:values-cell-range-address="Sheet1.C17:Sheet1.AB17" chart:label-cell-address="Sheet1.B17:Sheet1.B17" chart:class="chart:bar">
            <chart:data-point chart:repeated="26"/>
          </chart:series>
          <chart:series chart:style-name="ch12" chart:values-cell-range-address="Sheet1.C18:Sheet1.AB18" chart:label-cell-address="Sheet1.B18:Sheet1.B18" chart:class="chart:bar">
            <chart:data-point chart:repeated="26"/>
          </chart:series>
          <chart:series chart:style-name="ch13" chart:values-cell-range-address="Sheet1.C19:Sheet1.AB19" chart:label-cell-address="Sheet1.B19:Sheet1.B19" chart:class="chart:bar">
            <chart:data-point chart:repeated="26"/>
          </chart:series>
          <chart:series chart:style-name="ch14" chart:values-cell-range-address="Sheet1.C20:Sheet1.AB20" chart:label-cell-address="Sheet1.B20:Sheet1.B20" chart:class="chart:bar">
            <chart:data-point chart:repeated="26"/>
          </chart:series>
          <chart:series chart:style-name="ch15" chart:values-cell-range-address="Sheet1.C21:Sheet1.AB21" chart:label-cell-address="Sheet1.B21:Sheet1.B21" chart:class="chart:bar">
            <chart:data-point chart:repeated="26"/>
          </chart:series>
          <chart:series chart:style-name="ch16" chart:values-cell-range-address="Sheet1.C22:Sheet1.AB22" chart:label-cell-address="Sheet1.B22:Sheet1.B22" chart:class="chart:bar">
            <chart:data-point chart:repeated="26"/>
          </chart:series>
          <chart:series chart:style-name="ch17" chart:values-cell-range-address="Sheet1.C23:Sheet1.AB23" chart:label-cell-address="Sheet1.B23:Sheet1.B23" chart:class="chart:bar">
            <chart:data-point chart:repeated="26"/>
          </chart:series>
          <chart:series chart:style-name="ch18" chart:values-cell-range-address="Sheet1.C24:Sheet1.AB24" chart:label-cell-address="Sheet1.B24:Sheet1.B24" chart:class="chart:bar">
            <chart:data-point chart:repeated="2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14:Sheet1.AB14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mcf</text:p>
              </table:table-cell>
              <table:table-cell office:value-type="string">
                <text:p>soplex</text:p>
              </table:table-cell>
              <table:table-cell office:value-type="string">
                <text:p>omnetpp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C15:Sheet1.AB1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31305984205744">
                <text:p>1.31305984205744</text:p>
                <draw:g>
                  <svg:desc>Sheet1.C16:Sheet1.AB16</svg:desc>
                </draw:g>
              </table:table-cell>
              <table:table-cell office:value-type="float" office:value="1.34082401302406">
                <text:p>1.34082401302406</text:p>
              </table:table-cell>
              <table:table-cell office:value-type="float" office:value="1.39759092566623">
                <text:p>1.39759092566623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2.03635126619925">
                <text:p>2.03635126619925</text:p>
              </table:table-cell>
              <table:table-cell office:value-type="float" office:value="2.00700694059411">
                <text:p>2.00700694059411</text:p>
              </table:table-cell>
              <table:table-cell office:value-type="float" office:value="1.97157171099329">
                <text:p>1.97157171099329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1.95713917522054">
                <text:p>1.95713917522054</text:p>
              </table:table-cell>
              <table:table-cell office:value-type="float" office:value="1.65852737250527">
                <text:p>1.65852737250527</text:p>
              </table:table-cell>
              <table:table-cell office:value-type="float" office:value="1.51250981200626">
                <text:p>1.51250981200626</text:p>
              </table:table-cell>
              <table:table-cell office:value-type="float" office:value="1.75917912289524">
                <text:p>1.75917912289524</text:p>
              </table:table-cell>
              <table:table-cell office:value-type="float" office:value="1.86339300658979">
                <text:p>1.86339300658979</text:p>
              </table:table-cell>
              <table:table-cell office:value-type="float" office:value="1.9944192800834">
                <text:p>1.9944192800834</text:p>
              </table:table-cell>
              <table:table-cell office:value-type="float" office:value="1.91884217431578">
                <text:p>1.91884217431578</text:p>
              </table:table-cell>
              <table:table-cell office:value-type="float" office:value="1.84533013498986">
                <text:p>1.84533013498986</text:p>
              </table:table-cell>
              <table:table-cell office:value-type="float" office:value="1.96294191480364">
                <text:p>1.96294191480364</text:p>
              </table:table-cell>
              <table:table-cell office:value-type="float" office:value="1.97735217540076">
                <text:p>1.97735217540076</text:p>
              </table:table-cell>
              <table:table-cell office:value-type="float" office:value="1.91214677428799">
                <text:p>1.91214677428799</text:p>
              </table:table-cell>
              <table:table-cell office:value-type="float" office:value="1.41910696595216">
                <text:p>1.41910696595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07232843956261">
                <text:p>1.07232843956261</text:p>
                <draw:g>
                  <svg:desc>Sheet1.C17:Sheet1.AB17</svg:desc>
                </draw:g>
              </table:table-cell>
              <table:table-cell office:value-type="float" office:value="1.10961524522571">
                <text:p>1.10961524522571</text:p>
              </table:table-cell>
              <table:table-cell office:value-type="float" office:value="1.1532166412316">
                <text:p>1.1532166412316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1.82216051808989">
                <text:p>1.82216051808989</text:p>
              </table:table-cell>
              <table:table-cell office:value-type="float" office:value="NaN">
                <text:p>NaN</text:p>
              </table:table-cell>
              <table:table-cell office:value-type="float" office:value="0.892047326052338">
                <text:p>0.892047326052338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1.4126449706913">
                <text:p>1.4126449706913</text:p>
              </table:table-cell>
              <table:table-cell office:value-type="float" office:value="1.25753666432498">
                <text:p>1.25753666432498</text:p>
              </table:table-cell>
              <table:table-cell office:value-type="float" office:value="1.45610862888353">
                <text:p>1.45610862888353</text:p>
              </table:table-cell>
              <table:table-cell office:value-type="float" office:value="1.74857520876421">
                <text:p>1.74857520876421</text:p>
              </table:table-cell>
              <table:table-cell office:value-type="float" office:value="1.81209376563327">
                <text:p>1.81209376563327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3057696820523">
                <text:p>1.83057696820523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553274635559">
                <text:p>1.74553274635559</text:p>
              </table:table-cell>
              <table:table-cell office:value-type="float" office:value="1.29418302972588">
                <text:p>1.29418302972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(miss)</text:p>
                <draw:g>
                  <svg:desc>Sheet1.B18:Sheet1.B18</svg:desc>
                </draw:g>
              </table:table-cell>
              <table:table-cell office:value-type="float" office:value="1.08523665115839">
                <text:p>1.08523665115839</text:p>
                <draw:g>
                  <svg:desc>Sheet1.C18:Sheet1.AB18</svg:desc>
                </draw:g>
              </table:table-cell>
              <table:table-cell office:value-type="float" office:value="1.09641922634064">
                <text:p>1.09641922634064</text:p>
              </table:table-cell>
              <table:table-cell office:value-type="float" office:value="1.14164206517097">
                <text:p>1.14164206517097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NaN">
                <text:p>NaN</text:p>
              </table:table-cell>
              <table:table-cell office:value-type="float" office:value="0.892047326052338">
                <text:p>0.892047326052338</text:p>
              </table:table-cell>
              <table:table-cell office:value-type="float" office:value="1.94346279184226">
                <text:p>1.94346279184226</text:p>
              </table:table-cell>
              <table:table-cell office:value-type="float" office:value="1.41526702924685">
                <text:p>1.41526702924685</text:p>
              </table:table-cell>
              <table:table-cell office:value-type="float" office:value="1.26119034676737">
                <text:p>1.26119034676737</text:p>
              </table:table-cell>
              <table:table-cell office:value-type="float" office:value="1.46604274301016">
                <text:p>1.46604274301016</text:p>
              </table:table-cell>
              <table:table-cell office:value-type="float" office:value="1.73853963436415">
                <text:p>1.73853963436415</text:p>
              </table:table-cell>
              <table:table-cell office:value-type="float" office:value="1.80744249624432">
                <text:p>1.80744249624432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3312647596031">
                <text:p>1.83312647596031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466415752681">
                <text:p>1.74466415752681</text:p>
              </table:table-cell>
              <table:table-cell office:value-type="float" office:value="1.29494127887058">
                <text:p>1.294941278870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(miss)</text:p>
                <draw:g>
                  <svg:desc>Sheet1.B19:Sheet1.B19</svg:desc>
                </draw:g>
              </table:table-cell>
              <table:table-cell office:value-type="float" office:value="1.07289324230468">
                <text:p>1.07289324230468</text:p>
                <draw:g>
                  <svg:desc>Sheet1.C19:Sheet1.AB19</svg:desc>
                </draw:g>
              </table:table-cell>
              <table:table-cell office:value-type="float" office:value="1.10134184552128">
                <text:p>1.10134184552128</text:p>
              </table:table-cell>
              <table:table-cell office:value-type="float" office:value="1.14662251235346">
                <text:p>1.14662251235346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NaN">
                <text:p>NaN</text:p>
              </table:table-cell>
              <table:table-cell office:value-type="float" office:value="0.892047326052338">
                <text:p>0.892047326052338</text:p>
              </table:table-cell>
              <table:table-cell office:value-type="float" office:value="1.94062056671173">
                <text:p>1.94062056671173</text:p>
              </table:table-cell>
              <table:table-cell office:value-type="float" office:value="1.41388351122213">
                <text:p>1.41388351122213</text:p>
              </table:table-cell>
              <table:table-cell office:value-type="float" office:value="1.26276408274944">
                <text:p>1.26276408274944</text:p>
              </table:table-cell>
              <table:table-cell office:value-type="float" office:value="1.48318685087808">
                <text:p>1.48318685087808</text:p>
              </table:table-cell>
              <table:table-cell office:value-type="float" office:value="1.73116658749562">
                <text:p>1.73116658749562</text:p>
              </table:table-cell>
              <table:table-cell office:value-type="float" office:value="1.82695051605809">
                <text:p>1.82695051605809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3623749302308">
                <text:p>1.83623749302308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267552727038">
                <text:p>1.74267552727038</text:p>
              </table:table-cell>
              <table:table-cell office:value-type="float" office:value="1.29745215852356">
                <text:p>1.297452158523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12198566563442">
                <text:p>1.12198566563442</text:p>
                <draw:g>
                  <svg:desc>Sheet1.C20:Sheet1.AB20</svg:desc>
                </draw:g>
              </table:table-cell>
              <table:table-cell office:value-type="float" office:value="1.11143496324678">
                <text:p>1.11143496324678</text:p>
              </table:table-cell>
              <table:table-cell office:value-type="float" office:value="1.15745353623399">
                <text:p>1.15745353623399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NaN">
                <text:p>NaN</text:p>
              </table:table-cell>
              <table:table-cell office:value-type="float" office:value="0.889986371524736">
                <text:p>0.889986371524736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1.41511200522364">
                <text:p>1.41511200522364</text:p>
              </table:table-cell>
              <table:table-cell office:value-type="float" office:value="1.27174112450239">
                <text:p>1.27174112450239</text:p>
              </table:table-cell>
              <table:table-cell office:value-type="float" office:value="1.51063141471765">
                <text:p>1.51063141471765</text:p>
              </table:table-cell>
              <table:table-cell office:value-type="float" office:value="1.74078680196976">
                <text:p>1.74078680196976</text:p>
              </table:table-cell>
              <table:table-cell office:value-type="float" office:value="1.84229184800048">
                <text:p>1.84229184800048</text:p>
              </table:table-cell>
              <table:table-cell office:value-type="float" office:value="1.96612572871728">
                <text:p>1.96612572871728</text:p>
              </table:table-cell>
              <table:table-cell office:value-type="float" office:value="1.76003576781276">
                <text:p>1.76003576781276</text:p>
              </table:table-cell>
              <table:table-cell office:value-type="float" office:value="1.8544219211018">
                <text:p>1.8544219211018</text:p>
              </table:table-cell>
              <table:table-cell office:value-type="float" office:value="1.84443823971982">
                <text:p>1.84443823971982</text:p>
              </table:table-cell>
              <table:table-cell office:value-type="float" office:value="1.88241967443988">
                <text:p>1.88241967443988</text:p>
              </table:table-cell>
              <table:table-cell office:value-type="float" office:value="1.74327232496382">
                <text:p>1.74327232496382</text:p>
              </table:table-cell>
              <table:table-cell office:value-type="float" office:value="1.30534983378362">
                <text:p>1.30534983378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0.139106711112306">
                <text:p>0.139106711112306</text:p>
                <draw:g>
                  <svg:desc>Sheet1.C21:Sheet1.AB21</svg:desc>
                </draw:g>
              </table:table-cell>
              <table:table-cell office:value-type="float" office:value="0.139621282233778">
                <text:p>0.139621282233778</text:p>
              </table:table-cell>
              <table:table-cell office:value-type="float" office:value="0.148948627856646">
                <text:p>0.148948627856646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0.149622722071669">
                <text:p>0.149622722071669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1.13030189883903">
                <text:p>1.13030189883903</text:p>
              </table:table-cell>
              <table:table-cell office:value-type="float" office:value="0.713900106020179">
                <text:p>0.713900106020179</text:p>
              </table:table-cell>
              <table:table-cell office:value-type="float" office:value="0.3304758743224">
                <text:p>0.3304758743224</text:p>
              </table:table-cell>
              <table:table-cell office:value-type="float" office:value="0.718920162977761">
                <text:p>0.718920162977761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2-16</text:p>
                <draw:g>
                  <svg:desc>Sheet1.B22:Sheet1.B22</svg:desc>
                </draw:g>
              </table:table-cell>
              <table:table-cell office:value-type="float" office:value="0.139106711112306">
                <text:p>0.139106711112306</text:p>
                <draw:g>
                  <svg:desc>Sheet1.C22:Sheet1.AB22</svg:desc>
                </draw:g>
              </table:table-cell>
              <table:table-cell office:value-type="float" office:value="0.140246318074672">
                <text:p>0.140246318074672</text:p>
              </table:table-cell>
              <table:table-cell office:value-type="float" office:value="0.148759861505572">
                <text:p>0.148759861505572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7983143236636">
                <text:p>0.207983143236636</text:p>
              </table:table-cell>
              <table:table-cell office:value-type="float" office:value="1.13190932006658">
                <text:p>1.13190932006658</text:p>
              </table:table-cell>
              <table:table-cell office:value-type="float" office:value="0.717166684329797">
                <text:p>0.717166684329797</text:p>
              </table:table-cell>
              <table:table-cell office:value-type="float" office:value="0.336530666160057">
                <text:p>0.336530666160057</text:p>
              </table:table-cell>
              <table:table-cell office:value-type="float" office:value="0.729053173199877">
                <text:p>0.729053173199877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4-16</text:p>
                <draw:g>
                  <svg:desc>Sheet1.B23:Sheet1.B23</svg:desc>
                </draw:g>
              </table:table-cell>
              <table:table-cell office:value-type="float" office:value="0.138869921807239">
                <text:p>0.138869921807239</text:p>
                <draw:g>
                  <svg:desc>Sheet1.C23:Sheet1.AB23</svg:desc>
                </draw:g>
              </table:table-cell>
              <table:table-cell office:value-type="float" office:value="0.142371608115885">
                <text:p>0.142371608115885</text:p>
              </table:table-cell>
              <table:table-cell office:value-type="float" office:value="0.148278994493073">
                <text:p>0.14827899449307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NaN">
                <text:p>NaN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8110221408727">
                <text:p>0.208110221408727</text:p>
              </table:table-cell>
              <table:table-cell office:value-type="float" office:value="1.13326246968829">
                <text:p>1.13326246968829</text:p>
              </table:table-cell>
              <table:table-cell office:value-type="float" office:value="0.723563948294174">
                <text:p>0.723563948294174</text:p>
              </table:table-cell>
              <table:table-cell office:value-type="float" office:value="0.347829063003798">
                <text:p>0.347829063003798</text:p>
              </table:table-cell>
              <table:table-cell office:value-type="float" office:value="0.733243763067724">
                <text:p>0.733243763067724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0.141942257196987">
                <text:p>0.141942257196987</text:p>
                <draw:g>
                  <svg:desc>Sheet1.C24:Sheet1.AB24</svg:desc>
                </draw:g>
              </table:table-cell>
              <table:table-cell office:value-type="float" office:value="0.144655969596895">
                <text:p>0.144655969596895</text:p>
              </table:table-cell>
              <table:table-cell office:value-type="float" office:value="0.151356077800576">
                <text:p>0.151356077800576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0.383827168780608">
                <text:p>0.383827168780608</text:p>
              </table:table-cell>
              <table:table-cell office:value-type="float" office:value="NaN">
                <text:p>NaN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1.13290062887797">
                <text:p>1.13290062887797</text:p>
              </table:table-cell>
              <table:table-cell office:value-type="float" office:value="0.730718700869273">
                <text:p>0.730718700869273</text:p>
              </table:table-cell>
              <table:table-cell office:value-type="float" office:value="0.364436628560621">
                <text:p>0.364436628560621</text:p>
              </table:table-cell>
              <table:table-cell office:value-type="float" office:value="0.741707238168694">
                <text:p>0.741707238168694</text:p>
              </table:table-cell>
              <table:table-cell office:value-type="float" office:value="1.38302319720243">
                <text:p>1.38302319720243</text:p>
              </table:table-cell>
              <table:table-cell office:value-type="float" office:value="1.70693195403999">
                <text:p>1.70693195403999</text:p>
              </table:table-cell>
              <table:table-cell office:value-type="float" office:value="1.5388770055835">
                <text:p>1.5388770055835</text:p>
              </table:table-cell>
              <table:table-cell office:value-type="float" office:value="1.31047057565379">
                <text:p>1.31047057565379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1pt" style:font-size-complex="11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134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4">
      <style:chart-properties chart:link-data-style-to-source="true"/>
      <style:graphic-properties draw:stroke="none" draw:fill-color="#0066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subtitle svg:x="7.695cm" svg:y="0.304cm" chart:style-name="ch2">
          <text:p>Spec06 Benchmakrs TLB miss Rate</text:p>
        </chart:subtitle>
        <chart:plot-area chart:style-name="ch3" table:cell-range-address="Sheet1.L31:Sheet1.R31 Sheet1.B121:Sheet1.B121 Sheet1.L42:Sheet1.R42" chart:data-source-has-labels="both" svg:x="1.594cm" svg:y="1.347cm" svg:width="20.81cm" svg:height="12.483cm">
          <chartooo:coordinate-region svg:x="2.571cm" svg:y="1.561cm" svg:width="19.833cm" svg:height="10.372cm"/>
          <chart:axis chart:dimension="x" chart:name="primary-x" chart:style-name="ch4" chartooo:axis-type="auto">
            <chartooo:date-scale/>
            <chart:title svg:x="10.886cm" svg:y="14.134cm" chart:style-name="ch5">
              <text:p>Bechmarks</text:p>
            </chart:title>
            <chart:categories table:cell-range-address="Sheet1.L31:Sheet1.R31"/>
          </chart:axis>
          <chart:axis chart:dimension="y" chart:name="primary-y" chart:style-name="ch6">
            <chart:title svg:x="0.451cm" svg:y="9.367cm" chart:style-name="ch7">
              <text:p>TLB Miss Rate (%)</text:p>
            </chart:title>
            <chart:grid chart:style-name="ch8" chart:class="major"/>
          </chart:axis>
          <chart:series chart:style-name="ch9" chart:values-cell-range-address="Sheet1.L42:Sheet1.R42" chart:label-cell-address="Sheet1.B121:Sheet1.B12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1.L31:Sheet1.R31</svg:desc>
                </draw:g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</table:table-row>
          </table:table-header-rows>
          <table:table-rows>
            <table:table-row>
              <table:table-cell office:value-type="string">
                <text:p>TLB miss %</text:p>
                <draw:g>
                  <svg:desc>Sheet1.B121:Sheet1.B121</svg:desc>
                </draw:g>
              </table:table-cell>
              <table:table-cell office:value-type="float" office:value="33.5499484442288">
                <text:p>33.5499484442288</text:p>
                <draw:g>
                  <svg:desc>Sheet1.L42:Sheet1.R42</svg:desc>
                </draw:g>
              </table:table-cell>
              <table:table-cell office:value-type="float" office:value="26.3689138038057">
                <text:p>26.3689138038057</text:p>
              </table:table-cell>
              <table:table-cell office:value-type="float" office:value="1.45041094232823">
                <text:p>1.45041094232823</text:p>
              </table:table-cell>
              <table:table-cell office:value-type="float" office:value="8.87561173385137">
                <text:p>8.87561173385137</text:p>
              </table:table-cell>
              <table:table-cell office:value-type="float" office:value="1.04540640370342">
                <text:p>1.04540640370342</text:p>
              </table:table-cell>
              <table:table-cell office:value-type="float" office:value="26.6567270044971">
                <text:p>26.6567270044971</text:p>
              </table:table-cell>
              <table:table-cell office:value-type="float" office:value="10.8058543477081">
                <text:p>10.805854347708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3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3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9.163cm" svg:height="6.311cm" xlink:href=".." xlink:type="simple" chart:class="chart:bar" chart:style-name="ch1">
        <chart:legend chart:legend-position="top" svg:x="23.552cm" svg:y="0.185cm" style:legend-expansion="wide" chart:style-name="ch2"/>
        <chart:plot-area chart:style-name="ch3" table:cell-range-address="Sheet1.C118:Sheet1.AB118 Sheet1.B120:Sheet1.B120 Sheet1.C121:Sheet1.AB121" chart:data-source-has-labels="both" svg:x="0.983cm" svg:y="0.936cm" svg:width="47.197cm" svg:height="5.249cm">
          <chartooo:coordinate-region svg:x="2.383cm" svg:y="1.149cm" svg:width="45.797cm" svg:height="3.937cm"/>
          <chart:axis chart:dimension="x" chart:name="primary-x" chart:style-name="ch4" chartooo:axis-type="auto">
            <chartooo:date-scale/>
            <chart:categories table:cell-range-address="Sheet1.C118:Sheet1.AB11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21:Sheet1.AB121" chart:label-cell-address="Sheet1.B120:Sheet1.B120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118:Sheet1.AB118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mcf</text:p>
              </table:table-cell>
              <table:table-cell office:value-type="string">
                <text:p>soplex</text:p>
              </table:table-cell>
              <table:table-cell office:value-type="string">
                <text:p>omnetpp</text:p>
              </table:table-cell>
            </table:table-row>
          </table:table-header-rows>
          <table:table-rows>
            <table:table-row>
              <table:table-cell office:value-type="string">
                <text:p>TLB miss</text:p>
                <draw:g>
                  <svg:desc>Sheet1.B120:Sheet1.B120</svg:desc>
                </draw:g>
              </table:table-cell>
              <table:table-cell office:value-type="float" office:value="0.273009520355593">
                <text:p>0.273009520355593</text:p>
                <draw:g>
                  <svg:desc>Sheet1.C121:Sheet1.AB121</svg:desc>
                </draw:g>
              </table:table-cell>
              <table:table-cell office:value-type="float" office:value="0.257245244399885">
                <text:p>0.257245244399885</text:p>
              </table:table-cell>
              <table:table-cell office:value-type="float" office:value="0.281344875495175">
                <text:p>0.281344875495175</text:p>
              </table:table-cell>
              <table:table-cell office:value-type="float" office:value="0.0149271273644349">
                <text:p>0.0149271273644349</text:p>
              </table:table-cell>
              <table:table-cell office:value-type="float" office:value="0.0471892867189461">
                <text:p>0.0471892867189461</text:p>
              </table:table-cell>
              <table:table-cell office:value-type="float" office:value="9.02881007563608">
                <text:p>9.02881007563608</text:p>
              </table:table-cell>
              <table:table-cell office:value-type="float" office:value="1.00239942149373">
                <text:p>1.00239942149373</text:p>
              </table:table-cell>
              <table:table-cell office:value-type="float" office:value="1.30009194254201">
                <text:p>1.30009194254201</text:p>
              </table:table-cell>
              <table:table-cell office:value-type="float" office:value="33.5499484442288">
                <text:p>33.5499484442288</text:p>
              </table:table-cell>
              <table:table-cell office:value-type="float" office:value="26.3689138038057">
                <text:p>26.3689138038057</text:p>
              </table:table-cell>
              <table:table-cell office:value-type="float" office:value="1.45041094232823">
                <text:p>1.45041094232823</text:p>
              </table:table-cell>
              <table:table-cell office:value-type="float" office:value="1.34961235577804">
                <text:p>1.34961235577804</text:p>
              </table:table-cell>
              <table:table-cell office:value-type="float" office:value="2.13800034622709">
                <text:p>2.13800034622709</text:p>
              </table:table-cell>
              <table:table-cell office:value-type="float" office:value="2.25888321308335">
                <text:p>2.25888321308335</text:p>
              </table:table-cell>
              <table:table-cell office:value-type="float" office:value="22.4077183589046">
                <text:p>22.4077183589046</text:p>
              </table:table-cell>
              <table:table-cell office:value-type="float" office:value="1.13696001989391">
                <text:p>1.13696001989391</text:p>
              </table:table-cell>
              <table:table-cell office:value-type="float" office:value="8.87561173385137">
                <text:p>8.87561173385137</text:p>
              </table:table-cell>
              <table:table-cell office:value-type="float" office:value="1.04540640370342">
                <text:p>1.04540640370342</text:p>
              </table:table-cell>
              <table:table-cell office:value-type="float" office:value="26.6567270044971">
                <text:p>26.6567270044971</text:p>
              </table:table-cell>
              <table:table-cell office:value-type="float" office:value="10.8058543477081">
                <text:p>10.805854347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472cm" svg:height="8.998cm" xlink:href=".." xlink:type="simple" chart:class="chart:bar" chart:style-name="ch1">
        <chart:legend chart:legend-position="end" svg:x="17.661cm" svg:y="4.186cm" style:legend-expansion="high" chart:style-name="ch2"/>
        <chart:plot-area chart:style-name="ch3" table:cell-range-address="Sheet1.C183:Sheet1.I183 Sheet1.B188:Sheet1.I188" chart:data-source-has-labels="both" svg:x="0.409cm" svg:y="0.179cm" svg:width="16.843cm" svg:height="8.64cm">
          <chartooo:coordinate-region svg:x="1.295cm" svg:y="0.392cm" svg:width="15.957cm" svg:height="7.753cm"/>
          <chart:axis chart:dimension="x" chart:name="primary-x" chart:style-name="ch4" chartooo:axis-type="auto">
            <chartooo:date-scale/>
            <chart:categories table:cell-range-address="Sheet1.C183:Sheet1.I1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188:Sheet1.I188" chart:label-cell-address="Sheet1.B188:Sheet1.B18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14</text:p>
                <draw:g>
                  <svg:desc>Sheet1.C183:Sheet1.I183</svg:desc>
                </draw:g>
              </table:table-cell>
              <table:table-cell office:value-type="string">
                <text:p>graph_s17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</table:table-row>
          </table:table-header-rows>
          <table:table-rows>
            <table:table-row>
              <table:table-cell office:value-type="string">
                <text:p>Page Switch</text:p>
                <draw:g>
                  <svg:desc>Sheet1.B188:Sheet1.B188</svg:desc>
                </draw:g>
              </table:table-cell>
              <table:table-cell office:value-type="float" office:value="32.0151826971207">
                <text:p>32.0151826971207</text:p>
                <draw:g>
                  <svg:desc>Sheet1.C188:Sheet1.I188</svg:desc>
                </draw:g>
              </table:table-cell>
              <table:table-cell office:value-type="float" office:value="16.8682209982937">
                <text:p>16.8682209982937</text:p>
              </table:table-cell>
              <table:table-cell office:value-type="float" office:value="45.9131682435008">
                <text:p>45.9131682435008</text:p>
              </table:table-cell>
              <table:table-cell office:value-type="float" office:value="38.8494908305177">
                <text:p>38.8494908305177</text:p>
              </table:table-cell>
              <table:table-cell office:value-type="float" office:value="63.4392673015103">
                <text:p>63.4392673015103</text:p>
              </table:table-cell>
              <table:table-cell office:value-type="float" office:value="63.3144232629134">
                <text:p>63.3144232629134</text:p>
              </table:table-cell>
              <table:table-cell office:value-type="float" office:value="94.4535307615364">
                <text:p>94.453530761536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2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graphic-properties svg:stroke-color="#333333"/>
    </style:style>
    <style:style style:name="ch8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10" style:family="chart">
      <style:graphic-properties draw:stroke="dash" draw:stroke-dash="Fine_20_Dashed" svg:stroke-color="#b3b3b3"/>
    </style:style>
    <style:style style:name="ch11" style:family="chart" style:data-style-name="N134">
      <style:chart-properties chart:link-data-style-to-source="true"/>
      <style:graphic-properties draw:stroke="none" draw:fill-color="#000033"/>
      <style:text-properties fo:font-size="10pt" style:font-size-asian="10pt" style:font-size-complex="10pt"/>
    </style:style>
    <style:style style:name="ch12" style:family="chart" style:data-style-name="N134">
      <style:chart-properties chart:link-data-style-to-source="true"/>
      <style:graphic-properties draw:stroke="none" draw:fill-color="#0066cc"/>
      <style:text-properties fo:font-size="10pt" style:font-size-asian="10pt" style:font-size-complex="10pt"/>
    </style:style>
    <style:style style:name="ch13" style:family="chart" style:data-style-name="N134">
      <style:chart-properties chart:link-data-style-to-source="true"/>
      <style:graphic-properties draw:stroke="none" draw:fill-color="#336600"/>
      <style:text-properties fo:font-size="10pt" style:font-size-asian="10pt" style:font-size-complex="10pt"/>
    </style:style>
    <style:style style:name="ch14" style:family="chart" style:data-style-name="N1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6" style:family="chart" style:data-style-name="N1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211cm" svg:height="16.511cm" xlink:href=".." xlink:type="simple" chart:class="chart:bar" chart:style-name="ch1">
        <chart:subtitle svg:x="11.501cm" svg:y="0.367cm" chart:style-name="ch2">
          <text:p>Graph Benchmarks Speedup</text:p>
        </chart:subtitle>
        <chart:legend chart:legend-position="bottom" svg:x="5.261cm" svg:y="15.641cm" style:legend-expansion="wide" chart:style-name="ch3"/>
        <chart:plot-area chart:style-name="ch4" table:cell-range-address="Sheet1.C31:Sheet1.I34 Sheet1.B15:Sheet1.B17 Sheet1.B20:Sheet1.B21 Sheet1.C37:Sheet1.I38 Sheet1.B24:Sheet1.B24 Sheet1.C41:Sheet1.I41" chart:data-source-has-labels="both" svg:x="1.721cm" svg:y="1.399cm" svg:width="26.906cm" svg:height="12.805cm">
          <chartooo:coordinate-region svg:x="2.486cm" svg:y="1.612cm" svg:width="26.141cm" svg:height="10.653cm"/>
          <chart:axis chart:dimension="x" chart:name="primary-x" chart:style-name="ch5" chartooo:axis-type="auto">
            <chartooo:date-scale/>
            <chart:title svg:x="13.94cm" svg:y="14.534cm" chart:style-name="ch6">
              <text:p>Benchmarks</text:p>
            </chart:title>
            <chart:categories table:cell-range-address="Sheet1.C31:Sheet1.I31"/>
            <chart:grid chart:style-name="ch7" chart:class="major"/>
          </chart:axis>
          <chart:axis chart:dimension="y" chart:name="primary-y" chart:style-name="ch8">
            <chart:title svg:x="0.451cm" svg:y="8.703cm" chart:style-name="ch9">
              <text:p>Speedup</text:p>
            </chart:title>
            <chart:grid chart:style-name="ch10" chart:class="major"/>
          </chart:axis>
          <chart:series chart:style-name="ch11" chart:values-cell-range-address="Sheet1.C32:Sheet1.I32" chart:label-cell-address="Sheet1.B15:Sheet1.B15" chart:class="chart:bar">
            <chart:data-point chart:repeated="7"/>
          </chart:series>
          <chart:series chart:style-name="ch12" chart:values-cell-range-address="Sheet1.C33:Sheet1.I33" chart:label-cell-address="Sheet1.B16:Sheet1.B16" chart:class="chart:bar">
            <chart:data-point chart:repeated="7"/>
          </chart:series>
          <chart:series chart:style-name="ch13" chart:values-cell-range-address="Sheet1.C34:Sheet1.I34" chart:label-cell-address="Sheet1.B17:Sheet1.B17" chart:class="chart:bar">
            <chart:data-point chart:repeated="7"/>
          </chart:series>
          <chart:series chart:style-name="ch14" chart:values-cell-range-address="Sheet1.C37:Sheet1.I37" chart:label-cell-address="Sheet1.B20:Sheet1.B20" chart:class="chart:bar">
            <chart:data-point chart:repeated="7"/>
          </chart:series>
          <chart:series chart:style-name="ch15" chart:values-cell-range-address="Sheet1.C38:Sheet1.I38" chart:label-cell-address="Sheet1.B21:Sheet1.B21" chart:class="chart:bar">
            <chart:data-point chart:repeated="7"/>
          </chart:series>
          <chart:series chart:style-name="ch16" chart:values-cell-range-address="Sheet1.C41:Sheet1.I41" chart:label-cell-address="Sheet1.B24:Sheet1.B24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31:Sheet1.I31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C32:Sheet1.I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31305984205744">
                <text:p>1.31305984205744</text:p>
                <draw:g>
                  <svg:desc>Sheet1.C33:Sheet1.I33</svg:desc>
                </draw:g>
              </table:table-cell>
              <table:table-cell office:value-type="float" office:value="1.34082401302406">
                <text:p>1.34082401302406</text:p>
              </table:table-cell>
              <table:table-cell office:value-type="float" office:value="1.39759092566623">
                <text:p>1.39759092566623</text:p>
              </table:table-cell>
              <table:table-cell office:value-type="float" office:value="2.34524358627932">
                <text:p>2.34524358627932</text:p>
              </table:table-cell>
              <table:table-cell office:value-type="float" office:value="2.03635126619925">
                <text:p>2.03635126619925</text:p>
              </table:table-cell>
              <table:table-cell office:value-type="float" office:value="1.97157171099329">
                <text:p>1.97157171099329</text:p>
              </table:table-cell>
              <table:table-cell office:value-type="float" office:value="2.34524358627932">
                <text:p>2.34524358627932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07232843956261">
                <text:p>1.07232843956261</text:p>
                <draw:g>
                  <svg:desc>Sheet1.C34:Sheet1.I34</svg:desc>
                </draw:g>
              </table:table-cell>
              <table:table-cell office:value-type="float" office:value="1.10961524522571">
                <text:p>1.10961524522571</text:p>
              </table:table-cell>
              <table:table-cell office:value-type="float" office:value="1.1532166412316">
                <text:p>1.1532166412316</text:p>
              </table:table-cell>
              <table:table-cell office:value-type="float" office:value="1.94037340723453">
                <text:p>1.94037340723453</text:p>
              </table:table-cell>
              <table:table-cell office:value-type="float" office:value="1.82216051808989">
                <text:p>1.82216051808989</text:p>
              </table:table-cell>
              <table:table-cell office:value-type="float" office:value="0.892047326052338">
                <text:p>0.892047326052338</text:p>
              </table:table-cell>
              <table:table-cell office:value-type="float" office:value="1.94037340723453">
                <text:p>1.94037340723453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12198566563442">
                <text:p>1.12198566563442</text:p>
                <draw:g>
                  <svg:desc>Sheet1.C37:Sheet1.I37</svg:desc>
                </draw:g>
              </table:table-cell>
              <table:table-cell office:value-type="float" office:value="1.11143496324678">
                <text:p>1.11143496324678</text:p>
              </table:table-cell>
              <table:table-cell office:value-type="float" office:value="1.15745353623399">
                <text:p>1.15745353623399</text:p>
              </table:table-cell>
              <table:table-cell office:value-type="float" office:value="1.93834317317677">
                <text:p>1.93834317317677</text:p>
              </table:table-cell>
              <table:table-cell office:value-type="float" office:value="1.81825787902994">
                <text:p>1.81825787902994</text:p>
              </table:table-cell>
              <table:table-cell office:value-type="float" office:value="0.889986371524736">
                <text:p>0.889986371524736</text:p>
              </table:table-cell>
              <table:table-cell office:value-type="float" office:value="1.93834317317677">
                <text:p>1.93834317317677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0.139106711112306">
                <text:p>0.139106711112306</text:p>
                <draw:g>
                  <svg:desc>Sheet1.C38:Sheet1.I38</svg:desc>
                </draw:g>
              </table:table-cell>
              <table:table-cell office:value-type="float" office:value="0.139621282233778">
                <text:p>0.139621282233778</text:p>
              </table:table-cell>
              <table:table-cell office:value-type="float" office:value="0.148948627856646">
                <text:p>0.148948627856646</text:p>
              </table:table-cell>
              <table:table-cell office:value-type="float" office:value="0.208213897396978">
                <text:p>0.208213897396978</text:p>
              </table:table-cell>
              <table:table-cell office:value-type="float" office:value="0.383472888216274">
                <text:p>0.383472888216274</text:p>
              </table:table-cell>
              <table:table-cell office:value-type="float" office:value="0.149622722071669">
                <text:p>0.149622722071669</text:p>
              </table:table-cell>
              <table:table-cell office:value-type="float" office:value="0.208213897396978">
                <text:p>0.208213897396978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0.141942257196987">
                <text:p>0.141942257196987</text:p>
                <draw:g>
                  <svg:desc>Sheet1.C41:Sheet1.I41</svg:desc>
                </draw:g>
              </table:table-cell>
              <table:table-cell office:value-type="float" office:value="0.144655969596895">
                <text:p>0.144655969596895</text:p>
              </table:table-cell>
              <table:table-cell office:value-type="float" office:value="0.151356077800576">
                <text:p>0.151356077800576</text:p>
              </table:table-cell>
              <table:table-cell office:value-type="float" office:value="0.208989899294119">
                <text:p>0.208989899294119</text:p>
              </table:table-cell>
              <table:table-cell office:value-type="float" office:value="0.383827168780608">
                <text:p>0.383827168780608</text:p>
              </table:table-cell>
              <table:table-cell office:value-type="float" office:value="0.149653930393403">
                <text:p>0.149653930393403</text:p>
              </table:table-cell>
              <table:table-cell office:value-type="float" office:value="0.208989899294119">
                <text:p>0.2089898992941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graphic-properties svg:stroke-color="#333333"/>
    </style:style>
    <style:style style:name="ch8" style:family="chart" style:data-style-name="N134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10" style:family="chart">
      <style:graphic-properties draw:stroke="dash" draw:stroke-dash="Fine_20_Dashed" svg:stroke-color="#b3b3b3"/>
    </style:style>
    <style:style style:name="ch11" style:family="chart" style:data-style-name="N134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2" style:family="chart" style:data-style-name="N134">
      <style:chart-properties chart:link-data-style-to-source="true"/>
      <style:graphic-properties draw:stroke="none" draw:fill-color="#ff6666"/>
      <style:text-properties fo:font-size="10pt" style:font-size-asian="10pt" style:font-size-complex="10pt"/>
    </style:style>
    <style:style style:name="ch13" style:family="chart" style:data-style-name="N134">
      <style:chart-properties chart:link-data-style-to-source="true"/>
      <style:graphic-properties draw:stroke="none" draw:fill-color="#dd4814"/>
      <style:text-properties fo:font-size="10pt" style:font-size-asian="10pt" style:font-size-complex="10pt"/>
    </style:style>
    <style:style style:name="ch14" style:family="chart" style:data-style-name="N134">
      <style:chart-properties chart:link-data-style-to-source="true"/>
      <style:graphic-properties draw:stroke="none" draw:fill-color="#330066"/>
      <style:text-properties fo:font-size="10pt" style:font-size-asian="10pt" style:font-size-complex="10pt"/>
    </style:style>
    <style:style style:name="ch15" style:family="chart" style:data-style-name="N134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6" style:family="chart" style:data-style-name="N134">
      <style:chart-properties chart:link-data-style-to-source="true"/>
      <style:graphic-properties draw:stroke="none" draw:fill-color="#9933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9.211cm" svg:height="16.511cm" xlink:href=".." xlink:type="simple" chart:class="chart:bar" chart:style-name="ch1">
        <chart:subtitle svg:x="11.444cm" svg:y="0.33cm" chart:style-name="ch2">
          <text:p>Spec06 Benchmarks Speedup</text:p>
        </chart:subtitle>
        <chart:legend chart:legend-position="bottom" svg:x="5.261cm" svg:y="15.641cm" style:legend-expansion="wide" chart:style-name="ch3"/>
        <chart:plot-area chart:style-name="ch4" table:cell-range-address="Sheet1.L31:Sheet1.R34 Sheet1.B15:Sheet1.B17 Sheet1.B20:Sheet1.B21 Sheet1.L37:Sheet1.R38 Sheet1.B24:Sheet1.B24 Sheet1.L41:Sheet1.R41" chart:data-source-has-labels="both" svg:x="1.721cm" svg:y="1.399cm" svg:width="26.906cm" svg:height="12.805cm">
          <chartooo:coordinate-region svg:x="2.486cm" svg:y="1.612cm" svg:width="26.141cm" svg:height="10.695cm"/>
          <chart:axis chart:dimension="x" chart:name="primary-x" chart:style-name="ch5" chartooo:axis-type="auto">
            <chartooo:date-scale/>
            <chart:title svg:x="13.94cm" svg:y="14.534cm" chart:style-name="ch6">
              <text:p>Benchmarks</text:p>
            </chart:title>
            <chart:categories table:cell-range-address="Sheet1.L31:Sheet1.R31"/>
            <chart:grid chart:style-name="ch7" chart:class="major"/>
          </chart:axis>
          <chart:axis chart:dimension="y" chart:name="primary-y" chart:style-name="ch8">
            <chart:title svg:x="0.451cm" svg:y="8.703cm" chart:style-name="ch9">
              <text:p>Speedup</text:p>
            </chart:title>
            <chart:grid chart:style-name="ch10" chart:class="major"/>
          </chart:axis>
          <chart:series chart:style-name="ch11" chart:values-cell-range-address="Sheet1.L32:Sheet1.R32" chart:label-cell-address="Sheet1.B15:Sheet1.B15" chart:class="chart:bar">
            <chart:data-point chart:repeated="7"/>
          </chart:series>
          <chart:series chart:style-name="ch12" chart:values-cell-range-address="Sheet1.L33:Sheet1.R33" chart:label-cell-address="Sheet1.B16:Sheet1.B16" chart:class="chart:bar">
            <chart:data-point chart:repeated="7"/>
          </chart:series>
          <chart:series chart:style-name="ch13" chart:values-cell-range-address="Sheet1.L34:Sheet1.R34" chart:label-cell-address="Sheet1.B17:Sheet1.B17" chart:class="chart:bar">
            <chart:data-point chart:repeated="7"/>
          </chart:series>
          <chart:series chart:style-name="ch14" chart:values-cell-range-address="Sheet1.L37:Sheet1.R37" chart:label-cell-address="Sheet1.B20:Sheet1.B20" chart:class="chart:bar">
            <chart:data-point chart:repeated="7"/>
          </chart:series>
          <chart:series chart:style-name="ch15" chart:values-cell-range-address="Sheet1.L38:Sheet1.R38" chart:label-cell-address="Sheet1.B21:Sheet1.B21" chart:class="chart:bar">
            <chart:data-point chart:repeated="7"/>
          </chart:series>
          <chart:series chart:style-name="ch16" chart:values-cell-range-address="Sheet1.L41:Sheet1.R41" chart:label-cell-address="Sheet1.B24:Sheet1.B24" chart:class="chart:bar">
            <chart:data-point chart:repeated="7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ar</text:p>
                <draw:g>
                  <svg:desc>Sheet1.L31:Sheet1.R31</svg:desc>
                </draw:g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</table:table-row>
          </table:table-header-rows>
          <table:table-rows>
            <table:table-row>
              <table:table-cell office:value-type="string">
                <text:p>1ch (CPU)</text:p>
                <draw:g>
                  <svg:desc>Sheet1.B15:Sheet1.B15</svg:desc>
                </draw:g>
              </table:table-cell>
              <table:table-cell office:value-type="float" office:value="1">
                <text:p>1</text:p>
                <draw:g>
                  <svg:desc>Sheet1.L32:Sheet1.R3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ch (Perfect PIM)</text:p>
                <draw:g>
                  <svg:desc>Sheet1.B16:Sheet1.B16</svg:desc>
                </draw:g>
              </table:table-cell>
              <table:table-cell office:value-type="float" office:value="1.95713917522054">
                <text:p>1.95713917522054</text:p>
                <draw:g>
                  <svg:desc>Sheet1.L33:Sheet1.R33</svg:desc>
                </draw:g>
              </table:table-cell>
              <table:table-cell office:value-type="float" office:value="1.65852737250527">
                <text:p>1.65852737250527</text:p>
              </table:table-cell>
              <table:table-cell office:value-type="float" office:value="1.51250981200626">
                <text:p>1.51250981200626</text:p>
              </table:table-cell>
              <table:table-cell office:value-type="float" office:value="1.96294191480364">
                <text:p>1.96294191480364</text:p>
              </table:table-cell>
              <table:table-cell office:value-type="float" office:value="1.97735217540076">
                <text:p>1.97735217540076</text:p>
              </table:table-cell>
              <table:table-cell office:value-type="float" office:value="1.91214677428799">
                <text:p>1.91214677428799</text:p>
              </table:table-cell>
              <table:table-cell office:value-type="float" office:value="1.41910696595216">
                <text:p>1.41910696595216</text:p>
              </table:table-cell>
            </table:table-row>
            <table:table-row>
              <table:table-cell office:value-type="string">
                <text:p>PIM1-16(miss)</text:p>
                <draw:g>
                  <svg:desc>Sheet1.B17:Sheet1.B17</svg:desc>
                </draw:g>
              </table:table-cell>
              <table:table-cell office:value-type="float" office:value="1.4126449706913">
                <text:p>1.4126449706913</text:p>
                <draw:g>
                  <svg:desc>Sheet1.L34:Sheet1.R34</svg:desc>
                </draw:g>
              </table:table-cell>
              <table:table-cell office:value-type="float" office:value="1.25753666432498">
                <text:p>1.25753666432498</text:p>
              </table:table-cell>
              <table:table-cell office:value-type="float" office:value="1.45610862888353">
                <text:p>1.45610862888353</text:p>
              </table:table-cell>
              <table:table-cell office:value-type="float" office:value="1.8377848929869">
                <text:p>1.8377848929869</text:p>
              </table:table-cell>
              <table:table-cell office:value-type="float" office:value="1.87543554622317">
                <text:p>1.87543554622317</text:p>
              </table:table-cell>
              <table:table-cell office:value-type="float" office:value="1.74553274635559">
                <text:p>1.74553274635559</text:p>
              </table:table-cell>
              <table:table-cell office:value-type="float" office:value="1.29418302972588">
                <text:p>1.29418302972588</text:p>
              </table:table-cell>
            </table:table-row>
            <table:table-row>
              <table:table-cell office:value-type="string">
                <text:p>PIM8-16(miss)</text:p>
                <draw:g>
                  <svg:desc>Sheet1.B20:Sheet1.B20</svg:desc>
                </draw:g>
              </table:table-cell>
              <table:table-cell office:value-type="float" office:value="1.41511200522364">
                <text:p>1.41511200522364</text:p>
                <draw:g>
                  <svg:desc>Sheet1.L37:Sheet1.R37</svg:desc>
                </draw:g>
              </table:table-cell>
              <table:table-cell office:value-type="float" office:value="1.27174112450239">
                <text:p>1.27174112450239</text:p>
              </table:table-cell>
              <table:table-cell office:value-type="float" office:value="1.51063141471765">
                <text:p>1.51063141471765</text:p>
              </table:table-cell>
              <table:table-cell office:value-type="float" office:value="1.84443823971982">
                <text:p>1.84443823971982</text:p>
              </table:table-cell>
              <table:table-cell office:value-type="float" office:value="1.88241967443988">
                <text:p>1.88241967443988</text:p>
              </table:table-cell>
              <table:table-cell office:value-type="float" office:value="1.74327232496382">
                <text:p>1.74327232496382</text:p>
              </table:table-cell>
              <table:table-cell office:value-type="float" office:value="1.30534983378362">
                <text:p>1.30534983378362</text:p>
              </table:table-cell>
            </table:table-row>
            <table:table-row>
              <table:table-cell office:value-type="string">
                <text:p>PIM1-16</text:p>
                <draw:g>
                  <svg:desc>Sheet1.B21:Sheet1.B21</svg:desc>
                </draw:g>
              </table:table-cell>
              <table:table-cell office:value-type="float" office:value="1.13030189883903">
                <text:p>1.13030189883903</text:p>
                <draw:g>
                  <svg:desc>Sheet1.L38:Sheet1.R38</svg:desc>
                </draw:g>
              </table:table-cell>
              <table:table-cell office:value-type="float" office:value="0.713900106020179">
                <text:p>0.713900106020179</text:p>
              </table:table-cell>
              <table:table-cell office:value-type="float" office:value="0.3304758743224">
                <text:p>0.3304758743224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</table:table-row>
            <table:table-row>
              <table:table-cell office:value-type="string">
                <text:p>PIM8-16</text:p>
                <draw:g>
                  <svg:desc>Sheet1.B24:Sheet1.B24</svg:desc>
                </draw:g>
              </table:table-cell>
              <table:table-cell office:value-type="float" office:value="1.13290062887797">
                <text:p>1.13290062887797</text:p>
                <draw:g>
                  <svg:desc>Sheet1.L41:Sheet1.R41</svg:desc>
                </draw:g>
              </table:table-cell>
              <table:table-cell office:value-type="float" office:value="0.730718700869273">
                <text:p>0.730718700869273</text:p>
              </table:table-cell>
              <table:table-cell office:value-type="float" office:value="0.364436628560621">
                <text:p>0.364436628560621</text:p>
              </table:table-cell>
              <table:table-cell office:value-type="float" office:value="1.53395133761757">
                <text:p>1.53395133761757</text:p>
              </table:table-cell>
              <table:table-cell office:value-type="float" office:value="1.15127513773744">
                <text:p>1.15127513773744</text:p>
              </table:table-cell>
              <table:table-cell office:value-type="float" office:value="1.51827284749897">
                <text:p>1.51827284749897</text:p>
              </table:table-cell>
              <table:table-cell office:value-type="float" office:value="0.739547952648557">
                <text:p>0.73954795264855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56.48cm" svg:height="6.418cm" xlink:href=".." xlink:type="simple" chart:class="chart:bar" chart:style-name="ch1">
        <chart:legend chart:legend-position="bottom" svg:x="26.939cm" svg:y="5.608cm" style:legend-expansion="wide" chart:style-name="ch2"/>
        <chart:plot-area chart:style-name="ch3" table:cell-range-address="Sheet1.C2:Sheet1.AB2 Sheet1.B26:Sheet1.AB26" chart:data-source-has-labels="both" svg:x="1.129cm" svg:y="0.128cm" svg:width="54.222cm" svg:height="5.352cm">
          <chartooo:coordinate-region svg:x="2.015cm" svg:y="0.342cm" svg:width="53.336cm" svg:height="4.464cm"/>
          <chart:axis chart:dimension="x" chart:name="primary-x" chart:style-name="ch4" chartooo:axis-type="auto">
            <chartooo:date-scale/>
            <chart:categories table:cell-range-address="Sheet1.C2:Sheet1.AB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6:Sheet1.AB26" chart:label-cell-address="Sheet1.B26:Sheet1.B26" chart:class="chart:bar">
            <chart:data-point chart:repeated="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2:Sheet1.AB2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10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  <table:table-cell office:value-type="string">
                <text:p>astar</text:p>
              </table:table-cell>
              <table:table-cell office:value-type="string">
                <text:p>bzip2</text:p>
              </table:table-cell>
              <table:table-cell office:value-type="string">
                <text:p>bwaves</text:p>
              </table:table-cell>
              <table:table-cell office:value-type="string">
                <text:p>cactusADM</text:p>
              </table:table-cell>
              <table:table-cell office:value-type="string">
                <text:p>dealII</text:p>
              </table:table-cell>
              <table:table-cell office:value-type="string">
                <text:p>gamess</text:p>
              </table:table-cell>
              <table:table-cell office:value-type="string">
                <text:p>gobmk</text:p>
              </table:table-cell>
              <table:table-cell office:value-type="string">
                <text:p>gromacs</text:p>
              </table:table-cell>
              <table:table-cell office:value-type="string">
                <text:p>h264</text:p>
              </table:table-cell>
              <table:table-cell office:value-type="string">
                <text:p>hmmer</text:p>
              </table:table-cell>
              <table:table-cell office:value-type="string">
                <text:p>perlbench</text:p>
              </table:table-cell>
              <table:table-cell office:value-type="string">
                <text:p>zeusmp</text:p>
              </table:table-cell>
              <table:table-cell office:value-type="string">
                <text:p>gcc</text:p>
              </table:table-cell>
              <table:table-cell office:value-type="string">
                <text:p>GemsFDTD</text:p>
              </table:table-cell>
              <table:table-cell office:value-type="string">
                <text:p>lbm</text:p>
              </table:table-cell>
              <table:table-cell office:value-type="string">
                <text:p>mcf</text:p>
              </table:table-cell>
              <table:table-cell office:value-type="string">
                <text:p>soplex</text:p>
              </table:table-cell>
              <table:table-cell office:value-type="string">
                <text:p>omnetpp</text:p>
              </table:table-cell>
            </table:table-row>
          </table:table-header-rows>
          <table:table-rows>
            <table:table-row>
              <table:table-cell office:value-type="string">
                <text:p>FOOTPRINT</text:p>
                <draw:g>
                  <svg:desc>Sheet1.B26:Sheet1.B26</svg:desc>
                </draw:g>
              </table:table-cell>
              <table:table-cell office:value-type="float" office:value="11">
                <text:p>11</text:p>
                <draw:g>
                  <svg:desc>Sheet1.C26:Sheet1.AB2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84">
                <text:p>184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308">
                <text:p>308</text:p>
              </table:table-cell>
              <table:table-cell office:value-type="float" office:value="188">
                <text:p>188</text:p>
              </table:table-cell>
              <table:table-cell office:value-type="float" office:value="158">
                <text:p>15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191">
                <text:p>191</text:p>
              </table:table-cell>
              <table:table-cell office:value-type="float" office:value="85">
                <text:p>85</text:p>
              </table:table-cell>
              <table:table-cell office:value-type="float" office:value="678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4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1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6" style:family="chart" style:data-style-name="N134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.5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34">
      <style:chart-properties chart:link-data-style-to-source="true"/>
      <style:graphic-properties draw:stroke="none" draw:fill-color="#cc99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861cm" svg:height="15.241cm" xlink:href=".." xlink:type="simple" chart:class="chart:bar" chart:style-name="ch1">
        <chart:title svg:x="7.816cm" svg:y="0.439cm" chart:style-name="ch2">
          <text:p>Graph Benchmarks TLB miss Rate</text:p>
        </chart:title>
        <chart:plot-area chart:style-name="ch3" table:cell-range-address="Sheet1.E129:Sheet1.E129 Sheet1.C31:Sheet1.I31 Sheet1.B121:Sheet1.B121 Sheet1.C42:Sheet1.I42" chart:data-source-has-labels="both" svg:x="1.594cm" svg:y="1.482cm" svg:width="20.81cm" svg:height="12.348cm">
          <chartooo:coordinate-region svg:x="2.571cm" svg:y="1.696cm" svg:width="19.833cm" svg:height="10.195cm"/>
          <chart:axis chart:dimension="x" chart:name="primary-x" chart:style-name="ch4" chartooo:axis-type="auto">
            <chartooo:date-scale/>
            <chart:title svg:x="10.886cm" svg:y="14.134cm" chart:style-name="ch5">
              <text:p>Bechmarks</text:p>
            </chart:title>
            <chart:categories table:cell-range-address="Sheet1.C31:Sheet1.I31"/>
          </chart:axis>
          <chart:axis chart:dimension="y" chart:name="primary-y" chart:style-name="ch6">
            <chart:title svg:x="0.451cm" svg:y="9.435cm" chart:style-name="ch7">
              <text:p>TLB Miss Rate (%)</text:p>
            </chart:title>
            <chart:grid chart:style-name="ch8" chart:class="major"/>
          </chart:axis>
          <chart:series chart:style-name="ch9" chart:values-cell-range-address="Sheet1.C42:Sheet1.I42" chart:label-cell-address="Sheet1.B121:Sheet1.B121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ph_s6</text:p>
                <draw:g>
                  <svg:desc>Sheet1.C31:Sheet1.I31</svg:desc>
                </draw:g>
              </table:table-cell>
              <table:table-cell office:value-type="string">
                <text:p>graph_s7</text:p>
              </table:table-cell>
              <table:table-cell office:value-type="string">
                <text:p>graph_s8</text:p>
              </table:table-cell>
              <table:table-cell office:value-type="string">
                <text:p>graph_s14</text:p>
              </table:table-cell>
              <table:table-cell office:value-type="string">
                <text:p>graph_s17</text:p>
              </table:table-cell>
              <table:table-cell office:value-type="string">
                <text:p>ssca_s20</text:p>
              </table:table-cell>
              <table:table-cell office:value-type="string">
                <text:p>gups</text:p>
              </table:table-cell>
            </table:table-row>
          </table:table-header-rows>
          <table:table-rows>
            <table:table-row>
              <table:table-cell office:value-type="string">
                <text:p>TLB miss %</text:p>
                <draw:g>
                  <svg:desc>Sheet1.B121:Sheet1.B121</svg:desc>
                </draw:g>
              </table:table-cell>
              <table:table-cell office:value-type="float" office:value="2.73009520355593">
                <text:p>2.73009520355593</text:p>
                <draw:g>
                  <svg:desc>Sheet1.C42:Sheet1.I42</svg:desc>
                </draw:g>
              </table:table-cell>
              <table:table-cell office:value-type="float" office:value="2.57245244399885">
                <text:p>2.57245244399885</text:p>
              </table:table-cell>
              <table:table-cell office:value-type="float" office:value="2.81344875495175">
                <text:p>2.81344875495175</text:p>
              </table:table-cell>
              <table:table-cell office:value-type="float" office:value="2.49271273644349">
                <text:p>2.49271273644349</text:p>
              </table:table-cell>
              <table:table-cell office:value-type="float" office:value="2.71892867189461">
                <text:p>2.71892867189461</text:p>
              </table:table-cell>
              <table:table-cell office:value-type="float" office:value="10.0239942149373">
                <text:p>10.0239942149373</text:p>
              </table:table-cell>
              <table:table-cell office:value-type="float" office:value="4.30009194254201">
                <text:p>4.3000919425420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